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6" manifest:media-type="application/vnd.sun.star.oleobject"/>
  <manifest:file-entry manifest:full-path="settings.xml" manifest:media-type="text/xml"/>
  <manifest:file-entry manifest:full-path="meta.xml" manifest:media-type="text/xml"/>
  <manifest:file-entry manifest:full-path="manifest.rdf" manifest:media-type="application/rdf+xml"/>
  <manifest:file-entry manifest:full-path="Object 12" manifest:media-type="application/vnd.sun.star.oleobject"/>
  <manifest:file-entry manifest:full-path="ObjectReplacements/Object 9" manifest:media-type=""/>
  <manifest:file-entry manifest:full-path="ObjectReplacements/Object 10" manifest:media-type=""/>
  <manifest:file-entry manifest:full-path="ObjectReplacements/Object 14" manifest:media-type=""/>
  <manifest:file-entry manifest:full-path="ObjectReplacements/Object 4" manifest:media-type=""/>
  <manifest:file-entry manifest:full-path="ObjectReplacements/Object 1" manifest:media-type=""/>
  <manifest:file-entry manifest:full-path="ObjectReplacements/Object 11" manifest:media-type=""/>
  <manifest:file-entry manifest:full-path="ObjectReplacements/Object 2" manifest:media-type=""/>
  <manifest:file-entry manifest:full-path="ObjectReplacements/Object 12" manifest:media-type=""/>
  <manifest:file-entry manifest:full-path="ObjectReplacements/Object 3" manifest:media-type=""/>
  <manifest:file-entry manifest:full-path="ObjectReplacements/Object 13"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layout-cache" manifest:media-type="application/binary"/>
  <manifest:file-entry manifest:full-path="content.xml" manifest:media-type="text/xml"/>
  <manifest:file-entry manifest:full-path="Object 8" manifest:media-type="application/vnd.sun.star.oleobject"/>
  <manifest:file-entry manifest:full-path="Object 13" manifest:media-type=""/>
  <manifest:file-entry manifest:full-path="Object 4" manifest:media-type="application/vnd.sun.star.oleobject"/>
  <manifest:file-entry manifest:full-path="styles.xml" manifest:media-type="text/xml"/>
  <manifest:file-entry manifest:full-path="Object 10" manifest:media-type="application/vnd.sun.star.oleobject"/>
  <manifest:file-entry manifest:full-path="Object 2" manifest:media-type="application/vnd.sun.star.oleobject"/>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Standard">
      <style:table-properties style:width="16.828cm" style:page-number="auto" table:align="left" style:writing-mode="lr-tb"/>
    </style:style>
    <style:style style:name="Table1.A" style:family="table-column">
      <style:table-column-properties style:column-width="16.828cm"/>
    </style:style>
    <style:style style:name="Table1.1" style:family="table-row">
      <style:table-row-properties style:row-height="7.392cm" fo:keep-together="auto"/>
    </style:style>
    <style:style style:name="Table1.A1" style:family="table-cell">
      <style:table-cell-properties style:vertical-align="top" fo:padding-left="0.191cm" fo:padding-right="0.191cm" fo:padding-top="0cm" fo:padding-bottom="0cm" fo:border="none" style:writing-mode="lr-tb"/>
    </style:style>
    <style:style style:name="Table1.2" style:family="table-row">
      <style:table-row-properties style:row-height="5.77cm" fo:keep-together="auto"/>
    </style:style>
    <style:style style:name="Table1.3" style:family="table-row">
      <style:table-row-properties style:row-height="7.643cm" fo:keep-together="auto"/>
    </style:style>
    <style:style style:name="Table1.4" style:family="table-row">
      <style:table-row-properties style:min-row-height="0.466cm" fo:keep-together="auto"/>
    </style:style>
    <style:style style:name="Table2" style:family="table">
      <style:table-properties style:width="17.036cm" fo:margin-left="-0.199cm" table:align="left" style:writing-mode="lr-tb"/>
    </style:style>
    <style:style style:name="Table2.A" style:family="table-column">
      <style:table-column-properties style:column-width="3.683cm"/>
    </style:style>
    <style:style style:name="Table2.B" style:family="table-column">
      <style:table-column-properties style:column-width="13.353cm"/>
    </style:style>
    <style:style style:name="Table2.1" style:family="table-row">
      <style:table-row-properties fo:keep-together="auto"/>
    </style:style>
    <style:style style:name="Table2.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191cm" fo:padding-right="0.191cm" fo:padding-top="0cm" fo:padding-bottom="0cm" fo:border="0.5pt solid #000000" style:writing-mode="lr-tb"/>
    </style:style>
    <style:style style:name="Table2.B2" style:family="table-cell">
      <style:table-cell-properties style:vertical-align="top" fo:padding-left="0.191cm" fo:padding-right="0.191cm" fo:padding-top="0cm" fo:padding-bottom="0cm" fo:border="0.5pt solid #000000" style:writing-mode="lr-tb"/>
    </style:style>
    <style:style style:name="Table2.B3" style:family="table-cell">
      <style:table-cell-properties style:vertical-align="top" fo:padding-left="0.191cm" fo:padding-right="0.191cm" fo:padding-top="0cm" fo:padding-bottom="0cm" fo:border="0.5pt solid #000000" style:writing-mode="lr-tb"/>
    </style:style>
    <style:style style:name="Table2.B4" style:family="table-cell">
      <style:table-cell-properties style:vertical-align="top" fo:padding-left="0.191cm" fo:padding-right="0.191cm" fo:padding-top="0cm" fo:padding-bottom="0cm" fo:border="0.5pt solid #000000" style:writing-mode="lr-tb"/>
    </style:style>
    <style:style style:name="Table2.B5" style:family="table-cell">
      <style:table-cell-properties style:vertical-align="top" fo:padding-left="0.191cm" fo:padding-right="0.191cm" fo:padding-top="0cm" fo:padding-bottom="0cm" fo:border="0.5pt solid #000000" style:writing-mode="lr-tb"/>
    </style:style>
    <style:style style:name="Table2.B6"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036cm" fo:margin-left="-0.199cm" table:align="left" style:writing-mode="lr-tb"/>
    </style:style>
    <style:style style:name="Table3.A" style:family="table-column">
      <style:table-column-properties style:column-width="3.683cm"/>
    </style:style>
    <style:style style:name="Table3.B" style:family="table-column">
      <style:table-column-properties style:column-width="13.353cm"/>
    </style:style>
    <style:style style:name="Table3.1" style:family="table-row">
      <style:table-row-properties fo:keep-together="auto"/>
    </style:style>
    <style:style style:name="Table3.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191cm" fo:padding-right="0.191cm" fo:padding-top="0cm" fo:padding-bottom="0cm" fo:border="0.5pt solid #000000" style:writing-mode="lr-tb"/>
    </style:style>
    <style:style style:name="Table3.B2" style:family="table-cell">
      <style:table-cell-properties style:vertical-align="top" fo:padding-left="0.191cm" fo:padding-right="0.191cm" fo:padding-top="0cm" fo:padding-bottom="0cm" fo:border="0.5pt solid #000000" style:writing-mode="lr-tb"/>
    </style:style>
    <style:style style:name="Table3.B3" style:family="table-cell">
      <style:table-cell-properties style:vertical-align="top" fo:padding-left="0.191cm" fo:padding-right="0.191cm" fo:padding-top="0cm" fo:padding-bottom="0cm" fo:border="0.5pt solid #000000" style:writing-mode="lr-tb"/>
    </style:style>
    <style:style style:name="Table3.B4" style:family="table-cell">
      <style:table-cell-properties style:vertical-align="top" fo:padding-left="0.191cm" fo:padding-right="0.191cm" fo:padding-top="0cm" fo:padding-bottom="0cm" fo:border="0.5pt solid #000000" style:writing-mode="lr-tb"/>
    </style:style>
    <style:style style:name="Table3.B5" style:family="table-cell">
      <style:table-cell-properties style:vertical-align="top" fo:padding-left="0.191cm" fo:padding-right="0.191cm" fo:padding-top="0cm" fo:padding-bottom="0cm" fo:border="0.5pt solid #000000" style:writing-mode="lr-tb"/>
    </style:style>
    <style:style style:name="Table3.B6" style:family="table-cell">
      <style:table-cell-properties style:vertical-align="top" fo:padding-left="0.191cm" fo:padding-right="0.191cm" fo:padding-top="0cm" fo:padding-bottom="0cm" fo:border="0.5pt solid #000000" style:writing-mode="lr-tb"/>
    </style:style>
    <style:style style:name="Table3.B7"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036cm" fo:margin-left="-0.199cm" table:align="left" style:writing-mode="lr-tb"/>
    </style:style>
    <style:style style:name="Table4.A" style:family="table-column">
      <style:table-column-properties style:column-width="3.683cm"/>
    </style:style>
    <style:style style:name="Table4.B" style:family="table-column">
      <style:table-column-properties style:column-width="13.353cm"/>
    </style:style>
    <style:style style:name="Table4.1" style:family="table-row">
      <style:table-row-properties fo:keep-together="auto"/>
    </style:style>
    <style:style style:name="Table4.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top" fo:padding-left="0.191cm" fo:padding-right="0.191cm" fo:padding-top="0cm" fo:padding-bottom="0cm" fo:border="0.5pt solid #000000" style:writing-mode="lr-tb"/>
    </style:style>
    <style:style style:name="Table4.B2" style:family="table-cell">
      <style:table-cell-properties style:vertical-align="top" fo:padding-left="0.191cm" fo:padding-right="0.191cm" fo:padding-top="0cm" fo:padding-bottom="0cm" fo:border="0.5pt solid #000000" style:writing-mode="lr-tb"/>
    </style:style>
    <style:style style:name="Table4.B3" style:family="table-cell">
      <style:table-cell-properties style:vertical-align="top" fo:padding-left="0.191cm" fo:padding-right="0.191cm" fo:padding-top="0cm" fo:padding-bottom="0cm" fo:border="0.5pt solid #000000" style:writing-mode="lr-tb"/>
    </style:style>
    <style:style style:name="Table4.B4" style:family="table-cell">
      <style:table-cell-properties style:vertical-align="top" fo:padding-left="0.191cm" fo:padding-right="0.191cm" fo:padding-top="0cm" fo:padding-bottom="0cm" fo:border="0.5pt solid #000000" style:writing-mode="lr-tb"/>
    </style:style>
    <style:style style:name="Table4.B5" style:family="table-cell">
      <style:table-cell-properties style:vertical-align="top" fo:padding-left="0.191cm" fo:padding-right="0.191cm" fo:padding-top="0cm" fo:padding-bottom="0cm" fo:border="0.5pt solid #000000" style:writing-mode="lr-tb"/>
    </style:style>
    <style:style style:name="Table4.B6" style:family="table-cell">
      <style:table-cell-properties style:vertical-align="top" fo:padding-left="0.191cm" fo:padding-right="0.191cm" fo:padding-top="0cm" fo:padding-bottom="0cm" fo:border="0.5pt solid #000000" style:writing-mode="lr-tb"/>
    </style:style>
    <style:style style:name="Table4.B7"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036cm" fo:margin-left="-0.199cm" table:align="left" style:writing-mode="lr-tb"/>
    </style:style>
    <style:style style:name="Table5.A" style:family="table-column">
      <style:table-column-properties style:column-width="3.683cm"/>
    </style:style>
    <style:style style:name="Table5.B" style:family="table-column">
      <style:table-column-properties style:column-width="13.353cm"/>
    </style:style>
    <style:style style:name="Table5.1" style:family="table-row">
      <style:table-row-properties fo:keep-together="auto"/>
    </style:style>
    <style:style style:name="Table5.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top" fo:padding-left="0.191cm" fo:padding-right="0.191cm" fo:padding-top="0cm" fo:padding-bottom="0cm" fo:border="0.5pt solid #000000" style:writing-mode="lr-tb"/>
    </style:style>
    <style:style style:name="Table5.B2" style:family="table-cell">
      <style:table-cell-properties style:vertical-align="top" fo:padding-left="0.191cm" fo:padding-right="0.191cm" fo:padding-top="0cm" fo:padding-bottom="0cm" fo:border="0.5pt solid #000000" style:writing-mode="lr-tb"/>
    </style:style>
    <style:style style:name="Table5.B3" style:family="table-cell">
      <style:table-cell-properties style:vertical-align="top" fo:padding-left="0.191cm" fo:padding-right="0.191cm" fo:padding-top="0cm" fo:padding-bottom="0cm" fo:border="0.5pt solid #000000" style:writing-mode="lr-tb"/>
    </style:style>
    <style:style style:name="Table5.B4" style:family="table-cell">
      <style:table-cell-properties style:vertical-align="top" fo:padding-left="0.191cm" fo:padding-right="0.191cm" fo:padding-top="0cm" fo:padding-bottom="0cm" fo:border="0.5pt solid #000000" style:writing-mode="lr-tb"/>
    </style:style>
    <style:style style:name="Table5.B5" style:family="table-cell">
      <style:table-cell-properties style:vertical-align="top" fo:padding-left="0.191cm" fo:padding-right="0.191cm" fo:padding-top="0cm" fo:padding-bottom="0cm" fo:border="0.5pt solid #000000" style:writing-mode="lr-tb"/>
    </style:style>
    <style:style style:name="Table5.B6" style:family="table-cell">
      <style:table-cell-properties style:vertical-align="top" fo:padding-left="0.191cm" fo:padding-right="0.191cm" fo:padding-top="0cm" fo:padding-bottom="0cm" fo:border="0.5pt solid #000000" style:writing-mode="lr-tb"/>
    </style:style>
    <style:style style:name="Table5.B7"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036cm" fo:margin-left="-0.199cm" table:align="left" style:writing-mode="lr-tb"/>
    </style:style>
    <style:style style:name="Table6.A" style:family="table-column">
      <style:table-column-properties style:column-width="3.683cm"/>
    </style:style>
    <style:style style:name="Table6.B" style:family="table-column">
      <style:table-column-properties style:column-width="13.353cm"/>
    </style:style>
    <style:style style:name="Table6.1" style:family="table-row">
      <style:table-row-properties fo:keep-together="auto"/>
    </style:style>
    <style:style style:name="Table6.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padding-left="0.191cm" fo:padding-right="0.191cm" fo:padding-top="0cm" fo:padding-bottom="0cm" fo:border="0.5pt solid #000000" style:writing-mode="lr-tb"/>
    </style:style>
    <style:style style:name="Table6.B2" style:family="table-cell">
      <style:table-cell-properties style:vertical-align="top" fo:padding-left="0.191cm" fo:padding-right="0.191cm" fo:padding-top="0cm" fo:padding-bottom="0cm" fo:border="0.5pt solid #000000" style:writing-mode="lr-tb"/>
    </style:style>
    <style:style style:name="Table6.B3" style:family="table-cell">
      <style:table-cell-properties style:vertical-align="top" fo:padding-left="0.191cm" fo:padding-right="0.191cm" fo:padding-top="0cm" fo:padding-bottom="0cm" fo:border="0.5pt solid #000000" style:writing-mode="lr-tb"/>
    </style:style>
    <style:style style:name="Table6.B4" style:family="table-cell">
      <style:table-cell-properties style:vertical-align="top" fo:padding-left="0.191cm" fo:padding-right="0.191cm" fo:padding-top="0cm" fo:padding-bottom="0cm" fo:border="0.5pt solid #000000" style:writing-mode="lr-tb"/>
    </style:style>
    <style:style style:name="Table6.B5" style:family="table-cell">
      <style:table-cell-properties style:vertical-align="top" fo:padding-left="0.191cm" fo:padding-right="0.191cm" fo:padding-top="0cm" fo:padding-bottom="0cm" fo:border="0.5pt solid #000000" style:writing-mode="lr-tb"/>
    </style:style>
    <style:style style:name="Table6.B6" style:family="table-cell">
      <style:table-cell-properties style:vertical-align="top" fo:padding-left="0.191cm" fo:padding-right="0.191cm" fo:padding-top="0cm" fo:padding-bottom="0cm" fo:border="0.5pt solid #000000" style:writing-mode="lr-tb"/>
    </style:style>
    <style:style style:name="Table6.B7"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036cm" fo:margin-left="-0.199cm" table:align="left" style:writing-mode="lr-tb"/>
    </style:style>
    <style:style style:name="Table7.A" style:family="table-column">
      <style:table-column-properties style:column-width="3.683cm"/>
    </style:style>
    <style:style style:name="Table7.B" style:family="table-column">
      <style:table-column-properties style:column-width="13.353cm"/>
    </style:style>
    <style:style style:name="Table7.1" style:family="table-row">
      <style:table-row-properties fo:keep-together="auto"/>
    </style:style>
    <style:style style:name="Table7.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top" fo:padding-left="0.191cm" fo:padding-right="0.191cm" fo:padding-top="0cm" fo:padding-bottom="0cm" fo:border="0.5pt solid #000000" style:writing-mode="lr-tb"/>
    </style:style>
    <style:style style:name="Table7.B2" style:family="table-cell">
      <style:table-cell-properties style:vertical-align="top" fo:padding-left="0.191cm" fo:padding-right="0.191cm" fo:padding-top="0cm" fo:padding-bottom="0cm" fo:border="0.5pt solid #000000" style:writing-mode="lr-tb"/>
    </style:style>
    <style:style style:name="Table7.B3" style:family="table-cell">
      <style:table-cell-properties style:vertical-align="top" fo:padding-left="0.191cm" fo:padding-right="0.191cm" fo:padding-top="0cm" fo:padding-bottom="0cm" fo:border="0.5pt solid #000000" style:writing-mode="lr-tb"/>
    </style:style>
    <style:style style:name="Table7.B4" style:family="table-cell">
      <style:table-cell-properties style:vertical-align="top" fo:padding-left="0.191cm" fo:padding-right="0.191cm" fo:padding-top="0cm" fo:padding-bottom="0cm" fo:border="0.5pt solid #000000" style:writing-mode="lr-tb"/>
    </style:style>
    <style:style style:name="Table7.B5" style:family="table-cell">
      <style:table-cell-properties style:vertical-align="top" fo:padding-left="0.191cm" fo:padding-right="0.191cm" fo:padding-top="0cm" fo:padding-bottom="0cm" fo:border="0.5pt solid #000000" style:writing-mode="lr-tb"/>
    </style:style>
    <style:style style:name="Table7.B6" style:family="table-cell">
      <style:table-cell-properties style:vertical-align="top" fo:padding-left="0.191cm" fo:padding-right="0.191cm" fo:padding-top="0cm" fo:padding-bottom="0cm" fo:border="0.5pt solid #000000" style:writing-mode="lr-tb"/>
    </style:style>
    <style:style style:name="Table8" style:family="table">
      <style:table-properties style:width="17.036cm" fo:margin-left="-0.199cm" table:align="left" style:writing-mode="lr-tb"/>
    </style:style>
    <style:style style:name="Table8.A" style:family="table-column">
      <style:table-column-properties style:column-width="3.683cm"/>
    </style:style>
    <style:style style:name="Table8.B" style:family="table-column">
      <style:table-column-properties style:column-width="13.353cm"/>
    </style:style>
    <style:style style:name="Table8.1" style:family="table-row">
      <style:table-row-properties fo:keep-together="auto"/>
    </style:style>
    <style:style style:name="Table8.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top" fo:padding-left="0.191cm" fo:padding-right="0.191cm" fo:padding-top="0cm" fo:padding-bottom="0cm" fo:border="0.5pt solid #000000" style:writing-mode="lr-tb"/>
    </style:style>
    <style:style style:name="Table8.B2" style:family="table-cell">
      <style:table-cell-properties style:vertical-align="top" fo:padding-left="0.191cm" fo:padding-right="0.191cm" fo:padding-top="0cm" fo:padding-bottom="0cm" fo:border="0.5pt solid #000000" style:writing-mode="lr-tb"/>
    </style:style>
    <style:style style:name="Table8.B3" style:family="table-cell">
      <style:table-cell-properties style:vertical-align="top" fo:padding-left="0.191cm" fo:padding-right="0.191cm" fo:padding-top="0cm" fo:padding-bottom="0cm" fo:border="0.5pt solid #000000" style:writing-mode="lr-tb"/>
    </style:style>
    <style:style style:name="Table8.B4" style:family="table-cell">
      <style:table-cell-properties style:vertical-align="top" fo:padding-left="0.191cm" fo:padding-right="0.191cm" fo:padding-top="0cm" fo:padding-bottom="0cm" fo:border="0.5pt solid #000000" style:writing-mode="lr-tb"/>
    </style:style>
    <style:style style:name="Table8.B5" style:family="table-cell">
      <style:table-cell-properties style:vertical-align="top" fo:padding-left="0.191cm" fo:padding-right="0.191cm" fo:padding-top="0cm" fo:padding-bottom="0cm" fo:border="0.5pt solid #000000" style:writing-mode="lr-tb"/>
    </style:style>
    <style:style style:name="Table8.B6" style:family="table-cell">
      <style:table-cell-properties style:vertical-align="top" fo:padding-left="0.191cm" fo:padding-right="0.191cm" fo:padding-top="0cm" fo:padding-bottom="0cm" fo:border="0.5pt solid #000000" style:writing-mode="lr-tb"/>
    </style:style>
    <style:style style:name="Table8.B7" style:family="table-cell">
      <style:table-cell-properties style:vertical-align="top" fo:padding-left="0.191cm" fo:padding-right="0.191cm" fo:padding-top="0cm" fo:padding-bottom="0cm" fo:border="0.5pt solid #000000" style:writing-mode="lr-tb"/>
    </style:style>
    <style:style style:name="Table8.B8" style:family="table-cell">
      <style:table-cell-properties style:vertical-align="top" fo:padding-left="0.191cm" fo:padding-right="0.191cm" fo:padding-top="0cm" fo:padding-bottom="0cm" fo:border="0.5pt solid #000000" style:writing-mode="lr-tb"/>
    </style:style>
    <style:style style:name="Table9" style:family="table">
      <style:table-properties style:width="17.036cm" fo:margin-left="-0.199cm" table:align="left" style:writing-mode="lr-tb"/>
    </style:style>
    <style:style style:name="Table9.A" style:family="table-column">
      <style:table-column-properties style:column-width="3.683cm"/>
    </style:style>
    <style:style style:name="Table9.B" style:family="table-column">
      <style:table-column-properties style:column-width="13.353cm"/>
    </style:style>
    <style:style style:name="Table9.1" style:family="table-row">
      <style:table-row-properties fo:keep-together="auto"/>
    </style:style>
    <style:style style:name="Table9.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top" fo:padding-left="0.191cm" fo:padding-right="0.191cm" fo:padding-top="0cm" fo:padding-bottom="0cm" fo:border="0.5pt solid #000000" style:writing-mode="lr-tb"/>
    </style:style>
    <style:style style:name="Table9.B2" style:family="table-cell">
      <style:table-cell-properties style:vertical-align="top" fo:padding-left="0.191cm" fo:padding-right="0.191cm" fo:padding-top="0cm" fo:padding-bottom="0cm" fo:border="0.5pt solid #000000" style:writing-mode="lr-tb"/>
    </style:style>
    <style:style style:name="Table9.B3" style:family="table-cell">
      <style:table-cell-properties style:vertical-align="top" fo:padding-left="0.191cm" fo:padding-right="0.191cm" fo:padding-top="0cm" fo:padding-bottom="0cm" fo:border="0.5pt solid #000000" style:writing-mode="lr-tb"/>
    </style:style>
    <style:style style:name="Table9.B4" style:family="table-cell">
      <style:table-cell-properties style:vertical-align="top" fo:padding-left="0.191cm" fo:padding-right="0.191cm" fo:padding-top="0cm" fo:padding-bottom="0cm" fo:border="0.5pt solid #000000" style:writing-mode="lr-tb"/>
    </style:style>
    <style:style style:name="Table9.B5" style:family="table-cell">
      <style:table-cell-properties style:vertical-align="top" fo:padding-left="0.191cm" fo:padding-right="0.191cm" fo:padding-top="0cm" fo:padding-bottom="0cm" fo:border="0.5pt solid #000000" style:writing-mode="lr-tb"/>
    </style:style>
    <style:style style:name="Table9.B6"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7.036cm" fo:margin-left="-0.199cm" table:align="left" style:writing-mode="lr-tb"/>
    </style:style>
    <style:style style:name="Table10.A" style:family="table-column">
      <style:table-column-properties style:column-width="3.683cm"/>
    </style:style>
    <style:style style:name="Table10.B" style:family="table-column">
      <style:table-column-properties style:column-width="13.353cm"/>
    </style:style>
    <style:style style:name="Table10.1" style:family="table-row">
      <style:table-row-properties fo:keep-together="auto"/>
    </style:style>
    <style:style style:name="Table10.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B1" style:family="table-cell">
      <style:table-cell-properties style:vertical-align="top" fo:padding-left="0.191cm" fo:padding-right="0.191cm" fo:padding-top="0cm" fo:padding-bottom="0cm" fo:border="0.5pt solid #000000" style:writing-mode="lr-tb"/>
    </style:style>
    <style:style style:name="Table10.B2" style:family="table-cell">
      <style:table-cell-properties style:vertical-align="top" fo:padding-left="0.191cm" fo:padding-right="0.191cm" fo:padding-top="0cm" fo:padding-bottom="0cm" fo:border="0.5pt solid #000000" style:writing-mode="lr-tb"/>
    </style:style>
    <style:style style:name="Table10.B3" style:family="table-cell">
      <style:table-cell-properties style:vertical-align="top" fo:padding-left="0.191cm" fo:padding-right="0.191cm" fo:padding-top="0cm" fo:padding-bottom="0cm" fo:border="0.5pt solid #000000" style:writing-mode="lr-tb"/>
    </style:style>
    <style:style style:name="Table10.B4" style:family="table-cell">
      <style:table-cell-properties style:vertical-align="top" fo:padding-left="0.191cm" fo:padding-right="0.191cm" fo:padding-top="0cm" fo:padding-bottom="0cm" fo:border="0.5pt solid #000000" style:writing-mode="lr-tb"/>
    </style:style>
    <style:style style:name="Table10.B5" style:family="table-cell">
      <style:table-cell-properties style:vertical-align="top" fo:padding-left="0.191cm" fo:padding-right="0.191cm" fo:padding-top="0cm" fo:padding-bottom="0cm" fo:border="0.5pt solid #000000" style:writing-mode="lr-tb"/>
    </style:style>
    <style:style style:name="Table10.B6"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7.036cm" fo:margin-left="-0.199cm" table:align="left" style:writing-mode="lr-tb"/>
    </style:style>
    <style:style style:name="Table11.A" style:family="table-column">
      <style:table-column-properties style:column-width="3.683cm"/>
    </style:style>
    <style:style style:name="Table11.B" style:family="table-column">
      <style:table-column-properties style:column-width="13.353cm"/>
    </style:style>
    <style:style style:name="Table11.1" style:family="table-row">
      <style:table-row-properties fo:keep-together="auto"/>
    </style:style>
    <style:style style:name="Table11.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1.B1" style:family="table-cell">
      <style:table-cell-properties style:vertical-align="top" fo:padding-left="0.191cm" fo:padding-right="0.191cm" fo:padding-top="0cm" fo:padding-bottom="0cm" fo:border="0.5pt solid #000000" style:writing-mode="lr-tb"/>
    </style:style>
    <style:style style:name="Table11.B2" style:family="table-cell">
      <style:table-cell-properties style:vertical-align="top" fo:padding-left="0.191cm" fo:padding-right="0.191cm" fo:padding-top="0cm" fo:padding-bottom="0cm" fo:border="0.5pt solid #000000" style:writing-mode="lr-tb"/>
    </style:style>
    <style:style style:name="Table11.B3" style:family="table-cell">
      <style:table-cell-properties style:vertical-align="top" fo:padding-left="0.191cm" fo:padding-right="0.191cm" fo:padding-top="0cm" fo:padding-bottom="0cm" fo:border="0.5pt solid #000000" style:writing-mode="lr-tb"/>
    </style:style>
    <style:style style:name="Table11.B4" style:family="table-cell">
      <style:table-cell-properties style:vertical-align="top" fo:padding-left="0.191cm" fo:padding-right="0.191cm" fo:padding-top="0cm" fo:padding-bottom="0cm" fo:border="0.5pt solid #000000" style:writing-mode="lr-tb"/>
    </style:style>
    <style:style style:name="Table11.B5" style:family="table-cell">
      <style:table-cell-properties style:vertical-align="top" fo:padding-left="0.191cm" fo:padding-right="0.191cm" fo:padding-top="0cm" fo:padding-bottom="0cm" fo:border="0.5pt solid #000000" style:writing-mode="lr-tb"/>
    </style:style>
    <style:style style:name="Table11.B6" style:family="table-cell">
      <style:table-cell-properties style:vertical-align="top" fo:padding-left="0.191cm" fo:padding-right="0.191cm" fo:padding-top="0cm" fo:padding-bottom="0cm" fo:border="0.5pt solid #000000" style:writing-mode="lr-tb"/>
    </style:style>
    <style:style style:name="P1" style:family="paragraph" style:parent-style-name="Contents_20_1">
      <style:paragraph-properties>
        <style:tab-stops>
          <style:tab-stop style:position="0.847cm"/>
          <style:tab-stop style:position="16.484cm" style:type="right" style:leader-style="dotted" style:leader-text="."/>
        </style:tab-stops>
      </style:paragraph-properties>
    </style:style>
    <style:style style:name="P2" style:family="paragraph" style:parent-style-name="Contents_20_2">
      <style:paragraph-properties>
        <style:tab-stops>
          <style:tab-stop style:position="1.693cm"/>
          <style:tab-stop style:position="16.484cm" style:type="right" style:leader-style="dotted" style:leader-text="."/>
        </style:tab-stops>
      </style:paragraph-properties>
    </style:style>
    <style:style style:name="P3" style:family="paragraph" style:parent-style-name="Contents_20_3">
      <style:paragraph-properties>
        <style:tab-stops>
          <style:tab-stop style:position="2.54cm"/>
          <style:tab-stop style:position="16.484cm" style:type="right" style:leader-style="dotted" style:leader-text="."/>
        </style:tab-stops>
      </style:paragraph-properties>
    </style:style>
    <style:style style:name="P4" style:family="paragraph" style:parent-style-name="Doc">
      <style:text-properties fo:language="en" fo:country="CA"/>
    </style:style>
    <style:style style:name="P5" style:family="paragraph" style:parent-style-name="Footer">
      <style:paragraph-properties>
        <style:tab-stops>
          <style:tab-stop style:position="7.62cm" style:type="center"/>
          <style:tab-stop style:position="16.828cm" style:type="right"/>
        </style:tab-stops>
      </style:paragraph-properties>
    </style:style>
    <style:style style:name="P6" style:family="paragraph" style:parent-style-name="Header">
      <style:text-properties fo:language="fr" fo:country="CA"/>
    </style:style>
    <style:style style:name="P7" style:family="paragraph" style:parent-style-name="Header">
      <style:paragraph-properties style:snap-to-layout-grid="false"/>
      <style:text-properties fo:language="fr" fo:country="CA"/>
    </style:style>
    <style:style style:name="P8" style:family="paragraph" style:parent-style-name="Header">
      <style:paragraph-properties fo:text-align="center" style:justify-single-word="false"/>
      <style:text-properties fo:language="fr" fo:country="CA"/>
    </style:style>
    <style:style style:name="P9" style:family="paragraph" style:parent-style-name="Header">
      <style:text-properties fo:font-size="6pt" fo:language="fr" fo:country="CA" style:font-size-asian="6pt"/>
    </style:style>
    <style:style style:name="P10" style:family="paragraph" style:parent-style-name="Header">
      <style:paragraph-properties style:snap-to-layout-grid="false"/>
      <style:text-properties fo:font-size="6pt" fo:language="fr" fo:country="CA" style:font-size-asian="6pt"/>
    </style:style>
    <style:style style:name="P11" style:family="paragraph" style:parent-style-name="Header">
      <style:paragraph-properties fo:text-align="center" style:justify-single-word="false"/>
    </style:style>
    <style:style style:name="P12" style:family="paragraph" style:parent-style-name="Header">
      <style:text-properties fo:language="en" fo:country="US"/>
    </style:style>
    <style:style style:name="P13" style:family="paragraph" style:parent-style-name="Header">
      <style:text-properties style:font-name="Comic Sans MS" fo:font-size="16pt" style:font-size-asian="16pt" style:font-name-complex="Comic Sans MS"/>
    </style:style>
    <style:style style:name="P14" style:family="paragraph" style:parent-style-name="Header">
      <style:text-properties fo:text-transform="uppercase" fo:language="fr" fo:country="CA"/>
    </style:style>
    <style:style style:name="P15" style:family="paragraph" style:parent-style-name="Heading_20_1">
      <style:text-properties fo:language="fr" fo:country="CA"/>
    </style:style>
    <style:style style:name="P16" style:family="paragraph" style:parent-style-name="Heading_20_2">
      <style:text-properties fo:language="en" fo:country="CA"/>
    </style:style>
    <style:style style:name="P17" style:family="paragraph" style:parent-style-name="Heading_20_3">
      <style:text-properties fo:language="en" fo:country="CA"/>
    </style:style>
    <style:style style:name="P18" style:family="paragraph" style:parent-style-name="Heading_20_3">
      <style:text-properties fo:language="en" fo:country="US"/>
    </style:style>
    <style:style style:name="P19" style:family="paragraph" style:parent-style-name="Heading_20_4">
      <style:text-properties fo:language="en" fo:country="CA"/>
    </style:style>
    <style:style style:name="P20" style:family="paragraph" style:parent-style-name="Standard">
      <style:paragraph-properties fo:text-align="center" style:justify-single-word="false" style:snap-to-layout-grid="false"/>
      <style:text-properties fo:text-transform="uppercase" fo:font-size="12pt" fo:language="fr" fo:country="CA" fo:font-weight="bold" style:font-size-asian="12pt" style:font-weight-asian="bold"/>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fo:font-size="12pt" style:font-size-asian="12pt"/>
    </style:style>
    <style:style style:name="P23" style:family="paragraph" style:parent-style-name="Standard">
      <style:text-properties fo:font-size="12pt" fo:language="fr" fo:country="CA" style:font-size-asian="12pt"/>
    </style:style>
    <style:style style:name="P24" style:family="paragraph" style:parent-style-name="Standard">
      <style:paragraph-properties fo:text-align="center" style:justify-single-word="false"/>
      <style:text-properties fo:font-size="12pt" fo:language="fr" fo:country="CA" style:font-size-asian="12pt"/>
    </style:style>
    <style:style style:name="P25" style:family="paragraph" style:parent-style-name="Standard">
      <style:paragraph-properties fo:text-align="justify" style:justify-single-word="false" style:snap-to-layout-grid="false"/>
      <style:text-properties fo:font-size="9pt" fo:language="fr" fo:country="CA" style:font-size-asian="9pt"/>
    </style:style>
    <style:style style:name="P26" style:family="paragraph" style:parent-style-name="Standard">
      <style:text-properties fo:language="fr" fo:country="CA"/>
    </style:style>
    <style:style style:name="P27" style:family="paragraph" style:parent-style-name="Standard">
      <style:text-properties style:font-name="Times New Roman" fo:font-size="12pt" fo:language="fr" fo:country="CA" fo:font-weight="bold" style:font-size-asian="12pt" style:language-asian="none" style:country-asian="none" style:font-weight-asian="bold" style:font-name-complex="Times New Roman"/>
    </style:style>
    <style:style style:name="P28" style:family="paragraph" style:parent-style-name="Standard" style:list-style-name="WW8Num6"/>
    <style:style style:name="P29" style:family="paragraph" style:parent-style-name="Standard" style:list-style-name="WW8Num33"/>
    <style:style style:name="P30" style:family="paragraph" style:parent-style-name="Standard">
      <style:text-properties fo:language="en" fo:country="CA"/>
    </style:style>
    <style:style style:name="P31" style:family="paragraph" style:parent-style-name="Standard">
      <style:paragraph-properties fo:text-align="center" style:justify-single-word="false" fo:break-before="page"/>
    </style:style>
    <style:style style:name="P32" style:family="paragraph" style:parent-style-name="Standard">
      <style:paragraph-properties fo:keep-with-next="always"/>
    </style:style>
    <style:style style:name="P33" style:family="paragraph" style:parent-style-name="Standard">
      <style:paragraph-properties fo:text-align="center" style:justify-single-word="false" fo:keep-with-next="always">
        <style:tab-stops>
          <style:tab-stop style:position="16.484cm" style:type="right" style:leader-style="dotted" style:leader-text="."/>
        </style:tab-stops>
      </style:paragraph-properties>
      <style:text-properties fo:text-transform="uppercase" style:font-name="Times New Roman" fo:font-size="12pt" fo:language="fr" fo:country="CA" fo:font-weight="bold" style:font-size-asian="12pt" style:language-asian="fr" style:country-asian="FR" style:font-weight-asian="bold" style:font-name-complex="Times New Roman"/>
    </style:style>
    <style:style style:name="P34" style:family="paragraph" style:parent-style-name="Standard">
      <style:paragraph-properties fo:text-align="center" style:justify-single-word="false" fo:keep-with-next="always"/>
      <style:text-properties fo:text-transform="uppercase" fo:font-size="12pt" style:font-size-asian="12pt" style:language-asian="fr" style:country-asian="FR"/>
    </style:style>
    <style:style style:name="P35" style:family="paragraph" style:parent-style-name="Standard">
      <style:paragraph-properties fo:keep-with-next="always"/>
      <style:text-properties fo:font-size="12pt" style:font-size-asian="12pt"/>
    </style:style>
    <style:style style:name="P36" style:family="paragraph" style:parent-style-name="Standard">
      <style:paragraph-properties fo:text-align="center" style:justify-single-word="false" fo:keep-with-next="always"/>
    </style:style>
    <style:style style:name="P37" style:family="paragraph" style:parent-style-name="Standard" style:list-style-name="WW8Num32">
      <style:paragraph-properties fo:margin-left="1.905cm" fo:margin-right="0cm" fo:text-indent="0cm" style:auto-text-indent="false">
        <style:tab-stops>
          <style:tab-stop style:position="1.905cm"/>
        </style:tab-stops>
      </style:paragraph-properties>
    </style:style>
    <style:style style:name="P38" style:family="paragraph" style:parent-style-name="Standard" style:list-style-name="WW8Num27">
      <style:paragraph-properties fo:margin-left="1.905cm" fo:margin-right="0cm" fo:text-indent="0cm" style:auto-text-indent="false">
        <style:tab-stops>
          <style:tab-stop style:position="1.905cm"/>
        </style:tab-stops>
      </style:paragraph-properties>
    </style:style>
    <style:style style:name="P39" style:family="paragraph" style:parent-style-name="Standard" style:list-style-name="WW8Num32">
      <style:paragraph-properties fo:margin-left="2.858cm" fo:margin-right="0cm" fo:text-indent="-0.953cm" style:auto-text-indent="false">
        <style:tab-stops>
          <style:tab-stop style:position="2.858cm"/>
        </style:tab-stops>
      </style:paragraph-properties>
    </style:style>
    <style:style style:name="P40" style:family="paragraph" style:parent-style-name="Standard" style:list-style-name="WW8Num32">
      <style:paragraph-properties fo:margin-left="4.445cm" fo:margin-right="0cm" fo:text-indent="-1.524cm" style:auto-text-indent="false">
        <style:tab-stops>
          <style:tab-stop style:position="4.445cm"/>
        </style:tab-stops>
      </style:paragraph-properties>
    </style:style>
    <style:style style:name="P41" style:family="paragraph" style:parent-style-name="Standard" style:list-style-name="WW8Num32">
      <style:paragraph-properties fo:margin-left="4.445cm" fo:margin-right="0cm" fo:text-indent="-1.588cm" style:auto-text-indent="false">
        <style:tab-stops>
          <style:tab-stop style:position="4.445cm"/>
        </style:tab-stops>
      </style:paragraph-properties>
    </style:style>
    <style:style style:name="P42" style:family="paragraph" style:parent-style-name="Style_20_Doc_20__2b__20_Avant_20__3a__20_095_20_cm_20_Suspendu_20__3a__20_54_20_cm">
      <style:paragraph-properties fo:margin-left="1.905cm" fo:margin-right="0cm" fo:text-indent="-0.635cm" style:auto-text-indent="false">
        <style:tab-stops>
          <style:tab-stop style:position="1.905cm"/>
        </style:tab-stops>
      </style:paragraph-properties>
    </style:style>
    <style:style style:name="P43" style:family="paragraph" style:parent-style-name="Table_20_des_20_illustrations">
      <style:paragraph-properties>
        <style:tab-stops>
          <style:tab-stop style:position="16.484cm" style:type="right" style:leader-style="dotted" style:leader-text="."/>
        </style:tab-stops>
      </style:paragraph-properties>
    </style:style>
    <style:style style:name="P44" style:family="paragraph" style:parent-style-name="Text_20_body_20_indent">
      <style:text-properties fo:language="en" fo:country="CA"/>
    </style:style>
    <style:style style:name="P45" style:family="paragraph" style:parent-style-name="Text_20_body_20_indent">
      <style:text-properties fo:language="en" fo:country="CA" style:language-asian="none" style:country-asian="none"/>
    </style:style>
    <style:style style:name="P46" style:family="paragraph" style:parent-style-name="Text_20_body_20_indent">
      <style:paragraph-properties fo:text-align="center" style:justify-single-word="false"/>
    </style:style>
    <style:style style:name="P47" style:family="paragraph" style:parent-style-name="Text_20_body_20_indent">
      <style:text-properties fo:language="en" fo:country="US"/>
    </style:style>
    <style:style style:name="P48" style:family="paragraph" style:parent-style-name="Text_20_body_20_indent">
      <style:text-properties fo:language="en" fo:country="US" style:language-asian="none" style:country-asian="none"/>
    </style:style>
    <style:style style:name="P49" style:family="paragraph" style:parent-style-name="Text_20_body_20_indent">
      <style:paragraph-properties fo:margin-left="2.54cm" fo:margin-right="0cm" fo:text-indent="-2.54cm" style:auto-text-indent="false"/>
    </style:style>
    <style:style style:name="P50" style:family="paragraph" style:parent-style-name="Text_20_body_20_indent">
      <style:paragraph-properties fo:margin-left="2.54cm" fo:margin-right="0cm" fo:text-indent="-2.54cm" style:auto-text-indent="false"/>
      <style:text-properties fo:language="en" fo:country="CA"/>
    </style:style>
    <style:style style:name="P51" style:family="paragraph" style:parent-style-name="Text_20_body_20_indent">
      <style:paragraph-properties fo:text-align="center" style:justify-single-word="false" fo:keep-with-next="always"/>
    </style:style>
    <style:style style:name="P52" style:family="paragraph" style:parent-style-name="Text_20_body_20_indent">
      <style:paragraph-properties fo:keep-with-next="always"/>
      <style:text-properties fo:language="en" fo:country="CA"/>
    </style:style>
    <style:style style:name="P53" style:family="paragraph" style:parent-style-name="Text_20_body_20_indent">
      <style:paragraph-properties fo:margin-top="0cm" fo:margin-bottom="0cm" loext:contextual-spacing="false"/>
    </style:style>
    <style:style style:name="P54" style:family="paragraph" style:parent-style-name="Text_20_body_20_indent">
      <style:paragraph-properties fo:margin-top="0cm" fo:margin-bottom="0cm" loext:contextual-spacing="false"/>
      <style:text-properties fo:language="en" fo:country="US"/>
    </style:style>
    <style:style style:name="P55" style:family="paragraph" style:parent-style-name="Text_20_body_20_indent">
      <style:paragraph-properties fo:margin-top="0cm" fo:margin-bottom="0cm" loext:contextual-spacing="false"/>
      <style:text-properties fo:language="en" fo:country="US" fo:font-weight="bold" style:font-weight-asian="bold" style:font-weight-complex="bold"/>
    </style:style>
    <style:style style:name="P56" style:family="paragraph" style:parent-style-name="Text_20_body_20_indent">
      <style:paragraph-properties fo:margin-top="0cm" fo:margin-bottom="0cm" loext:contextual-spacing="false" style:snap-to-layout-grid="false"/>
      <style:text-properties fo:language="en" fo:country="US" fo:font-weight="bold" style:font-weight-asian="bold" style:font-weight-complex="bold"/>
    </style:style>
    <style:style style:name="P57" style:family="paragraph" style:parent-style-name="Text_20_body_20_indent" style:list-style-name="WW8Num11">
      <style:paragraph-properties fo:margin-top="0cm" fo:margin-bottom="0cm" loext:contextual-spacing="false"/>
      <style:text-properties fo:language="en" fo:country="US"/>
    </style:style>
    <style:style style:name="P58" style:family="paragraph" style:parent-style-name="Text_20_body_20_indent" style:list-style-name="WW8Num24">
      <style:paragraph-properties fo:margin-top="0cm" fo:margin-bottom="0cm" loext:contextual-spacing="false"/>
      <style:text-properties fo:language="en" fo:country="US"/>
    </style:style>
    <style:style style:name="P59" style:family="paragraph" style:parent-style-name="Text_20_body_20_indent" style:list-style-name="WW8Num20">
      <style:paragraph-properties fo:margin-top="0cm" fo:margin-bottom="0cm" loext:contextual-spacing="false"/>
      <style:text-properties fo:language="en" fo:country="US"/>
    </style:style>
    <style:style style:name="P60" style:family="paragraph" style:parent-style-name="Text_20_body_20_indent" style:list-style-name="WW8Num23">
      <style:paragraph-properties fo:margin-top="0cm" fo:margin-bottom="0cm" loext:contextual-spacing="false"/>
      <style:text-properties fo:language="en" fo:country="US"/>
    </style:style>
    <style:style style:name="P61" style:family="paragraph" style:parent-style-name="Text_20_body_20_indent" style:list-style-name="WW8Num30">
      <style:paragraph-properties fo:margin-top="0cm" fo:margin-bottom="0cm" loext:contextual-spacing="false"/>
      <style:text-properties fo:language="en" fo:country="US"/>
    </style:style>
    <style:style style:name="P62" style:family="paragraph" style:parent-style-name="Text_20_body_20_indent" style:list-style-name="WW8Num22">
      <style:paragraph-properties fo:margin-top="0cm" fo:margin-bottom="0cm" loext:contextual-spacing="false"/>
      <style:text-properties fo:language="en" fo:country="US"/>
    </style:style>
    <style:style style:name="P63" style:family="paragraph" style:parent-style-name="Text_20_body_20_indent" style:list-style-name="WW8Num35">
      <style:paragraph-properties fo:margin-top="0cm" fo:margin-bottom="0cm" loext:contextual-spacing="false"/>
      <style:text-properties fo:language="en" fo:country="US"/>
    </style:style>
    <style:style style:name="P64" style:family="paragraph" style:parent-style-name="Text_20_body_20_indent" style:list-style-name="WW8Num3">
      <style:paragraph-properties fo:margin-top="0cm" fo:margin-bottom="0cm" loext:contextual-spacing="false"/>
      <style:text-properties fo:language="en" fo:country="US"/>
    </style:style>
    <style:style style:name="P65" style:family="paragraph" style:parent-style-name="Text_20_body_20_indent" style:list-style-name="WW8Num29">
      <style:paragraph-properties fo:margin-top="0cm" fo:margin-bottom="0cm" loext:contextual-spacing="false"/>
      <style:text-properties fo:language="en" fo:country="US"/>
    </style:style>
    <style:style style:name="P66" style:family="paragraph" style:parent-style-name="Text_20_body_20_indent" style:list-style-name="WW8Num16">
      <style:paragraph-properties fo:margin-top="0cm" fo:margin-bottom="0cm" loext:contextual-spacing="false"/>
      <style:text-properties fo:language="en" fo:country="US"/>
    </style:style>
    <style:style style:name="P67" style:family="paragraph" style:parent-style-name="Text_20_body_20_indent">
      <style:paragraph-properties fo:margin-top="0cm" fo:margin-bottom="0cm" loext:contextual-spacing="false"/>
      <style:text-properties fo:language="en" fo:country="US" style:language-asian="none" style:country-asian="none"/>
    </style:style>
    <style:style style:name="P68" style:family="paragraph" style:parent-style-name="Text_20_body_20_indent" style:list-style-name="WW8Num2">
      <style:paragraph-properties fo:margin-top="0cm" fo:margin-bottom="0cm" loext:contextual-spacing="false"/>
      <style:text-properties fo:language="en" fo:country="US" style:language-asian="none" style:country-asian="none"/>
    </style:style>
    <style:style style:name="P69" style:family="paragraph" style:parent-style-name="Text_20_body_20_indent" style:list-style-name="WW8Num18">
      <style:paragraph-properties fo:margin-top="0cm" fo:margin-bottom="0cm" loext:contextual-spacing="false"/>
      <style:text-properties fo:language="en" fo:country="US" style:language-asian="none" style:country-asian="none"/>
    </style:style>
    <style:style style:name="P70" style:family="paragraph" style:parent-style-name="Text_20_body_20_indent" style:list-style-name="WW8Num8">
      <style:paragraph-properties fo:margin-top="0cm" fo:margin-bottom="0cm" loext:contextual-spacing="false"/>
      <style:text-properties fo:language="en" fo:country="US" style:language-asian="none" style:country-asian="none"/>
    </style:style>
    <style:style style:name="P71" style:family="paragraph" style:parent-style-name="Text_20_body_20_indent" style:list-style-name="WW8Num26">
      <style:paragraph-properties fo:margin-top="0cm" fo:margin-bottom="0cm" loext:contextual-spacing="false"/>
      <style:text-properties fo:language="en" fo:country="US"/>
    </style:style>
    <style:style style:name="P72" style:family="paragraph" style:parent-style-name="Text_20_body_20_indent" style:list-style-name="WW8Num12">
      <style:paragraph-properties fo:margin-top="0cm" fo:margin-bottom="0cm" loext:contextual-spacing="false"/>
      <style:text-properties fo:language="en" fo:country="US"/>
    </style:style>
    <style:style style:name="P73" style:family="paragraph" style:parent-style-name="Text_20_body_20_indent" style:list-style-name="WW8Num9">
      <style:paragraph-properties fo:margin-top="0cm" fo:margin-bottom="0cm" loext:contextual-spacing="false"/>
      <style:text-properties fo:language="en" fo:country="US"/>
    </style:style>
    <style:style style:name="P74" style:family="paragraph" style:parent-style-name="Text_20_body_20_indent" style:list-style-name="WW8Num34">
      <style:paragraph-properties fo:margin-top="0cm" fo:margin-bottom="0cm" loext:contextual-spacing="false"/>
      <style:text-properties fo:language="en" fo:country="US"/>
    </style:style>
    <style:style style:name="P75" style:family="paragraph" style:parent-style-name="Text_20_body_20_indent" style:list-style-name="WW8Num1">
      <style:paragraph-properties fo:margin-top="0cm" fo:margin-bottom="0cm" loext:contextual-spacing="false"/>
      <style:text-properties fo:language="en" fo:country="US"/>
    </style:style>
    <style:style style:name="P76" style:family="paragraph" style:parent-style-name="Text_20_body_20_indent" style:list-style-name="WW8Num13">
      <style:paragraph-properties fo:margin-top="0cm" fo:margin-bottom="0cm" loext:contextual-spacing="false"/>
      <style:text-properties fo:language="en" fo:country="US"/>
    </style:style>
    <style:style style:name="P77" style:family="paragraph" style:parent-style-name="Text_20_body_20_indent" style:list-style-name="WW8Num15">
      <style:paragraph-properties fo:margin-top="0cm" fo:margin-bottom="0cm" loext:contextual-spacing="false"/>
      <style:text-properties fo:language="en" fo:country="US"/>
    </style:style>
    <style:style style:name="P78" style:family="paragraph" style:parent-style-name="Text_20_body_20_indent" style:list-style-name="WW8Num25">
      <style:paragraph-properties fo:margin-top="0cm" fo:margin-bottom="0cm" loext:contextual-spacing="false"/>
      <style:text-properties fo:language="en" fo:country="US"/>
    </style:style>
    <style:style style:name="P79" style:family="paragraph" style:parent-style-name="Text_20_body_20_indent" style:list-style-name="WW8Num5">
      <style:paragraph-properties fo:margin-top="0cm" fo:margin-bottom="0cm" loext:contextual-spacing="false"/>
      <style:text-properties fo:language="en" fo:country="US"/>
    </style:style>
    <style:style style:name="P80" style:family="paragraph" style:parent-style-name="Text_20_body_20_indent" style:list-style-name="WW8Num17">
      <style:paragraph-properties fo:margin-top="0cm" fo:margin-bottom="0cm" loext:contextual-spacing="false"/>
      <style:text-properties fo:language="en" fo:country="US"/>
    </style:style>
    <style:style style:name="P81" style:family="paragraph" style:parent-style-name="Text_20_body_20_indent" style:list-style-name="WW8Num4">
      <style:paragraph-properties fo:margin-top="0cm" fo:margin-bottom="0cm" loext:contextual-spacing="false"/>
      <style:text-properties fo:language="en" fo:country="US"/>
    </style:style>
    <style:style style:name="P82" style:family="paragraph" style:parent-style-name="Text_20_body_20_indent" style:list-style-name="WW8Num10">
      <style:paragraph-properties fo:margin-top="0cm" fo:margin-bottom="0cm" loext:contextual-spacing="false"/>
      <style:text-properties fo:language="en" fo:country="US"/>
    </style:style>
    <style:style style:name="P83" style:family="paragraph" style:parent-style-name="Text_20_body_20_indent" style:list-style-name="WW8Num8">
      <style:paragraph-properties fo:margin-top="0cm" fo:margin-bottom="0cm" loext:contextual-spacing="false"/>
      <style:text-properties fo:language="en" fo:country="US"/>
    </style:style>
    <style:style style:name="P84" style:family="paragraph" style:parent-style-name="Text_20_body_20_indent">
      <style:paragraph-properties fo:margin-top="0cm" fo:margin-bottom="0cm" loext:contextual-spacing="false"/>
      <style:text-properties fo:language="en" fo:country="CA"/>
    </style:style>
    <style:style style:name="P85" style:family="paragraph" style:parent-style-name="Text_20_body_20_indent" style:list-style-name="WW8Num22">
      <style:paragraph-properties fo:margin-top="0cm" fo:margin-bottom="0cm" loext:contextual-spacing="false"/>
      <style:text-properties fo:language="en" fo:country="CA"/>
    </style:style>
    <style:style style:name="P86" style:family="paragraph" style:parent-style-name="Text_20_body_20_indent" style:list-style-name="WW8Num29">
      <style:paragraph-properties fo:margin-top="0cm" fo:margin-bottom="0cm" loext:contextual-spacing="false"/>
      <style:text-properties fo:language="en" fo:country="CA"/>
    </style:style>
    <style:style style:name="P87" style:family="paragraph" style:parent-style-name="Text_20_body_20_indent" style:list-style-name="WW8Num14">
      <style:paragraph-properties fo:margin-top="0cm" fo:margin-bottom="0cm" loext:contextual-spacing="false"/>
      <style:text-properties fo:language="en" fo:country="CA"/>
    </style:style>
    <style:style style:name="P88" style:family="paragraph" style:parent-style-name="Text_20_body_20_indent" style:list-style-name="WW8Num24">
      <style:paragraph-properties fo:margin-top="0cm" fo:margin-bottom="0cm" loext:contextual-spacing="false"/>
    </style:style>
    <style:style style:name="P89" style:family="paragraph" style:parent-style-name="Text_20_body_20_indent" style:list-style-name="WW8Num20">
      <style:paragraph-properties fo:margin-top="0cm" fo:margin-bottom="0cm" loext:contextual-spacing="false"/>
    </style:style>
    <style:style style:name="P90" style:family="paragraph" style:parent-style-name="Text_20_body_20_indent" style:list-style-name="WW8Num35">
      <style:paragraph-properties fo:margin-top="0cm" fo:margin-bottom="0cm" loext:contextual-spacing="false"/>
    </style:style>
    <style:style style:name="P91" style:family="paragraph" style:parent-style-name="Text_20_body_20_indent" style:list-style-name="WW8Num3">
      <style:paragraph-properties fo:margin-top="0cm" fo:margin-bottom="0cm" loext:contextual-spacing="false"/>
    </style:style>
    <style:style style:name="P92" style:family="paragraph" style:parent-style-name="Text_20_body_20_indent" style:list-style-name="WW8Num29">
      <style:paragraph-properties fo:margin-top="0cm" fo:margin-bottom="0cm" loext:contextual-spacing="false"/>
    </style:style>
    <style:style style:name="P93" style:family="paragraph" style:parent-style-name="Text_20_body_20_indent" style:list-style-name="WW8Num26">
      <style:paragraph-properties fo:margin-top="0cm" fo:margin-bottom="0cm" loext:contextual-spacing="false"/>
    </style:style>
    <style:style style:name="P94" style:family="paragraph" style:parent-style-name="Text_20_body_20_indent" style:list-style-name="WW8Num15">
      <style:paragraph-properties fo:margin-top="0cm" fo:margin-bottom="0cm" loext:contextual-spacing="false"/>
    </style:style>
    <style:style style:name="P95" style:family="paragraph" style:parent-style-name="Text_20_body_20_indent" style:list-style-name="WW8Num10">
      <style:paragraph-properties fo:margin-top="0cm" fo:margin-bottom="0cm" loext:contextual-spacing="false"/>
    </style:style>
    <style:style style:name="P96" style:family="paragraph" style:parent-style-name="Text_20_body_20_indent" style:list-style-name="WW8Num7">
      <style:paragraph-properties fo:margin-left="0.762cm" fo:margin-right="0cm" fo:margin-top="0cm" fo:margin-bottom="0cm" loext:contextual-spacing="false" fo:text-indent="-0.762cm" style:auto-text-indent="false">
        <style:tab-stops>
          <style:tab-stop style:position="0.762cm"/>
        </style:tab-stops>
      </style:paragraph-properties>
    </style:style>
    <style:style style:name="P97" style:family="paragraph" style:parent-style-name="Text_20_body_20_indent" style:list-style-name="WW8Num7">
      <style:paragraph-properties fo:margin-left="0.762cm" fo:margin-right="0cm" fo:margin-top="0cm" fo:margin-bottom="0cm" loext:contextual-spacing="false" fo:text-indent="-0.762cm" style:auto-text-indent="false">
        <style:tab-stops>
          <style:tab-stop style:position="0.762cm"/>
        </style:tab-stops>
      </style:paragraph-properties>
      <style:text-properties fo:language="en" fo:country="CA"/>
    </style:style>
    <style:style style:name="P98" style:family="paragraph" style:parent-style-name="Text_20_body_20_indent" style:list-style-name="WW8Num7">
      <style:paragraph-properties fo:margin-left="0.762cm" fo:margin-right="0cm" fo:margin-top="0cm" fo:margin-bottom="0cm" loext:contextual-spacing="false" fo:text-indent="-0.762cm" style:auto-text-indent="false">
        <style:tab-stops>
          <style:tab-stop style:position="0.762cm"/>
        </style:tab-stops>
      </style:paragraph-properties>
      <style:text-properties fo:language="en" fo:country="US"/>
    </style:style>
    <style:style style:name="P99" style:family="paragraph" style:parent-style-name="Text_20_body_20_indent" style:list-style-name="WW8Num1">
      <style:paragraph-properties fo:margin-left="1.08cm" fo:margin-right="0cm" fo:margin-top="0cm" fo:margin-bottom="0cm" loext:contextual-spacing="false" fo:text-indent="-0.953cm" style:auto-text-indent="false">
        <style:tab-stops>
          <style:tab-stop style:position="1.08cm"/>
        </style:tab-stops>
      </style:paragraph-properties>
      <style:text-properties fo:language="en" fo:country="US"/>
    </style:style>
    <style:style style:name="P100" style:family="paragraph" style:parent-style-name="Text_20_body_20_indent">
      <style:paragraph-properties fo:margin-left="1.905cm" fo:margin-right="0cm" fo:margin-top="0cm" fo:margin-bottom="0cm" loext:contextual-spacing="false" fo:text-indent="0cm" style:auto-text-indent="false"/>
      <style:text-properties fo:language="en" fo:country="CA"/>
    </style:style>
    <style:style style:name="P101" style:family="paragraph" style:parent-style-name="Z_20_TITLE">
      <style:text-properties fo:text-transform="uppercase" fo:font-weight="bold" style:font-weight-asian="bold"/>
    </style:style>
    <style:style style:name="P10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fo:language="fr" fo:country="CA"/>
    </style:style>
    <style:style style:name="T2" style:family="text">
      <style:text-properties fo:language="fr" fo:country="CA" style:language-asian="none" style:country-asian="none"/>
    </style:style>
    <style:style style:name="T3" style:family="text">
      <style:text-properties fo:language="fr" fo:country="CA" fo:font-weight="bold" style:font-weight-asian="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text-transform="uppercase" fo:font-weight="bold" style:font-weight-asian="bold"/>
    </style:style>
    <style:style style:name="T7" style:family="text">
      <style:text-properties fo:text-transform="uppercase" fo:language="fr" fo:country="CA"/>
    </style:style>
    <style:style style:name="T8" style:family="text">
      <style:text-properties fo:font-size="12pt" style:font-size-asian="12pt"/>
    </style:style>
    <style:style style:name="T9" style:family="text">
      <style:text-properties fo:font-size="12pt" fo:language="en" fo:country="CA" style:font-size-asian="12pt" style:language-asian="en" style:country-asian="US" style:font-name-complex="Times New Roman"/>
    </style:style>
    <style:style style:name="T10" style:family="text">
      <style:text-properties fo:font-size="12pt" fo:language="fr" fo:country="CA" style:font-size-asian="12pt"/>
    </style:style>
    <style:style style:name="T11" style:family="text">
      <style:text-properties fo:font-size="12pt" fo:language="fr" fo:country="CA" style:font-size-asian="12pt" style:language-asian="en" style:country-asian="US" style:font-name-complex="Times New Roman"/>
    </style:style>
    <style:style style:name="T12" style:family="text">
      <style:text-properties fo:font-size="12pt" fo:language="fr" fo:country="CA" fo:font-weight="bold" style:font-size-asian="12pt" style:font-weight-asian="bold"/>
    </style:style>
    <style:style style:name="T13" style:family="text">
      <style:text-properties fo:font-size="12pt" fo:font-weight="bold" style:font-size-asian="12pt" style:font-weight-asian="bold"/>
    </style:style>
    <style:style style:name="T14" style:family="text">
      <style:text-properties fo:language="en" fo:country="CA"/>
    </style:style>
    <style:style style:name="T15" style:family="text">
      <style:text-properties fo:language="en" fo:country="CA" style:language-asian="none" style:country-asian="none"/>
    </style:style>
    <style:style style:name="T16" style:family="text">
      <style:text-properties fo:language="en" fo:country="CA" style:font-name-asian="Arial"/>
    </style:style>
    <style:style style:name="T17" style:family="text">
      <style:text-properties fo:language="en" fo:country="CA" style:text-underline-style="solid" style:text-underline-width="auto" style:text-underline-color="font-color"/>
    </style:style>
    <style:style style:name="T18" style:family="text">
      <style:text-properties style:font-name="Times New Roman" fo:font-size="12pt" fo:language="fr" fo:country="CA" style:font-size-asian="12pt" style:language-asian="none" style:country-asian="none" style:font-name-complex="Times New Roman"/>
    </style:style>
    <style:style style:name="T19" style:family="text">
      <style:text-properties style:language-asian="none" style:country-asian="none"/>
    </style:style>
    <style:style style:name="T20" style:family="text">
      <style:text-properties fo:language="none" fo:country="none" style:language-asian="none" style:country-asian="none"/>
    </style:style>
    <style:style style:name="T21" style:family="text">
      <style:text-properties fo:language="en" fo:country="US"/>
    </style:style>
    <style:style style:name="T22" style:family="text">
      <style:text-properties fo:language="en" fo:country="US" style:language-asian="none" style:country-asian="none"/>
    </style:style>
    <style:style style:name="T23" style:family="text">
      <style:text-properties fo:language="en" fo:country="US" fo:font-weight="bold" style:font-weight-asian="bold" style:font-weight-complex="bold"/>
    </style:style>
    <style:style style:name="T24" style:family="text">
      <style:text-properties fo:language="en" fo:country="US" style:text-underline-style="solid" style:text-underline-width="auto" style:text-underline-color="font-color"/>
    </style:style>
    <style:style style:name="T25" style:family="text">
      <style:text-properties style:text-position="super 58%" fo:language="en" fo:country="CA"/>
    </style:style>
    <style:style style:name="T26" style:family="text">
      <style:text-properties style:font-name-asian="Arial"/>
    </style:style>
    <style:style style:name="T27" style:family="text">
      <style:text-properties style:text-underline-style="solid" style:text-underline-width="auto" style:text-underline-color="font-color"/>
    </style:style>
    <style:style style:name="T28" style:family="text">
      <style:text-properties fo:font-size="8pt" fo:language="fr" fo:country="CA" style:font-size-asian="8pt"/>
    </style:style>
    <style:style style:name="T29" style:family="text">
      <style:text-properties fo:font-size="8pt" fo:language="it" fo:country="IT" style:font-size-asian="8pt"/>
    </style:style>
    <style:style style:name="T30" style:family="text"/>
    <style:style style:name="T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CA"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LE">
      <style:graphic-properties fo:margin-left="0cm" fo:margin-right="0cm" fo:margin-top="0cm" fo:margin-bottom="0cm" style:vertical-pos="top" style:vertical-rel="baseline" fo:padding="0.002cm" fo:border="none" draw:ole-draw-aspect="1" draw:visible-area-top="0cm" draw:visible-area-width="2.198cm" draw:visible-area-height="0.292cm"/>
    </style:style>
    <style:style style:name="fr2" style:family="graphic" style:parent-style-name="OLE">
      <style:graphic-properties fo:margin-left="0cm" fo:margin-right="0cm" fo:margin-top="0cm" fo:margin-bottom="0cm" style:vertical-pos="top" style:vertical-rel="baseline" fo:padding="0.002cm" fo:border="none" draw:ole-draw-aspect="1" draw:visible-area-top="0cm" draw:visible-area-width="5.28cm" draw:visible-area-height="2.64cm"/>
    </style:style>
    <style:style style:name="fr3" style:family="graphic" style:parent-style-name="OLE">
      <style:graphic-properties fo:margin-left="0cm" fo:margin-right="0cm" fo:margin-top="0cm" fo:margin-bottom="0cm" style:vertical-pos="top" style:vertical-rel="baseline" fo:padding="0.002cm" fo:border="none" draw:ole-draw-aspect="1" draw:visible-area-top="0cm" draw:visible-area-width="5.128cm" draw:visible-area-height="2.74cm"/>
    </style:style>
    <style:style style:name="fr4" style:family="graphic" style:parent-style-name="OLE">
      <style:graphic-properties fo:margin-left="0cm" fo:margin-right="0cm" fo:margin-top="0cm" fo:margin-bottom="0cm" style:vertical-pos="top" style:vertical-rel="baseline" fo:padding="0.002cm" fo:border="none" draw:ole-draw-aspect="1" draw:visible-area-top="0cm" draw:visible-area-width="16.717cm" draw:visible-area-height="8.647cm"/>
    </style:style>
    <style:style style:name="fr5" style:family="graphic" style:parent-style-name="OLE">
      <style:graphic-properties fo:margin-left="0cm" fo:margin-right="0cm" fo:margin-top="0cm" fo:margin-bottom="0cm" style:vertical-pos="top" style:vertical-rel="baseline" fo:padding="0.002cm" fo:border="none" draw:ole-draw-aspect="1" draw:visible-area-top="0cm" draw:visible-area-width="14.866cm" draw:visible-area-height="16.33cm"/>
    </style:style>
    <style:style style:name="fr6" style:family="graphic" style:parent-style-name="OLE">
      <style:graphic-properties fo:margin-left="0cm" fo:margin-right="0cm" fo:margin-top="0cm" fo:margin-bottom="0cm" style:vertical-pos="top" style:vertical-rel="baseline" fo:padding="0.002cm" fo:border="none" draw:ole-draw-aspect="1" draw:visible-area-top="0cm" draw:visible-area-width="20.25cm" draw:visible-area-height="13.449cm"/>
    </style:style>
    <style:style style:name="fr7" style:family="graphic" style:parent-style-name="OLE">
      <style:graphic-properties fo:margin-left="0cm" fo:margin-right="0cm" fo:margin-top="0cm" fo:margin-bottom="0cm" style:vertical-pos="top" style:vertical-rel="baseline" fo:padding="0.002cm" fo:border="none" draw:ole-draw-aspect="1" draw:visible-area-top="0cm" draw:visible-area-width="14.63cm" draw:visible-area-height="8.33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7"/>
          </table:table-cell>
        </table:table-row>
        <table:table-row table:style-name="Table1.2">
          <table:table-cell table:style-name="Table1.A1" office:value-type="string">
            <text:p text:style-name="P101"><text:title>uObserve Software Specification</text:title></text:p>
          </table:table-cell>
        </table:table-row>
        <table:table-row table:style-name="Table1.3">
          <table:table-cell table:style-name="Table1.A1" office:value-type="string">
            <text:p text:style-name="P20"/>
            <text:p text:style-name="P22"/>
            <text:p text:style-name="P22">Authors:</text:p>
            <text:p text:style-name="P22"/>
            <text:p text:style-name="P22">Sylvie Trudel</text:p>
            <text:p text:style-name="P21"><text:a xlink:type="simple" xlink:href="mailto:sylvie.trudel@crim.ca" text:style-name="Internet_20_link" text:visited-style-name="Visited_20_Internet_20_Link"><text:span text:style-name="Internet_20_link"><text:span text:style-name="T9">sylvie.trudel@crim.ca</text:span></text:span></text:a></text:p>
            <text:p text:style-name="P22"/>
            <text:p text:style-name="P24">Jean-Marc Lavoie</text:p>
            <text:p text:style-name="P21"><text:a xlink:type="simple" xlink:href="mailto:jeanmarc.lavoie@videotron.ca" text:style-name="Internet_20_link" text:visited-style-name="Visited_20_Internet_20_Link"><text:span text:style-name="Internet_20_link"><text:span text:style-name="T11">jeanmarc.lavoie@videotron.ca</text:span></text:span></text:a></text:p>
            <text:p text:style-name="P24"/>
            <text:p text:style-name="P23"/>
            <text:p text:style-name="P24"/>
          </table:table-cell>
        </table:table-row>
        <table:table-row table:style-name="Table1.4">
          <table:table-cell table:style-name="Table1.A1" office:value-type="string">
            <text:p text:style-name="P25"/>
          </table:table-cell>
        </table:table-row>
      </table:table>
      <text:p text:style-name="P26"/>
      <text:p text:style-name="P31"><text:span text:style-name="T13">Table of content</text:span></text:p>
      <text:p text:style-name="Standard"><text:span text:style-name="T4">Section</text:span><text:tab/><text:tab/><text:tab/><text:tab/><text:tab/><text:tab/><text:tab/><text:tab/><text:tab/><text:tab/><text:tab/>Page</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182054278" text:style-name="Index_20_Link" text:visited-style-name="Index_20_Link">1.</text:a><text:a xlink:type="simple" xlink:href="#__RefHeading___Toc182054278" text:style-name="Index_20_Link" text:visited-style-name="Index_20_Link"><text:span text:style-name="T18"><text:tab/></text:span></text:a><text:a xlink:type="simple" xlink:href="#__RefHeading___Toc182054278" text:style-name="Index_20_Link" text:visited-style-name="Index_20_Link">Introduction</text:a><text:a xlink:type="simple" xlink:href="#__RefHeading___Toc182054278" text:style-name="Index_20_Link" text:visited-style-name="Index_20_Link"><text:span text:style-name="T20"><text:tab/>3</text:span></text:a></text:p>
          <text:p text:style-name="P2"><text:a xlink:type="simple" xlink:href="#__RefHeading___Toc182054279" text:style-name="Index_20_Link" text:visited-style-name="Index_20_Link">1.1</text:a><text:a xlink:type="simple" xlink:href="#__RefHeading___Toc182054279" text:style-name="Index_20_Link" text:visited-style-name="Index_20_Link"><text:span text:style-name="T18"><text:tab/></text:span></text:a><text:a xlink:type="simple" xlink:href="#__RefHeading___Toc182054279" text:style-name="Index_20_Link" text:visited-style-name="Index_20_Link">Purpose and scope</text:a><text:a xlink:type="simple" xlink:href="#__RefHeading___Toc182054279" text:style-name="Index_20_Link" text:visited-style-name="Index_20_Link"><text:span text:style-name="T20"><text:tab/>3</text:span></text:a></text:p>
          <text:p text:style-name="P2"><text:a xlink:type="simple" xlink:href="#__RefHeading___Toc182054280" text:style-name="Index_20_Link" text:visited-style-name="Index_20_Link">1.2</text:a><text:a xlink:type="simple" xlink:href="#__RefHeading___Toc182054280" text:style-name="Index_20_Link" text:visited-style-name="Index_20_Link"><text:span text:style-name="T18"><text:tab/></text:span></text:a><text:a xlink:type="simple" xlink:href="#__RefHeading___Toc182054280" text:style-name="Index_20_Link" text:visited-style-name="Index_20_Link">Opportunity description: tooling usability testing</text:a><text:a xlink:type="simple" xlink:href="#__RefHeading___Toc182054280" text:style-name="Index_20_Link" text:visited-style-name="Index_20_Link"><text:span text:style-name="T20"><text:tab/>3</text:span></text:a></text:p>
          <text:p text:style-name="P2"><text:a xlink:type="simple" xlink:href="#__RefHeading___Toc182054281" text:style-name="Index_20_Link" text:visited-style-name="Index_20_Link">1.3</text:a><text:a xlink:type="simple" xlink:href="#__RefHeading___Toc182054281" text:style-name="Index_20_Link" text:visited-style-name="Index_20_Link"><text:span text:style-name="T18"><text:tab/></text:span></text:a><text:a xlink:type="simple" xlink:href="#__RefHeading___Toc182054281" text:style-name="Index_20_Link" text:visited-style-name="Index_20_Link">Project objectives</text:a><text:a xlink:type="simple" xlink:href="#__RefHeading___Toc182054281" text:style-name="Index_20_Link" text:visited-style-name="Index_20_Link"><text:span text:style-name="T20"><text:tab/>3</text:span></text:a></text:p>
          <text:p text:style-name="P2"><text:a xlink:type="simple" xlink:href="#__RefHeading___Toc182054282" text:style-name="Index_20_Link" text:visited-style-name="Index_20_Link">1.4</text:a><text:a xlink:type="simple" xlink:href="#__RefHeading___Toc182054282" text:style-name="Index_20_Link" text:visited-style-name="Index_20_Link"><text:span text:style-name="T18"><text:tab/></text:span></text:a><text:a xlink:type="simple" xlink:href="#__RefHeading___Toc182054282" text:style-name="Index_20_Link" text:visited-style-name="Index_20_Link">Definitions and acronyms</text:a><text:a xlink:type="simple" xlink:href="#__RefHeading___Toc182054282" text:style-name="Index_20_Link" text:visited-style-name="Index_20_Link"><text:span text:style-name="T20"><text:tab/>3</text:span></text:a></text:p>
          <text:p text:style-name="P2"><text:a xlink:type="simple" xlink:href="#__RefHeading___Toc182054283" text:style-name="Index_20_Link" text:visited-style-name="Index_20_Link">1.5</text:a><text:a xlink:type="simple" xlink:href="#__RefHeading___Toc182054283" text:style-name="Index_20_Link" text:visited-style-name="Index_20_Link"><text:span text:style-name="T18"><text:tab/></text:span></text:a><text:a xlink:type="simple" xlink:href="#__RefHeading___Toc182054283" text:style-name="Index_20_Link" text:visited-style-name="Index_20_Link">References</text:a><text:a xlink:type="simple" xlink:href="#__RefHeading___Toc182054283" text:style-name="Index_20_Link" text:visited-style-name="Index_20_Link"><text:span text:style-name="T20"><text:tab/>4</text:span></text:a></text:p>
          <text:p text:style-name="P1"><text:a xlink:type="simple" xlink:href="#__RefHeading___Toc182054284" text:style-name="Index_20_Link" text:visited-style-name="Index_20_Link">2.</text:a><text:a xlink:type="simple" xlink:href="#__RefHeading___Toc182054284" text:style-name="Index_20_Link" text:visited-style-name="Index_20_Link"><text:span text:style-name="T18"><text:tab/></text:span></text:a><text:a xlink:type="simple" xlink:href="#__RefHeading___Toc182054284" text:style-name="Index_20_Link" text:visited-style-name="Index_20_Link">uOberserve Description</text:a><text:a xlink:type="simple" xlink:href="#__RefHeading___Toc182054284" text:style-name="Index_20_Link" text:visited-style-name="Index_20_Link"><text:span text:style-name="T20"><text:tab/>4</text:span></text:a></text:p>
          <text:p text:style-name="P2"><text:a xlink:type="simple" xlink:href="#__RefHeading___Toc182054285" text:style-name="Index_20_Link" text:visited-style-name="Index_20_Link">2.1</text:a><text:a xlink:type="simple" xlink:href="#__RefHeading___Toc182054285" text:style-name="Index_20_Link" text:visited-style-name="Index_20_Link"><text:span text:style-name="T18"><text:tab/></text:span></text:a><text:a xlink:type="simple" xlink:href="#__RefHeading___Toc182054285" text:style-name="Index_20_Link" text:visited-style-name="Index_20_Link">uObserve perspective</text:a><text:a xlink:type="simple" xlink:href="#__RefHeading___Toc182054285" text:style-name="Index_20_Link" text:visited-style-name="Index_20_Link"><text:span text:style-name="T20"><text:tab/>4</text:span></text:a></text:p>
          <text:p text:style-name="P2"><text:a xlink:type="simple" xlink:href="#__RefHeading___Toc182054286" text:style-name="Index_20_Link" text:visited-style-name="Index_20_Link">2.2</text:a><text:a xlink:type="simple" xlink:href="#__RefHeading___Toc182054286" text:style-name="Index_20_Link" text:visited-style-name="Index_20_Link"><text:span text:style-name="T18"><text:tab/></text:span></text:a><text:a xlink:type="simple" xlink:href="#__RefHeading___Toc182054286" text:style-name="Index_20_Link" text:visited-style-name="Index_20_Link">Features and functions</text:a><text:a xlink:type="simple" xlink:href="#__RefHeading___Toc182054286" text:style-name="Index_20_Link" text:visited-style-name="Index_20_Link"><text:span text:style-name="T20"><text:tab/>5</text:span></text:a></text:p>
          <text:p text:style-name="P3"><text:a xlink:type="simple" xlink:href="#__RefHeading___Toc182054287" text:style-name="Index_20_Link" text:visited-style-name="Index_20_Link">2.2.1</text:a><text:a xlink:type="simple" xlink:href="#__RefHeading___Toc182054287" text:style-name="Index_20_Link" text:visited-style-name="Index_20_Link"><text:span text:style-name="T18"><text:tab/></text:span></text:a><text:a xlink:type="simple" xlink:href="#__RefHeading___Toc182054287" text:style-name="Index_20_Link" text:visited-style-name="Index_20_Link">uObserve functionalities</text:a><text:a xlink:type="simple" xlink:href="#__RefHeading___Toc182054287" text:style-name="Index_20_Link" text:visited-style-name="Index_20_Link"><text:span text:style-name="T20"><text:tab/>5</text:span></text:a></text:p>
          <text:p text:style-name="P3"><text:a xlink:type="simple" xlink:href="#__RefHeading___Toc182054288" text:style-name="Index_20_Link" text:visited-style-name="Index_20_Link">2.2.2</text:a><text:a xlink:type="simple" xlink:href="#__RefHeading___Toc182054288" text:style-name="Index_20_Link" text:visited-style-name="Index_20_Link"><text:span text:style-name="T18"><text:tab/></text:span></text:a><text:a xlink:type="simple" xlink:href="#__RefHeading___Toc182054288" text:style-name="Index_20_Link" text:visited-style-name="Index_20_Link">Functionalities considered for future development</text:a><text:a xlink:type="simple" xlink:href="#__RefHeading___Toc182054288" text:style-name="Index_20_Link" text:visited-style-name="Index_20_Link"><text:span text:style-name="T20"><text:tab/>6</text:span></text:a></text:p>
          <text:p text:style-name="P2"><text:a xlink:type="simple" xlink:href="#__RefHeading___Toc182054289" text:style-name="Index_20_Link" text:visited-style-name="Index_20_Link">2.3</text:a><text:a xlink:type="simple" xlink:href="#__RefHeading___Toc182054289" text:style-name="Index_20_Link" text:visited-style-name="Index_20_Link"><text:span text:style-name="T18"><text:tab/></text:span></text:a><text:a xlink:type="simple" xlink:href="#__RefHeading___Toc182054289" text:style-name="Index_20_Link" text:visited-style-name="Index_20_Link">User characteristics</text:a><text:a xlink:type="simple" xlink:href="#__RefHeading___Toc182054289" text:style-name="Index_20_Link" text:visited-style-name="Index_20_Link"><text:span text:style-name="T20"><text:tab/>6</text:span></text:a></text:p>
          <text:p text:style-name="P2"><text:a xlink:type="simple" xlink:href="#__RefHeading___Toc182054290" text:style-name="Index_20_Link" text:visited-style-name="Index_20_Link">2.4</text:a><text:a xlink:type="simple" xlink:href="#__RefHeading___Toc182054290" text:style-name="Index_20_Link" text:visited-style-name="Index_20_Link"><text:span text:style-name="T18"><text:tab/></text:span></text:a><text:a xlink:type="simple" xlink:href="#__RefHeading___Toc182054290" text:style-name="Index_20_Link" text:visited-style-name="Index_20_Link">Assumptions, constraints, and dependancies</text:a><text:a xlink:type="simple" xlink:href="#__RefHeading___Toc182054290" text:style-name="Index_20_Link" text:visited-style-name="Index_20_Link"><text:span text:style-name="T20"><text:tab/>6</text:span></text:a></text:p>
          <text:p text:style-name="P1"><text:a xlink:type="simple" xlink:href="#__RefHeading___Toc182054291" text:style-name="Index_20_Link" text:visited-style-name="Index_20_Link"><text:span text:style-name="T2">3.</text:span></text:a><text:a xlink:type="simple" xlink:href="#__RefHeading___Toc182054291" text:style-name="Index_20_Link" text:visited-style-name="Index_20_Link"><text:span text:style-name="T18"><text:tab/></text:span></text:a><text:a xlink:type="simple" xlink:href="#__RefHeading___Toc182054291" text:style-name="Index_20_Link" text:visited-style-name="Index_20_Link"><text:span text:style-name="T2">SPECIFIC REQUIREMENTS</text:span></text:a><text:a xlink:type="simple" xlink:href="#__RefHeading___Toc182054291" text:style-name="Index_20_Link" text:visited-style-name="Index_20_Link"><text:span text:style-name="T20"><text:tab/>7</text:span></text:a></text:p>
          <text:p text:style-name="P2"><text:a xlink:type="simple" xlink:href="#__RefHeading___Toc182054292" text:style-name="Index_20_Link" text:visited-style-name="Index_20_Link">3.1</text:a><text:a xlink:type="simple" xlink:href="#__RefHeading___Toc182054292" text:style-name="Index_20_Link" text:visited-style-name="Index_20_Link"><text:span text:style-name="T18"><text:tab/></text:span></text:a><text:a xlink:type="simple" xlink:href="#__RefHeading___Toc182054292" text:style-name="Index_20_Link" text:visited-style-name="Index_20_Link">External interfaces requirements</text:a><text:a xlink:type="simple" xlink:href="#__RefHeading___Toc182054292" text:style-name="Index_20_Link" text:visited-style-name="Index_20_Link"><text:span text:style-name="T20"><text:tab/>7</text:span></text:a></text:p>
          <text:p text:style-name="P3"><text:a xlink:type="simple" xlink:href="#__RefHeading___Toc182054293" text:style-name="Index_20_Link" text:visited-style-name="Index_20_Link">3.1.1</text:a><text:a xlink:type="simple" xlink:href="#__RefHeading___Toc182054293" text:style-name="Index_20_Link" text:visited-style-name="Index_20_Link"><text:span text:style-name="T18"><text:tab/></text:span></text:a><text:a xlink:type="simple" xlink:href="#__RefHeading___Toc182054293" text:style-name="Index_20_Link" text:visited-style-name="Index_20_Link">User interface</text:a><text:a xlink:type="simple" xlink:href="#__RefHeading___Toc182054293" text:style-name="Index_20_Link" text:visited-style-name="Index_20_Link"><text:span text:style-name="T20"><text:tab/>7</text:span></text:a></text:p>
          <text:p text:style-name="P3"><text:a xlink:type="simple" xlink:href="#__RefHeading___Toc182054294" text:style-name="Index_20_Link" text:visited-style-name="Index_20_Link">3.1.2</text:a><text:a xlink:type="simple" xlink:href="#__RefHeading___Toc182054294" text:style-name="Index_20_Link" text:visited-style-name="Index_20_Link"><text:span text:style-name="T18"><text:tab/></text:span></text:a><text:a xlink:type="simple" xlink:href="#__RefHeading___Toc182054294" text:style-name="Index_20_Link" text:visited-style-name="Index_20_Link">Hardware interfaces</text:a><text:a xlink:type="simple" xlink:href="#__RefHeading___Toc182054294" text:style-name="Index_20_Link" text:visited-style-name="Index_20_Link"><text:span text:style-name="T20"><text:tab/>7</text:span></text:a></text:p>
          <text:p text:style-name="P3"><text:a xlink:type="simple" xlink:href="#__RefHeading___Toc182054295" text:style-name="Index_20_Link" text:visited-style-name="Index_20_Link">3.1.3</text:a><text:a xlink:type="simple" xlink:href="#__RefHeading___Toc182054295" text:style-name="Index_20_Link" text:visited-style-name="Index_20_Link"><text:span text:style-name="T18"><text:tab/></text:span></text:a><text:a xlink:type="simple" xlink:href="#__RefHeading___Toc182054295" text:style-name="Index_20_Link" text:visited-style-name="Index_20_Link">Software interfaces</text:a><text:a xlink:type="simple" xlink:href="#__RefHeading___Toc182054295" text:style-name="Index_20_Link" text:visited-style-name="Index_20_Link"><text:span text:style-name="T20"><text:tab/>7</text:span></text:a></text:p>
          <text:p text:style-name="P3"><text:a xlink:type="simple" xlink:href="#__RefHeading___Toc182054296" text:style-name="Index_20_Link" text:visited-style-name="Index_20_Link">3.1.4</text:a><text:a xlink:type="simple" xlink:href="#__RefHeading___Toc182054296" text:style-name="Index_20_Link" text:visited-style-name="Index_20_Link"><text:span text:style-name="T18"><text:tab/></text:span></text:a><text:a xlink:type="simple" xlink:href="#__RefHeading___Toc182054296" text:style-name="Index_20_Link" text:visited-style-name="Index_20_Link">Communication interfaces</text:a><text:a xlink:type="simple" xlink:href="#__RefHeading___Toc182054296" text:style-name="Index_20_Link" text:visited-style-name="Index_20_Link"><text:span text:style-name="T20"><text:tab/>8</text:span></text:a></text:p>
          <text:p text:style-name="P2"><text:a xlink:type="simple" xlink:href="#__RefHeading___Toc182054297" text:style-name="Index_20_Link" text:visited-style-name="Index_20_Link">3.2</text:a><text:a xlink:type="simple" xlink:href="#__RefHeading___Toc182054297" text:style-name="Index_20_Link" text:visited-style-name="Index_20_Link"><text:span text:style-name="T18"><text:tab/></text:span></text:a><text:a xlink:type="simple" xlink:href="#__RefHeading___Toc182054297" text:style-name="Index_20_Link" text:visited-style-name="Index_20_Link">Functional requirements</text:a><text:a xlink:type="simple" xlink:href="#__RefHeading___Toc182054297" text:style-name="Index_20_Link" text:visited-style-name="Index_20_Link"><text:span text:style-name="T20"><text:tab/>8</text:span></text:a></text:p>
          <text:p text:style-name="P3"><text:a xlink:type="simple" xlink:href="#__RefHeading___Toc182054298" text:style-name="Index_20_Link" text:visited-style-name="Index_20_Link">3.2.1</text:a><text:a xlink:type="simple" xlink:href="#__RefHeading___Toc182054298" text:style-name="Index_20_Link" text:visited-style-name="Index_20_Link"><text:span text:style-name="T18"><text:tab/></text:span></text:a><text:a xlink:type="simple" xlink:href="#__RefHeading___Toc182054298" text:style-name="Index_20_Link" text:visited-style-name="Index_20_Link">Start uSleuth</text:a><text:a xlink:type="simple" xlink:href="#__RefHeading___Toc182054298" text:style-name="Index_20_Link" text:visited-style-name="Index_20_Link"><text:span text:style-name="T20"><text:tab/>10</text:span></text:a></text:p>
          <text:p text:style-name="P3"><text:a xlink:type="simple" xlink:href="#__RefHeading___Toc182054299" text:style-name="Index_20_Link" text:visited-style-name="Index_20_Link">3.2.2</text:a><text:a xlink:type="simple" xlink:href="#__RefHeading___Toc182054299" text:style-name="Index_20_Link" text:visited-style-name="Index_20_Link"><text:span text:style-name="T18"><text:tab/></text:span></text:a><text:a xlink:type="simple" xlink:href="#__RefHeading___Toc182054299" text:style-name="Index_20_Link" text:visited-style-name="Index_20_Link">Close uSleuth</text:a><text:a xlink:type="simple" xlink:href="#__RefHeading___Toc182054299" text:style-name="Index_20_Link" text:visited-style-name="Index_20_Link"><text:span text:style-name="T20"><text:tab/>10</text:span></text:a></text:p>
          <text:p text:style-name="P3"><text:a xlink:type="simple" xlink:href="#__RefHeading___Toc182054300" text:style-name="Index_20_Link" text:visited-style-name="Index_20_Link"><text:span text:style-name="T22">3.2.3</text:span></text:a><text:a xlink:type="simple" xlink:href="#__RefHeading___Toc182054300" text:style-name="Index_20_Link" text:visited-style-name="Index_20_Link"><text:span text:style-name="T18"><text:tab/></text:span></text:a><text:a xlink:type="simple" xlink:href="#__RefHeading___Toc182054300" text:style-name="Index_20_Link" text:visited-style-name="Index_20_Link"><text:span text:style-name="T22">Connect uSpy to uSleuth</text:span></text:a><text:a xlink:type="simple" xlink:href="#__RefHeading___Toc182054300" text:style-name="Index_20_Link" text:visited-style-name="Index_20_Link"><text:span text:style-name="T20"><text:tab/>11</text:span></text:a></text:p>
          <text:p text:style-name="P3"><text:a xlink:type="simple" xlink:href="#__RefHeading___Toc182054301" text:style-name="Index_20_Link" text:visited-style-name="Index_20_Link"><text:span text:style-name="T22">3.2.4</text:span></text:a><text:a xlink:type="simple" xlink:href="#__RefHeading___Toc182054301" text:style-name="Index_20_Link" text:visited-style-name="Index_20_Link"><text:span text:style-name="T18"><text:tab/></text:span></text:a><text:a xlink:type="simple" xlink:href="#__RefHeading___Toc182054301" text:style-name="Index_20_Link" text:visited-style-name="Index_20_Link"><text:span text:style-name="T22">Send events</text:span></text:a><text:a xlink:type="simple" xlink:href="#__RefHeading___Toc182054301" text:style-name="Index_20_Link" text:visited-style-name="Index_20_Link"><text:span text:style-name="T20"><text:tab/>11</text:span></text:a></text:p>
          <text:p text:style-name="P3"><text:a xlink:type="simple" xlink:href="#__RefHeading___Toc182054302" text:style-name="Index_20_Link" text:visited-style-name="Index_20_Link">3.2.5</text:a><text:a xlink:type="simple" xlink:href="#__RefHeading___Toc182054302" text:style-name="Index_20_Link" text:visited-style-name="Index_20_Link"><text:span text:style-name="T18"><text:tab/></text:span></text:a><text:a xlink:type="simple" xlink:href="#__RefHeading___Toc182054302" text:style-name="Index_20_Link" text:visited-style-name="Index_20_Link">Record an experiment</text:a><text:a xlink:type="simple" xlink:href="#__RefHeading___Toc182054302" text:style-name="Index_20_Link" text:visited-style-name="Index_20_Link"><text:span text:style-name="T20"><text:tab/>12</text:span></text:a></text:p>
          <text:p text:style-name="P3"><text:a xlink:type="simple" xlink:href="#__RefHeading___Toc182054303" text:style-name="Index_20_Link" text:visited-style-name="Index_20_Link"><text:span text:style-name="T22">3.2.6</text:span></text:a><text:a xlink:type="simple" xlink:href="#__RefHeading___Toc182054303" text:style-name="Index_20_Link" text:visited-style-name="Index_20_Link"><text:span text:style-name="T18"><text:tab/></text:span></text:a><text:a xlink:type="simple" xlink:href="#__RefHeading___Toc182054303" text:style-name="Index_20_Link" text:visited-style-name="Index_20_Link"><text:span text:style-name="T22">Open a recorded experiment</text:span></text:a><text:a xlink:type="simple" xlink:href="#__RefHeading___Toc182054303" text:style-name="Index_20_Link" text:visited-style-name="Index_20_Link"><text:span text:style-name="T20"><text:tab/>13</text:span></text:a></text:p>
          <text:p text:style-name="P3"><text:a xlink:type="simple" xlink:href="#__RefHeading___Toc182054304" text:style-name="Index_20_Link" text:visited-style-name="Index_20_Link"><text:span text:style-name="T22">3.2.7</text:span></text:a><text:a xlink:type="simple" xlink:href="#__RefHeading___Toc182054304" text:style-name="Index_20_Link" text:visited-style-name="Index_20_Link"><text:span text:style-name="T18"><text:tab/></text:span></text:a><text:a xlink:type="simple" xlink:href="#__RefHeading___Toc182054304" text:style-name="Index_20_Link" text:visited-style-name="Index_20_Link"><text:span text:style-name="T22">Playback an experiment</text:span></text:a><text:a xlink:type="simple" xlink:href="#__RefHeading___Toc182054304" text:style-name="Index_20_Link" text:visited-style-name="Index_20_Link"><text:span text:style-name="T20"><text:tab/>14</text:span></text:a></text:p>
          <text:p text:style-name="P3"><text:a xlink:type="simple" xlink:href="#__RefHeading___Toc182054305" text:style-name="Index_20_Link" text:visited-style-name="Index_20_Link"><text:span text:style-name="T22">3.2.8</text:span></text:a><text:a xlink:type="simple" xlink:href="#__RefHeading___Toc182054305" text:style-name="Index_20_Link" text:visited-style-name="Index_20_Link"><text:span text:style-name="T18"><text:tab/></text:span></text:a><text:a xlink:type="simple" xlink:href="#__RefHeading___Toc182054305" text:style-name="Index_20_Link" text:visited-style-name="Index_20_Link"><text:span text:style-name="T22">Seek from image</text:span></text:a><text:a xlink:type="simple" xlink:href="#__RefHeading___Toc182054305" text:style-name="Index_20_Link" text:visited-style-name="Index_20_Link"><text:span text:style-name="T20"><text:tab/>14</text:span></text:a></text:p>
          <text:p text:style-name="P3"><text:a xlink:type="simple" xlink:href="#__RefHeading___Toc182054306" text:style-name="Index_20_Link" text:visited-style-name="Index_20_Link"><text:span text:style-name="T22">3.2.9</text:span></text:a><text:a xlink:type="simple" xlink:href="#__RefHeading___Toc182054306" text:style-name="Index_20_Link" text:visited-style-name="Index_20_Link"><text:span text:style-name="T18"><text:tab/></text:span></text:a><text:a xlink:type="simple" xlink:href="#__RefHeading___Toc182054306" text:style-name="Index_20_Link" text:visited-style-name="Index_20_Link"><text:span text:style-name="T22">Scroll and select from the event list</text:span></text:a><text:a xlink:type="simple" xlink:href="#__RefHeading___Toc182054306" text:style-name="Index_20_Link" text:visited-style-name="Index_20_Link"><text:span text:style-name="T20"><text:tab/>15</text:span></text:a></text:p>
          <text:p text:style-name="P3"><text:a xlink:type="simple" xlink:href="#__RefHeading___Toc182054307" text:style-name="Index_20_Link" text:visited-style-name="Index_20_Link"><text:span text:style-name="T22">3.2.10</text:span></text:a><text:a xlink:type="simple" xlink:href="#__RefHeading___Toc182054307" text:style-name="Index_20_Link" text:visited-style-name="Index_20_Link"><text:span text:style-name="T18"><text:tab/></text:span></text:a><text:a xlink:type="simple" xlink:href="#__RefHeading___Toc182054307" text:style-name="Index_20_Link" text:visited-style-name="Index_20_Link"><text:span text:style-name="T22">Display “About uObserve”</text:span></text:a><text:a xlink:type="simple" xlink:href="#__RefHeading___Toc182054307" text:style-name="Index_20_Link" text:visited-style-name="Index_20_Link"><text:span text:style-name="T20"><text:tab/>15</text:span></text:a></text:p>
          <text:p text:style-name="P2"><text:a xlink:type="simple" xlink:href="#__RefHeading___Toc182054308" text:style-name="Index_20_Link" text:visited-style-name="Index_20_Link">3.3</text:a><text:a xlink:type="simple" xlink:href="#__RefHeading___Toc182054308" text:style-name="Index_20_Link" text:visited-style-name="Index_20_Link"><text:span text:style-name="T18"><text:tab/></text:span></text:a><text:a xlink:type="simple" xlink:href="#__RefHeading___Toc182054308" text:style-name="Index_20_Link" text:visited-style-name="Index_20_Link">Quality requirements</text:a><text:a xlink:type="simple" xlink:href="#__RefHeading___Toc182054308" text:style-name="Index_20_Link" text:visited-style-name="Index_20_Link"><text:span text:style-name="T20"><text:tab/>15</text:span></text:a></text:p>
          <text:p text:style-name="P3"><text:a xlink:type="simple" xlink:href="#__RefHeading___Toc182054309" text:style-name="Index_20_Link" text:visited-style-name="Index_20_Link">3.3.1</text:a><text:a xlink:type="simple" xlink:href="#__RefHeading___Toc182054309" text:style-name="Index_20_Link" text:visited-style-name="Index_20_Link"><text:span text:style-name="T18"><text:tab/></text:span></text:a><text:a xlink:type="simple" xlink:href="#__RefHeading___Toc182054309" text:style-name="Index_20_Link" text:visited-style-name="Index_20_Link">Reliability</text:a><text:a xlink:type="simple" xlink:href="#__RefHeading___Toc182054309" text:style-name="Index_20_Link" text:visited-style-name="Index_20_Link"><text:span text:style-name="T20"><text:tab/>15</text:span></text:a></text:p>
          <text:p text:style-name="P3"><text:a xlink:type="simple" xlink:href="#__RefHeading___Toc182054310" text:style-name="Index_20_Link" text:visited-style-name="Index_20_Link">3.3.2</text:a><text:a xlink:type="simple" xlink:href="#__RefHeading___Toc182054310" text:style-name="Index_20_Link" text:visited-style-name="Index_20_Link"><text:span text:style-name="T18"><text:tab/></text:span></text:a><text:a xlink:type="simple" xlink:href="#__RefHeading___Toc182054310" text:style-name="Index_20_Link" text:visited-style-name="Index_20_Link">Availability</text:a><text:a xlink:type="simple" xlink:href="#__RefHeading___Toc182054310" text:style-name="Index_20_Link" text:visited-style-name="Index_20_Link"><text:span text:style-name="T20"><text:tab/>15</text:span></text:a></text:p>
          <text:p text:style-name="P3"><text:a xlink:type="simple" xlink:href="#__RefHeading___Toc182054311" text:style-name="Index_20_Link" text:visited-style-name="Index_20_Link">3.3.3</text:a><text:a xlink:type="simple" xlink:href="#__RefHeading___Toc182054311" text:style-name="Index_20_Link" text:visited-style-name="Index_20_Link"><text:span text:style-name="T18"><text:tab/></text:span></text:a><text:a xlink:type="simple" xlink:href="#__RefHeading___Toc182054311" text:style-name="Index_20_Link" text:visited-style-name="Index_20_Link">Security</text:a><text:a xlink:type="simple" xlink:href="#__RefHeading___Toc182054311" text:style-name="Index_20_Link" text:visited-style-name="Index_20_Link"><text:span text:style-name="T20"><text:tab/>16</text:span></text:a></text:p>
          <text:p text:style-name="P3"><text:a xlink:type="simple" xlink:href="#__RefHeading___Toc182054312" text:style-name="Index_20_Link" text:visited-style-name="Index_20_Link">3.3.4</text:a><text:a xlink:type="simple" xlink:href="#__RefHeading___Toc182054312" text:style-name="Index_20_Link" text:visited-style-name="Index_20_Link"><text:span text:style-name="T18"><text:tab/></text:span></text:a><text:a xlink:type="simple" xlink:href="#__RefHeading___Toc182054312" text:style-name="Index_20_Link" text:visited-style-name="Index_20_Link">Maintainability</text:a><text:a xlink:type="simple" xlink:href="#__RefHeading___Toc182054312" text:style-name="Index_20_Link" text:visited-style-name="Index_20_Link"><text:span text:style-name="T20"><text:tab/>16</text:span></text:a></text:p>
          <text:p text:style-name="P3"><text:a xlink:type="simple" xlink:href="#__RefHeading___Toc182054313" text:style-name="Index_20_Link" text:visited-style-name="Index_20_Link">3.3.5</text:a><text:a xlink:type="simple" xlink:href="#__RefHeading___Toc182054313" text:style-name="Index_20_Link" text:visited-style-name="Index_20_Link"><text:span text:style-name="T18"><text:tab/></text:span></text:a><text:a xlink:type="simple" xlink:href="#__RefHeading___Toc182054313" text:style-name="Index_20_Link" text:visited-style-name="Index_20_Link">Portability</text:a><text:a xlink:type="simple" xlink:href="#__RefHeading___Toc182054313" text:style-name="Index_20_Link" text:visited-style-name="Index_20_Link"><text:span text:style-name="T20"><text:tab/>16</text:span></text:a></text:p>
        </text:index-body>
      </text:table-of-content>
      <text:p text:style-name="P33"/>
      <text:p text:style-name="P34"/>
      <text:p text:style-name="P35"/>
      <text:p text:style-name="P36"><text:span text:style-name="T12">List of figures</text:span></text:p>
      <text:p text:style-name="P32"><text:span text:style-name="T3">Figure <text:tab/><text:tab/><text:tab/><text:tab/><text:tab/><text:tab/><text:tab/><text:tab/><text:tab/><text:tab/><text:tab/> <text:s/></text:span>Page</text:p>
      <text:illustration-index text:style-name="Sect1" text:name="Table of Figure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43"><text:a xlink:type="simple" xlink:href="#__RefHeading___Toc182054314" text:style-name="Index_20_Link" text:visited-style-name="Index_20_Link">Figure 1 –uObeserve system perspective.</text:a><text:a xlink:type="simple" xlink:href="#__RefHeading___Toc182054314" text:style-name="Index_20_Link" text:visited-style-name="Index_20_Link"><text:span text:style-name="T20"><text:tab/>5</text:span></text:a></text:p>
          <text:p text:style-name="P43"><text:a xlink:type="simple" xlink:href="#__RefHeading___Toc182054315" text:style-name="Index_20_Link" text:visited-style-name="Index_20_Link">Figure 2 – uSleuth user interface prototype.</text:a><text:a xlink:type="simple" xlink:href="#__RefHeading___Toc182054315" text:style-name="Index_20_Link" text:visited-style-name="Index_20_Link"><text:span text:style-name="T20"><text:tab/>7</text:span></text:a></text:p>
          <text:p text:style-name="P43"><text:a xlink:type="simple" xlink:href="#__RefHeading___Toc182054316" text:style-name="Index_20_Link" text:visited-style-name="Index_20_Link">Figure 3 –uObserve use case diagram.</text:a><text:a xlink:type="simple" xlink:href="#__RefHeading___Toc182054316" text:style-name="Index_20_Link" text:visited-style-name="Index_20_Link"><text:span text:style-name="T20"><text:tab/>8</text:span></text:a></text:p>
          <text:p text:style-name="P43"><text:a xlink:type="simple" xlink:href="#__RefHeading___Toc182054317" text:style-name="Index_20_Link" text:visited-style-name="Index_20_Link">Figure 4 –uSleuth finite state machine.</text:a><text:a xlink:type="simple" xlink:href="#__RefHeading___Toc182054317" text:style-name="Index_20_Link" text:visited-style-name="Index_20_Link"><text:span text:style-name="T20"><text:tab/>9</text:span></text:a></text:p>
          <text:p text:style-name="P43"><text:a xlink:type="simple" xlink:href="#__RefHeading___Toc182054318" text:style-name="Index_20_Link" text:visited-style-name="Index_20_Link">Figure 5 –Button status in “Idle” state.</text:a><text:a xlink:type="simple" xlink:href="#__RefHeading___Toc182054318" text:style-name="Index_20_Link" text:visited-style-name="Index_20_Link"><text:span text:style-name="T20"><text:tab/>9</text:span></text:a></text:p>
          <text:p text:style-name="P43"><text:soft-page-break/><text:a xlink:type="simple" xlink:href="#__RefHeading___Toc182054319" text:style-name="Index_20_Link" text:visited-style-name="Index_20_Link">Figure 6 –Button status in “Playback” state.</text:a><text:a xlink:type="simple" xlink:href="#__RefHeading___Toc182054319" text:style-name="Index_20_Link" text:visited-style-name="Index_20_Link"><text:span text:style-name="T20"><text:tab/>9</text:span></text:a></text:p>
        </text:index-body>
      </text:illustration-index>
      <text:p text:style-name="P27"/>
      <text:h text:style-name="Heading_20_1" text:outline-level="1"><text:bookmark-start text:name="__RefHeading___Toc182054278"/>Introduction<text:bookmark-end text:name="__RefHeading___Toc182054278"/></text:h>
      <text:h text:style-name="P16" text:outline-level="2"><text:bookmark-start text:name="__RefHeading___Toc182054279"/>Purpose and scope<text:bookmark-end text:name="__RefHeading___Toc182054279"/></text:h>
      <text:p text:style-name="Text_20_body_20_indent"><text:span text:style-name="T14">The purpose of this document is to define and communicate the software requirements of the first release of a system designated as “uObserve”. uObserve is an application of software usability testing that combines a sniffer library, a video camera and a microphone. The requirements are documented in a way to provide a common understanding to the stakeholders. Those requirements will be verified through reviews. The structure of this software specification is inspired by IEEE standard 830-1998 </text:span><text:span text:style-name="T14"><text:bookmark-ref text:reference-format="number" text:ref-name="_Ref181445769">[1]</text:bookmark-ref></text:span><text:span text:style-name="T14">. Diagrams and detailed use cases it contains apply UML 2 notation and description </text:span><text:span text:style-name="T14"><text:bookmark-ref text:reference-format="number" text:ref-name="_Ref181723742">[2]</text:bookmark-ref></text:span><text:span text:style-name="T14">.</text:span></text:p>
      <text:p text:style-name="Text_20_body_20_indent"><text:span text:style-name="T14">The uObserve system is developed for LESIA, an advanced interface and synthetic environment laboratory at École de Technologie Supérieure (ÉTS) in Montreal, Canada. It is meant as a proof of concept for usability testing which could be evolved by LESIA members afterwards.</text:span></text:p>
      <text:h text:style-name="Heading_20_2" text:outline-level="2"><text:bookmark-start text:name="__RefHeading___Toc182054280"/><text:span text:style-name="T14">Opportunity description: tooling usability testing</text:span><text:bookmark-end text:name="__RefHeading___Toc182054280"/></text:h>
      <text:p text:style-name="Text_20_body_20_indent"><text:span text:style-name="T14">During a usability testing experiment at LESIA, graduate students must familiarize themselves with a spy program. That spy program is used to gather data that will then be analysed. In order to perform a good data analysis, two (2) persons are required: one user repeatedly entering data with the same interface (10 times) and one experimenter noting the first user’s gestures and behaviour. Noted gestures and behavior are then used to try to explain delays and to calculate the user’s learning curve. While the first user enters data, the spy program captures every mouse movements and keyboard clicks in an event log.</text:span></text:p>
      <text:p text:style-name="Text_20_body_20_indent"><text:span text:style-name="T14">Experience has shown that the captured notes are often incomplete and difficult to synchronize with entered data when trying to explain delays. Furthermore, the experimenter cannot ask the user to redo the experiment since his learning curve is already over. Analysing experiment data then becomes difficult, it even lead to wrong conclusion in certain cases.</text:span></text:p>
      <text:p text:style-name="Text_20_body_20_indent"><text:span text:style-name="T14">It is possible to film the user during a session. The equipement to do so is expensive, often difficult to move, and may require the skills of a technician to operate properly. Furthermore the resulting video would not be synchronized with the captured data.</text:span></text:p>
      <text:h text:style-name="Heading_20_2" text:outline-level="2"><text:bookmark-start text:name="__RefHeading___Toc182054281"/>Project objectives<text:bookmark-end text:name="__RefHeading___Toc182054281"/></text:h>
      <text:p text:style-name="Text_20_body_20_indent"><text:span text:style-name="T14">The objectives of the project are: to develop a working system that records an audio/video sequence of a user and</text:span><text:span text:style-name="T14"><office:annotation office:name="__Annotation__130_714255396" loext:resolved="false"><dc:creator>Unknown Author</dc:creator><dc:date>2020-10-02T08:09:17.410156789</dc:date><text:p text:style-name="P102"><text:span text:style-name="T31">Grammer mistake</text:span></text:p><text:p text:style-name="P102"><text:span text:style-name="T31"/></text:p></office:annotation></text:span><text:span text:style-name="T14"> synchronized with a</text:span><office:annotation-end office:name="__Annotation__130_714255396"/><text:span text:style-name="T14"> log of keyboard and mouse events that could be played back on request. This proof of concept system should be developed and tested within</text:span><text:span text:style-name="T14"><office:annotation office:name="__Annotation__131_714255396" loext:resolved="false"><dc:creator>Unknown Author</dc:creator><dc:date>2020-10-02T08:09:38.966633502</dc:date><text:p text:style-name="P102"><text:span text:style-name="T31">Grammar</text:span></text:p></office:annotation></text:span><text:span text:style-name="T14"> 2</text:span><office:annotation-end office:name="__Annotation__131_714255396"/><text:span text:style-name="T14"> months with a team of 2 software engineers. The equipment used should not be </text:span><text:span text:style-name="T14"><office:annotation office:name="__Annotation__132_714255396" loext:resolved="false"><dc:creator>Unknown Author</dc:creator><dc:date>2020-10-02T08:09:46.471031151</dc:date><text:p text:style-name="P102"><text:span text:style-name="T31">NEED</text:span></text:p></office:annotation></text:span><text:span text:style-name="T14">too expensive</text:span><office:annotation-end office:name="__Annotation__132_714255396"/><text:span text:style-name="T14"> and </text:span><text:span text:style-name="T14"><office:annotation office:name="__Annotation__133_714255396" loext:resolved="false"><dc:creator>Unknown Author</dc:creator><dc:date>2020-10-02T08:10:07.815229045</dc:date><text:p text:style-name="P102"><text:span text:style-name="T31">Need</text:span></text:p></office:annotation></text:span><text:span text:style-name="T14">should be operated from standard PC workstations,</text:span><office:annotation-end office:name="__Annotation__133_714255396"/><text:span text:style-name="T14"> much like a Webcam under Windows. </text:span><text:span text:style-name="T14"><office:annotation office:name="__Annotation__135_714255396" loext:resolved="false"><dc:creator>Unknown Author</dc:creator><dc:date>2020-10-02T08:10:20.699053862</dc:date><text:p text:style-name="P102"><text:span text:style-name="T31">Irrelevent</text:span></text:p></office:annotation></text:span><text:span text:style-name="T14">Such </text:span><text:span text:style-name="T14"><office:annotation office:name="__Annotation__134_714255396" loext:resolved="false"><dc:creator>Unknown Author</dc:creator><dc:date>2020-10-02T08:10:14.124692122</dc:date><text:p text:style-name="P102"><text:span text:style-name="T31">Spelling</text:span></text:p></office:annotation></text:span><text:span text:style-name="T14">worstations</text:span><office:annotation-end office:name="__Annotation__134_714255396"/><text:span text:style-name="T14"> are already available at LESIA</text:span><office:annotation-end office:name="__Annotation__135_714255396"/><text:span text:style-name="T14">. The record and playback functions shall not affect the performance or the behaviour of the spied user application.</text:span></text:p>
      <text:p text:style-name="P44"/>
      <text:h text:style-name="Heading_20_2" text:outline-level="2"><text:bookmark-start text:name="__RefHeading___Toc182054282"/><text:span text:style-name="T14">Definitions and acronyms</text:span><text:bookmark-end text:name="__RefHeading___Toc182054282"/></text:h>
      <text:p text:style-name="P44">CFFP<text:tab/><text:tab/>COSMIC-Full Function Points.</text:p>
      <text:p text:style-name="P44">COSMIC<text:tab/>Common Software Measurement International Consortium.</text:p>
      <text:p text:style-name="Text_20_body_20_indent"><text:soft-page-break/>CSV<text:tab/><text:tab/><text:span text:style-name="T22">Comma Separated Values.</text:span></text:p>
      <text:p text:style-name="Text_20_body_20_indent">ÉTS<text:tab/><text:tab/>École de Technologie Supérieure.</text:p>
      <text:p text:style-name="P44">JDK<text:tab/><text:tab/>Java Development Kit.</text:p>
      <text:p text:style-name="P44">JMF<text:tab/><text:tab/>Java Media Framework.</text:p>
      <text:p text:style-name="Text_20_body_20_indent">LAN<text:tab/><text:tab/>Local Area Network.</text:p>
      <text:p text:style-name="Text_20_body_20_indent">LESIA<text:tab/><text:tab/>Laboratoire d’environnements de synthèse et interfaces avancées.</text:p>
      <text:p text:style-name="P44">ms<text:tab/><text:tab/>Milliseconds.</text:p>
      <text:p text:style-name="P49"><text:span text:style-name="T14">Sniffer<text:tab/>Software program or library that spies upon an application software, thus recording keyboard and mouse events. A sniffer is also called “spy ware” or “spy program”.</text:span></text:p>
      <text:p text:style-name="P44">SRS<text:tab/><text:tab/>Software Requirements Specifications.</text:p>
      <text:p text:style-name="P44">TBD<text:tab/><text:tab/>To Be Determined.</text:p>
      <text:p text:style-name="P44">UML<text:tab/><text:tab/>Unified Modeling Language.</text:p>
      <text:p text:style-name="P50">Usability test<text:tab/>Experiment performed with user participants aiming at discovering any flaws or defects in a user interface. It implies developing an experiment protocol, getting an approval from an ethics committee, recruiting appropriate participants, developing software and/or hardware, performing the experiment, and analysing experiment data.</text:p>
      <text:p text:style-name="P45"/>
      <text:h text:style-name="Heading_20_2" text:outline-level="2"><text:bookmark-start text:name="__RefHeading___Toc182054283"/><text:span text:style-name="T14">References</text:span><text:bookmark-end text:name="__RefHeading___Toc182054283"/></text:h>
      <text:list xml:id="list1223502718" text:style-name="WW8Num19">
        <text:list-item>
          <text:p text:style-name="P42"><text:bookmark-start text:name="_Ref181445769"/><text:span text:style-name="T14">IEEE Std 830-1998, IEEE Recommended Practice for Software Requirements Specifications (SRS), IEEE Computer Society.</text:span><text:bookmark-end text:name="_Ref181445769"/></text:p>
        </text:list-item>
        <text:list-item>
          <text:p text:style-name="P42"><text:bookmark-start text:name="_Ref181723742"/><text:span text:style-name="T14">Arlow, J. and Neustadt, I., UML 2 and the unified process: Practical object-oriented analysis and design, 2</text:span><text:span text:style-name="T25">nd</text:span><text:span text:style-name="T14"> edition, Addison-Wesley, 2005.</text:span><text:bookmark-end text:name="_Ref181723742"/></text:p>
        </text:list-item>
      </text:list>
      <text:p text:style-name="P4"/>
      <text:h text:style-name="Heading_20_1" text:outline-level="1"><text:bookmark-start text:name="__RefHeading___Toc182054284"/>uOberserve Description<text:bookmark-end text:name="__RefHeading___Toc182054284"/></text:h>
      <text:h text:style-name="Heading_20_2" text:outline-level="2"><text:bookmark-start text:name="__RefHeading___Toc182054285"/><text:span text:style-name="T14">uObserve perspective</text:span><text:bookmark-end text:name="__RefHeading___Toc182054285"/></text:h>
      <text:p text:style-name="Text_20_body_20_indent"><text:span text:style-name="T14">uObserve is a tool that supports usability testing of user interfaces. It records audio and video data of a user running a spied application. uObserve synchronizes a log of events sent from the sniffer (records of keyboard and mouse movements). uObserve is composed of two (2) subsystems: the uSleuth server executing on a different workstation than the uSpy client. uSpy is a sniffer library that would be integrated to an existing Java client application to be observed. uSpy sends a log of keyboard and mouse events to uSleuth via a Local Area Network (LAN). uSleuth records and playback audio/video files.</text:span></text:p>
      <text:p text:style-name="Text_20_body_20_indent"><text:span text:style-name="T14">At least one camera shall be used, as shown on </text:span><text:span text:style-name="T14"><text:bookmark-ref text:reference-format="text" text:ref-name="_Ref65236833">Figure 1</text:bookmark-ref></text:span><text:span text:style-name="T14">.</text:span></text:p>
      <text:p text:style-name="P44"/>
      <text:p text:style-name="P46"><text:soft-page-break/><draw:frame draw:style-name="fr7" draw:name="Object1" text:anchor-type="as-char" svg:width="14.631cm" svg:height="8.333cm" draw:z-index="0"><draw:object-ole xlink:href="./Object 2" xlink:type="simple" xlink:show="embed" xlink:actuate="onLoad"/><draw:image xlink:href="./ObjectReplacements/Object 2" xlink:type="simple" xlink:show="embed" xlink:actuate="onLoad"/></draw:frame></text:p>
      <text:p text:style-name="Légende"><text:bookmark-start text:name="_Ref65236833"/><text:bookmark-start text:name="__RefHeading___Toc182054314"/><text:span text:style-name="T14">Figure </text:span><text:span text:style-name="T14"><text:sequence text:ref-name="refFigure0" text:name="Figure" text:formula="ooow:Figure+1" style:num-format="1">1</text:sequence></text:span><text:bookmark-end text:name="_Ref65236833"/><text:span text:style-name="T14"><text:s/>–uObeserve system perspective.</text:span><text:bookmark-end text:name="__RefHeading___Toc182054314"/></text:p>
      <text:p text:style-name="P44"/>
      <text:h text:style-name="P16" text:outline-level="2"><text:bookmark-start text:name="__RefHeading___Toc182054286"/>Features and functions<text:bookmark-end text:name="__RefHeading___Toc182054286"/></text:h>
      <text:h text:style-name="Heading_20_3" text:outline-level="3"><text:bookmark-start text:name="__RefHeading___Toc182054287"/><text:span text:style-name="T14">uObserve functionalities</text:span><text:bookmark-end text:name="__RefHeading___Toc182054287"/></text:h>
      <text:p text:style-name="Text_20_body_20_indent"><text:span text:style-name="T14"><office:annotation office:name="__Annotation__136_714255396" loext:resolved="false"><dc:creator>Unknown Author</dc:creator><dc:date>2020-10-02T08:11:59.327779213</dc:date><text:p text:style-name="P102"><text:span text:style-name="T31">Wtf is this sentence strucuture</text:span></text:p></office:annotation></text:span><text:span text:style-name="T14">In agreement with the project sponsor, LESIA’s director, an expert in user interface ergonomics, </text:span><office:annotation-end office:name="__Annotation__136_714255396"/><text:span text:style-name="T14">it has been decided to implement uObserve using the video tape player/recorder paradigm. More specifically, within this paradigm, the cassette on which the recording is made will be materialized by an electronic file. A consequence is that there is only one active file open at anyone time; in order to open a new file, the active one must be ejected (or closed).</text:span></text:p>
      <text:list xml:id="list2660609575" text:style-name="WW8Num32">
        <text:list-item>
          <text:p text:style-name="P37">Log application events (mouse and keyboard events) (essential):</text:p>
          <text:list>
            <text:list-item>
              <text:p text:style-name="P39"><office:annotation office:name="__Annotation__137_714255396" loext:resolved="false"><dc:creator>Unknown Author</dc:creator><dc:date>2020-10-02T08:15:31.034762631</dc:date><text:p text:style-name="P102"><text:span text:style-name="T31">Specify?</text:span></text:p></office:annotation>Filter out selected event types;<office:annotation-end office:name="__Annotation__137_714255396"/></text:p>
            </text:list-item>
          </text:list>
        </text:list-item>
        <text:list-item>
          <text:p text:style-name="P37">Record audio/video frames of a user running an application using the uSpy library on the uSleuth station (essential):</text:p>
          <text:list>
            <text:list-item>
              <text:p text:style-name="P39">At least one camera, with a (minimal) image resolution of 320 x 240:</text:p>
            </text:list-item>
            <text:list-item>
              <text:p text:style-name="P39">One microphone only.</text:p>
            </text:list-item>
          </text:list>
        </text:list-item>
        <text:list-item>
          <text:p text:style-name="P37">On request, playback of the event log synchronized with the audio/video files (essential):</text:p>
          <text:list>
            <text:list-item>
              <text:p text:style-name="P39">Open [existing] file;</text:p>
            </text:list-item>
            <text:list-item>
              <text:p text:style-name="P39">Play [current file]:</text:p>
              <text:list>
                <text:list-item>
                  <text:p text:style-name="P40">Synchronize audio/video frames with the event log;</text:p>
                </text:list-item>
                <text:list-item>
                  <text:p text:style-name="P40">Highlight the current event;</text:p>
                </text:list-item>
                <text:list-item>
                  <text:p text:style-name="P40">Video scroll bar (one frame at a time);</text:p>
                </text:list-item>
                <text:list-item>
                  <text:p text:style-name="P40">Event scroll bar (one event at a time);</text:p>
                </text:list-item>
              </text:list>
            </text:list-item>
            <text:list-item>
              <text:p text:style-name="P39">Pause;</text:p>
            </text:list-item>
            <text:list-item>
              <text:p text:style-name="P39">Stop;</text:p>
            </text:list-item>
            <text:list-item>
              <text:p text:style-name="P39">Record;</text:p>
            </text:list-item>
            <text:list-item>
              <text:p text:style-name="P39"><text:soft-page-break/>Eject [current] file;</text:p>
            </text:list-item>
            <text:list-item>
              <text:p text:style-name="P39">Seek position within the video progress bar (important);</text:p>
            </text:list-item>
            <text:list-item>
              <text:p text:style-name="P39">Scroll the event list and select an event within the event log (important);</text:p>
            </text:list-item>
          </text:list>
        </text:list-item>
        <text:list-item>
          <text:p text:style-name="P37">Display event log (essential):</text:p>
          <text:list>
            <text:list-item>
              <text:p text:style-name="P39">Time in ms since the beginning of record;</text:p>
            </text:list-item>
            <text:list-item>
              <text:p text:style-name="P39">Event type;</text:p>
              <text:list>
                <text:list-item>
                  <text:p text:style-name="P41">Event logo for a subset of event types (nice to have);</text:p>
                </text:list-item>
              </text:list>
            </text:list-item>
            <text:list-item>
              <text:p text:style-name="P39">Time difference between the current and the preceding event in ms;</text:p>
            </text:list-item>
            <text:list-item>
              <text:p text:style-name="P39">Duration (or delta time) since the last event of the same type in ms;</text:p>
            </text:list-item>
            <text:list-item>
              <text:p text:style-name="P39">Event parameters (text string);</text:p>
            </text:list-item>
          </text:list>
        </text:list-item>
        <text:list-item>
          <text:p text:style-name="P37">Import log files (essential):</text:p>
          <text:list>
            <text:list-item>
              <text:p text:style-name="P39">Load the event log directly in Excel;</text:p>
            </text:list-item>
            <text:list-item>
              <text:p text:style-name="P39">Load the event log directly in a text editor running under Linux;</text:p>
            </text:list-item>
          </text:list>
        </text:list-item>
      </text:list>
      <text:h text:style-name="P17" text:outline-level="3"><text:bookmark-start text:name="__RefHeading___Toc182054288"/>Functionalities considered for future development<text:bookmark-end text:name="__RefHeading___Toc182054288"/></text:h>
      <text:p text:style-name="Text_20_body_20_indent"><text:span text:style-name="T14">The following functionalities were considered but a joint decision has been made by the project team and the sponsor to implement them in a subsequent release.</text:span></text:p>
      <text:list xml:id="list2612983489" text:style-name="WW8Num27">
        <text:list-item>
          <text:p text:style-name="P38">Support more than one camera:</text:p>
        </text:list-item>
      </text:list>
      <text:list xml:id="list3694894661" text:style-name="WW8Num6">
        <text:list-item>
          <text:p text:style-name="P28">Two cameras (important);</text:p>
        </text:list-item>
        <text:list-item>
          <text:p text:style-name="P28">Three cameras or more (nice-to-have).</text:p>
        </text:list-item>
      </text:list>
      <text:list xml:id="list82947603429281" text:continue-list="list2612983489" text:style-name="WW8Num27">
        <text:list-item>
          <text:p text:style-name="P38">Slow motion playback. This could be simulated by seeking events or video frames;</text:p>
        </text:list-item>
        <text:list-item>
          <text:p text:style-name="P38">Reverse Play. This could be simulated by stepping through events or video frames;</text:p>
        </text:list-item>
        <text:list-item>
          <text:p text:style-name="P38">Electronic note taking while recording with a time stamp link;</text:p>
        </text:list-item>
        <text:list-item>
          <text:p text:style-name="P38">Reproducing the user application on the server station (uSleuth). This could be done by aiming one of the video cameras directly at the user screen;</text:p>
        </text:list-item>
        <text:list-item>
          <text:p text:style-name="P38">Pattern identification within the event log. This would require a significant amount of effort and time;</text:p>
        </text:list-item>
        <text:list-item>
          <text:p text:style-name="P38">Record a Web application. Significant effort and time would be required in order to adapt the sniffer from a Java client-server application to a Web application.</text:p>
        </text:list-item>
      </text:list>
      <text:h text:style-name="P16" text:outline-level="2"><text:bookmark-start text:name="__RefHeading___Toc182054289"/>User characteristics<text:bookmark-end text:name="__RefHeading___Toc182054289"/></text:h>
      <text:p text:style-name="Standard">Potential uObserve users are LESIA experimenters who are <office:annotation office:name="__Annotation__138_714255396" loext:resolved="false"><dc:creator>Unknown Author</dc:creator><dc:date>2020-10-02T08:16:27.227234071</dc:date><text:p text:style-name="P102"><text:span text:style-name="T31">TESTABLE</text:span></text:p></office:annotation>skilled software engineers <office:annotation-end office:name="__Annotation__138_714255396"/>or persons with <office:annotation office:name="__Annotation__139_714255396" loext:resolved="false"><dc:creator>Unknown Author</dc:creator><dc:date>2020-10-02T08:16:38.528370167</dc:date><text:p text:style-name="P102"><text:span text:style-name="T31">TESTABLE</text:span></text:p></office:annotation>Java programming and/or usability testing knowledge and skills.<office:annotation-end office:name="__Annotation__139_714255396"/></text:p>
      <text:h text:style-name="Heading_20_2" text:outline-level="2"><text:bookmark-start text:name="__RefHeading___Toc182054290"/><text:span text:style-name="T14">Assumptions, constraints, and dependancies</text:span><text:bookmark-end text:name="__RefHeading___Toc182054290"/></text:h>
      <text:list xml:id="list1220554425" text:style-name="WW8Num33">
        <text:list-item>
          <text:p text:style-name="P29">The amount of time required to queue an event shall not exceed 20 ms;</text:p>
        </text:list-item>
        <text:list-item>
          <text:p text:style-name="P29">Java Media Framework (JMF) shall be used to manage audio and video aspects, which implies that the system will be developed and executed under Windows operating system;</text:p>
        </text:list-item>
        <text:list-item>
          <text:p text:style-name="P29">uObserve will be developed in English, as well as its artefacts (code and comments, Maven scripts, and unit tests);</text:p>
        </text:list-item>
        <text:list-item>
          <text:p text:style-name="P29">The user Java application shall be run locally on the workstation;</text:p>
        </text:list-item>
        <text:list-item>
          <text:p text:style-name="P29">JDK version 1.4 + shall be used;</text:p>
        </text:list-item>
        <text:list-item>
          <text:p text:style-name="P29">uObserve reliability is dependant on the reliability of the LAN on which it is operated;</text:p>
        </text:list-item>
        <text:list-item>
          <text:p text:style-name="P29">The user application to spy upon must be modifiable by this project team members or any other LESIA member in order to include the uSpy library;</text:p>
        </text:list-item>
      </text:list>
      <text:p text:style-name="P44"/>
      <text:h text:style-name="P15" text:outline-level="1"><text:bookmark-start text:name="__RefHeading___Toc182054291"/><text:soft-page-break/>SPECIFIC REQUIREMENTS<text:bookmark-end text:name="__RefHeading___Toc182054291"/></text:h>
      <text:h text:style-name="Heading_20_2" text:outline-level="2"><text:bookmark-start text:name="__RefHeading___Toc182054292"/>External interfaces requirements<text:bookmark-end text:name="__RefHeading___Toc182054292"/></text:h>
      <text:h text:style-name="Heading_20_3" text:outline-level="3"><text:bookmark-start text:name="__RefHeading___Toc182054293"/><office:annotation office:name="__Annotation__248_714255396" loext:resolved="false"><dc:creator>Unknown Author</dc:creator><dc:date>2020-10-02T08:20:07.183595780</dc:date><text:p text:style-name="P102"><text:span text:style-name="T33">Are you supposed to specify this in an SRS?</text:span></text:p></office:annotation>User interface<office:annotation-end office:name="__Annotation__248_714255396"/><text:bookmark-end text:name="__RefHeading___Toc182054293"/></text:h>
      <text:p text:style-name="P46"><draw:frame draw:style-name="fr6" draw:name="Object2" text:anchor-type="as-char" svg:width="16.808cm" svg:height="11.164cm" draw:z-index="1"><draw:object-ole xlink:href="./Object 4" xlink:type="simple" xlink:show="embed" xlink:actuate="onLoad"/><draw:image xlink:href="./ObjectReplacements/Object 4" xlink:type="simple" xlink:show="embed" xlink:actuate="onLoad"/></draw:frame></text:p>
      <text:p text:style-name="Légende"><text:bookmark-start text:name="__RefHeading___Toc182054315"/><text:span text:style-name="T14">Figure </text:span><text:sequence text:ref-name="refFigure1" text:name="Figure" text:formula="ooow:Figure+1" style:num-format="1">2</text:sequence><text:span text:style-name="T14"><text:s/>– uSleuth user interface prototype.</text:span><text:bookmark-end text:name="__RefHeading___Toc182054315"/></text:p>
      <text:p text:style-name="P44"/>
      <text:h text:style-name="Heading_20_3" text:outline-level="3"><text:bookmark-start text:name="__RefHeading___Toc182054294"/>Hardware interfaces<text:bookmark-end text:name="__RefHeading___Toc182054294"/></text:h>
      <text:h text:style-name="Heading_20_4" text:outline-level="4">Cameras</text:h>
      <text:p text:style-name="Text_20_body_20_indent"><text:span text:style-name="T14">The cameras should support color (RGB format) and provide (at least) 320 x 240 pixels resolution.</text:span></text:p>
      <text:h text:style-name="Heading_20_4" text:outline-level="4">Microphone</text:h>
      <text:p text:style-name="Text_20_body_20_indent"><text:span text:style-name="T14">Only one microphone shall be supported. Audio recording shall be sampled according to the following parameters: 16 bits, 44100 Hz, stereo.</text:span></text:p>
      <text:h text:style-name="Heading_20_3" text:outline-level="3"><text:bookmark-start text:name="__RefHeading___Toc182054295"/>Software interfaces<text:bookmark-end text:name="__RefHeading___Toc182054295"/></text:h>
      <text:p text:style-name="Text_20_body_20_indent"><text:span text:style-name="T14">A Java application shall integrate the uSpy library in order to send an event log to uSleuth.</text:span></text:p>
      <text:h text:style-name="Heading_20_3" text:outline-level="3"><text:bookmark-start text:name="__RefHeading___Toc182054296"/><text:soft-page-break/>Communication interfaces<text:bookmark-end text:name="__RefHeading___Toc182054296"/></text:h>
      <text:p text:style-name="Text_20_body_20_indent"><text:span text:style-name="T14">A TCP/IP link shall be established between the client workstation (using the uSpy library) and the server workstation (uSleuth). The IP address configuration shall be set manually in a configuration file of the application using the uSpy library.</text:span></text:p>
      <text:h text:style-name="Heading_20_2" text:outline-level="2"><text:bookmark-start text:name="__RefHeading___Toc182054297"/>Functional requirements<text:bookmark-end text:name="__RefHeading___Toc182054297"/></text:h>
      <text:p text:style-name="Text_20_body_20_indent"><text:span text:style-name="T16"><text:bookmark-ref text:reference-format="text" text:ref-name="_Ref67756503">Figure 3</text:bookmark-ref></text:span><text:span text:style-name="T16"><text:s/></text:span><text:span text:style-name="T14">provides the use case model of the uObserve system. The following sections provide detailed use cases as applied during a usability test. Unless otherwise specified, most use case primary actor is the Usability Tester (UT).</text:span></text:p>
      <text:p text:style-name="P44"/>
      <text:p text:style-name="P51"><text:soft-page-break/><draw:frame draw:style-name="fr5" draw:name="Object3" text:anchor-type="as-char" svg:width="14.868cm" svg:height="16.332cm" draw:z-index="2"><draw:object-ole xlink:href="./Object 6" xlink:type="simple" xlink:show="embed" xlink:actuate="onLoad"/><draw:image xlink:href="./ObjectReplacements/Object 6" xlink:type="simple" xlink:show="embed" xlink:actuate="onLoad"/></draw:frame></text:p>
      <text:p text:style-name="Légende"><text:bookmark-start text:name="_Ref67756503"/><text:bookmark-start text:name="__RefHeading___Toc182054316"/><text:span text:style-name="T14">Figure </text:span><text:sequence text:ref-name="refFigure2" text:name="Figure" text:formula="ooow:Figure+1" style:num-format="1">3</text:sequence><text:bookmark-end text:name="_Ref67756503"/><text:span text:style-name="T14"><text:s/>–uObserve use case diagram.</text:span><text:bookmark-end text:name="__RefHeading___Toc182054316"/></text:p>
      <text:p text:style-name="P30"/>
      <text:p text:style-name="Text_20_body_20_indent"><text:span text:style-name="T14">uSleuth behaves as illustrated in the state machine at </text:span><text:span text:style-name="T14"><text:bookmark-ref text:reference-format="text" text:ref-name="_Ref67240642">Figure 4</text:bookmark-ref></text:span><text:span text:style-name="T14">. Activation of the different </text:span><text:span text:style-name="T14"><office:annotation office:name="__Annotation__247_714255396" loext:resolved="false"><dc:creator>Unknown Author</dc:creator><dc:date>2020-10-02T08:19:31.779330335</dc:date><text:p text:style-name="P102"><text:span text:style-name="T31">spelling</text:span></text:p></office:annotation></text:span><text:span text:style-name="T14">fonctions</text:span><office:annotation-end office:name="__Annotation__247_714255396"/><text:span text:style-name="T14"> in the user interface shall respect states as shown below.</text:span></text:p>
      <text:p text:style-name="P52"><text:soft-page-break/></text:p>
      <text:p text:style-name="P46"><draw:frame draw:style-name="fr4" draw:name="Object4" text:anchor-type="as-char" svg:width="16.499cm" svg:height="8.535cm" draw:z-index="3"><draw:object-ole xlink:href="./Object 8" xlink:type="simple" xlink:show="embed" xlink:actuate="onLoad"/><draw:image xlink:href="./ObjectReplacements/Object 8" xlink:type="simple" xlink:show="embed" xlink:actuate="onLoad"/></draw:frame></text:p>
      <text:p text:style-name="Légende"><text:bookmark-start text:name="_Ref67240642"/><text:bookmark-start text:name="__RefHeading___Toc182054317"/><text:span text:style-name="T14">Figure </text:span><text:sequence text:ref-name="refFigure3" text:name="Figure" text:formula="ooow:Figure+1" style:num-format="1">4</text:sequence><text:bookmark-end text:name="_Ref67240642"/><text:span text:style-name="T14"><text:s/>–uSleuth finite state machine.</text:span><text:bookmark-end text:name="__RefHeading___Toc182054317"/></text:p>
      <text:p text:style-name="P30"/>
      <text:p text:style-name="Standard"><office:annotation office:name="__Annotation__476_714255396" loext:resolved="false"><dc:creator>Unknown Author</dc:creator><dc:date>2020-10-02T08:21:06.144702971</dc:date><text:p text:style-name="P102"><text:span text:style-name="T31">UI descisions?</text:span></text:p></office:annotation>In the “Idle” state, only the “Open” button shall be active, forcing the Usability Tester to open an existing experiment file to get into the playback mode, as shown in <text:bookmark-ref text:reference-format="text" text:ref-name="_Ref181448714">Figure 5</text:bookmark-ref>.</text:p>
      <text:p text:style-name="Standard"><office:annotation-end office:name="__Annotation__476_714255396"/></text:p>
      <text:p text:style-name="P21"><draw:frame draw:style-name="fr3" draw:name="Object5" text:anchor-type="as-char" svg:width="5.129cm" svg:height="2.743cm" draw:z-index="4"><draw:object-ole xlink:href="./Object 10" xlink:type="simple" xlink:show="embed" xlink:actuate="onLoad"/><draw:image xlink:href="./ObjectReplacements/Object 10" xlink:type="simple" xlink:show="embed" xlink:actuate="onLoad"/></draw:frame></text:p>
      <text:p text:style-name="Légende"><text:bookmark-start text:name="_Ref181448708"/><text:bookmark-start text:name="__RefHeading___Toc182054318"/><text:bookmark-start text:name="_Ref181448714"/><text:span text:style-name="T14">Figure </text:span><text:sequence text:ref-name="refFigure4" text:name="Figure" text:formula="ooow:Figure+1" style:num-format="1">5</text:sequence><text:bookmark-end text:name="_Ref181448714"/><text:span text:style-name="T14"><text:s/>–Button status in “Idle” state.</text:span><text:bookmark-end text:name="_Ref181448708"/><text:bookmark-end text:name="__RefHeading___Toc182054318"/></text:p>
      <text:p text:style-name="P30"/>
      <text:p text:style-name="Standard">In the “Playback” state, an experiment file is opened and the Usability Tester can play/pause or stop/eject the current experiment file, as shown in <text:bookmark-ref text:reference-format="text" text:ref-name="_Ref181448875">Figure 6</text:bookmark-ref>.</text:p>
      <text:p text:style-name="Standard"/>
      <text:p text:style-name="P21"><draw:frame draw:style-name="fr2" draw:name="Object6" text:anchor-type="as-char" svg:width="5.281cm" svg:height="2.642cm" draw:z-index="5"><draw:object-ole xlink:href="./Object 12" xlink:type="simple" xlink:show="embed" xlink:actuate="onLoad"/><draw:image xlink:href="./ObjectReplacements/Object 12" xlink:type="simple" xlink:show="embed" xlink:actuate="onLoad"/></draw:frame></text:p>
      <text:p text:style-name="Légende"><text:bookmark-start text:name="_Ref181448875"/><text:bookmark-start text:name="__RefHeading___Toc182054319"/><text:span text:style-name="T14">Figure </text:span><text:sequence text:ref-name="refFigure5" text:name="Figure" text:formula="ooow:Figure+1" style:num-format="1">6</text:sequence><text:bookmark-end text:name="_Ref181448875"/><text:span text:style-name="T14"><text:s/>–Button status in “Playback” state.</text:span><text:bookmark-end text:name="__RefHeading___Toc182054319"/></text:p>
      <text:p text:style-name="P30"/>
      <text:p text:style-name="Standard"/>
      <text:h text:style-name="Heading_20_3" text:outline-level="3"><text:bookmark-start text:name="__RefHeading___Toc182054298"/><text:soft-page-break/>Start uSleuth<text:bookmark-end text:name="__RefHeading___Toc182054298"/></text:h>
      <table:table table:name="Table2" table:style-name="Table2">
        <table:table-column table:style-name="Table2.A"/>
        <table:table-column table:style-name="Table2.B"/>
        <table:table-row table:style-name="Table2.1">
          <table:table-cell table:style-name="Table2.A1" office:value-type="string">
            <text:p text:style-name="P55">Use case title</text:p>
          </table:table-cell>
          <table:table-cell table:style-name="Table2.B1" office:value-type="string">
            <text:p text:style-name="P54">Start uSleuth</text:p>
          </table:table-cell>
        </table:table-row>
        <table:table-row table:style-name="Table2.1">
          <table:table-cell table:style-name="Table2.A1" office:value-type="string">
            <text:p text:style-name="P55">Brief description</text:p>
          </table:table-cell>
          <table:table-cell table:style-name="Table2.B2" office:value-type="string">
            <text:p text:style-name="P54">Staring uSleuth allows the<office:annotation office:name="__Annotation__477_714255396" loext:resolved="false"><dc:creator>Unknown Author</dc:creator><dc:date>2020-10-02T08:21:47.669391329</dc:date><text:p text:style-name="P102"><text:span text:style-name="T32">Not in glossary</text:span></text:p></office:annotation> UT<office:annotation-end office:name="__Annotation__477_714255396"/> to ensure that a camera is found and that the system may be ready to operate.</text:p>
          </table:table-cell>
        </table:table-row>
        <table:table-row table:style-name="Table2.1">
          <table:table-cell table:style-name="Table2.A1" office:value-type="string">
            <text:p text:style-name="P55">Preconditions</text:p>
          </table:table-cell>
          <table:table-cell table:style-name="Table2.B3" office:value-type="string">
            <text:p text:style-name="P84">uSleuth is installed on the workstation.</text:p>
          </table:table-cell>
        </table:table-row>
        <table:table-row table:style-name="Table2.1">
          <table:table-cell table:style-name="Table2.A1" office:value-type="string">
            <text:p text:style-name="P55">Trigerring event</text:p>
          </table:table-cell>
          <table:table-cell table:style-name="Table2.B4" office:value-type="string">
            <text:p text:style-name="P53"><text:span text:style-name="T21">The UT starts the uSleuth application on the server workstation.</text:span></text:p>
          </table:table-cell>
        </table:table-row>
        <table:table-row table:style-name="Table2.1">
          <table:table-cell table:style-name="Table2.A1" office:value-type="string">
            <text:p text:style-name="P55">Main flow</text:p>
          </table:table-cell>
          <table:table-cell table:style-name="Table2.B5" office:value-type="string">
            <text:list xml:id="list3175937830" text:style-name="WW8Num11">
              <text:list-item>
                <text:p text:style-name="P57">The uSleuth window displays.</text:p>
              </text:list-item>
              <text:list-item>
                <text:p text:style-name="P57">The log section displays empty.</text:p>
              </text:list-item>
              <text:list-item>
                <text:p text:style-name="P57">uSleuth search for an installed camera.</text:p>
              </text:list-item>
              <text:list-item>
                <text:p text:style-name="P57">uSleuth displays the live view of the camera found.</text:p>
              </text:list-item>
              <text:list-item>
                <text:p text:style-name="P57">The status field displays “Waiting for uSpy to connect…”.</text:p>
              </text:list-item>
              <text:list-item>
                <text:p text:style-name="P57">The Open [file] button is activated.</text:p>
              </text:list-item>
            </text:list>
          </table:table-cell>
        </table:table-row>
        <table:table-row table:style-name="Table2.1">
          <table:table-cell table:style-name="Table2.A1" office:value-type="string">
            <text:p text:style-name="P55">Postconditions</text:p>
          </table:table-cell>
          <table:table-cell table:style-name="Table2.B6" office:value-type="string">
            <text:p text:style-name="P53"><text:span text:style-name="T21">The “Idle” state is displayed.</text:span></text:p>
          </table:table-cell>
        </table:table-row>
      </table:table>
      <text:p text:style-name="P44"/>
      <text:h text:style-name="Heading_20_3" text:outline-level="3"><text:bookmark-start text:name="__RefHeading___Toc182054299"/>Close uSleuth<text:bookmark-end text:name="__RefHeading___Toc182054299"/></text:h>
      <table:table table:name="Table3" table:style-name="Table3">
        <table:table-column table:style-name="Table3.A"/>
        <table:table-column table:style-name="Table3.B"/>
        <table:table-row table:style-name="Table3.1">
          <table:table-cell table:style-name="Table3.A1" office:value-type="string">
            <text:p text:style-name="P55">Use case title</text:p>
          </table:table-cell>
          <table:table-cell table:style-name="Table3.B1" office:value-type="string">
            <text:p text:style-name="P54">Close uSleuth</text:p>
          </table:table-cell>
        </table:table-row>
        <table:table-row table:style-name="Table3.1">
          <table:table-cell table:style-name="Table3.A1" office:value-type="string">
            <text:p text:style-name="P55">Brief description</text:p>
          </table:table-cell>
          <table:table-cell table:style-name="Table3.B2" office:value-type="string">
            <text:p text:style-name="P53"><text:span text:style-name="T21">Closing uSleuth aims at closing open files properly, then closing the system.</text:span></text:p>
          </table:table-cell>
        </table:table-row>
        <table:table-row table:style-name="Table3.1">
          <table:table-cell table:style-name="Table3.A1" office:value-type="string">
            <text:p text:style-name="P55">Preconditions</text:p>
          </table:table-cell>
          <table:table-cell table:style-name="Table3.B3" office:value-type="string">
            <text:p text:style-name="P53"><text:span text:style-name="T14">uSleuth application is running.</text:span></text:p>
          </table:table-cell>
        </table:table-row>
        <table:table-row table:style-name="Table3.1">
          <table:table-cell table:style-name="Table3.A1" office:value-type="string">
            <text:p text:style-name="P55">Trigerring event</text:p>
          </table:table-cell>
          <table:table-cell table:style-name="Table3.B4" office:value-type="string">
            <text:p text:style-name="P54">The UT closes uSleuth.</text:p>
          </table:table-cell>
        </table:table-row>
        <table:table-row table:style-name="Table3.1">
          <table:table-cell table:style-name="Table3.A1" office:value-type="string">
            <text:p text:style-name="P55">Main flow</text:p>
          </table:table-cell>
          <table:table-cell table:style-name="Table3.B5" office:value-type="string">
            <text:p text:style-name="P54">When in Ready state:</text:p>
            <text:list xml:id="list2342429290" text:style-name="WW8Num24">
              <text:list-item>
                <text:p text:style-name="P58">The status field displays “Closing…”;</text:p>
              </text:list-item>
              <text:list-item>
                <text:p text:style-name="P88"><text:span text:style-name="T21">uSleuth closes any open file;</text:span></text:p>
              </text:list-item>
              <text:list-item>
                <text:p text:style-name="P58">The uSleuth window closes and uSleuth terminates.</text:p>
              </text:list-item>
            </text:list>
          </table:table-cell>
        </table:table-row>
        <table:table-row table:style-name="Table3.1">
          <table:table-cell table:style-name="Table3.A1" office:value-type="string">
            <text:p text:style-name="P55">Alternate flow</text:p>
          </table:table-cell>
          <table:table-cell table:style-name="Table3.B6" office:value-type="string">
            <text:p text:style-name="P54">When in Record or Playback state:</text:p>
            <text:list xml:id="list1842763144" text:style-name="WW8Num20">
              <text:list-item>
                <text:p text:style-name="P59">The status field displays “Closing…”;</text:p>
              </text:list-item>
              <text:list-item>
                <text:p text:style-name="P59">uSleuth stops recording audio, video, and log files;</text:p>
              </text:list-item>
              <text:list-item>
                <text:p text:style-name="P89"><text:span text:style-name="T21">uSleuth closes any open file;</text:span></text:p>
              </text:list-item>
              <text:list-item>
                <text:p text:style-name="P59">The uSleuth window closes and uSleuth terminates.</text:p>
              </text:list-item>
            </text:list>
          </table:table-cell>
        </table:table-row>
        <table:table-row table:style-name="Table3.1">
          <table:table-cell table:style-name="Table3.A1" office:value-type="string">
            <text:p text:style-name="P55">Postconditions</text:p>
          </table:table-cell>
          <table:table-cell table:style-name="Table3.B7" office:value-type="string">
            <text:p text:style-name="P54">The uSleuth application is closed.</text:p>
          </table:table-cell>
        </table:table-row>
      </table:table>
      <text:p text:style-name="P44"/>
      <text:h text:style-name="P18" text:outline-level="3"><text:bookmark-start text:name="__RefHeading___Toc182054300"/>Connect uSpy to uSleuth<text:bookmark-end text:name="__RefHeading___Toc182054300"/></text:h>
      <table:table table:name="Table4" table:style-name="Table4">
        <table:table-column table:style-name="Table4.A"/>
        <table:table-column table:style-name="Table4.B"/>
        <table:table-row table:style-name="Table4.1">
          <table:table-cell table:style-name="Table4.A1" office:value-type="string">
            <text:p text:style-name="P55">Use case title</text:p>
          </table:table-cell>
          <table:table-cell table:style-name="Table4.B1" office:value-type="string">
            <text:p text:style-name="P54">Connect uSpy to uSleuth</text:p>
          </table:table-cell>
        </table:table-row>
        <table:table-row table:style-name="Table4.1">
          <table:table-cell table:style-name="Table4.A1" office:value-type="string">
            <text:p text:style-name="P55">Brief description</text:p>
          </table:table-cell>
          <table:table-cell table:style-name="Table4.B2" office:value-type="string">
            <text:p text:style-name="P54">By establishing the <office:annotation office:name="__Annotation__478_714255396" loext:resolved="false"><dc:creator>Unknown Author</dc:creator><dc:date>2020-10-02T08:22:52.153986357</dc:date><text:p text:style-name="P102"><text:span text:style-name="T32">spelling</text:span></text:p></office:annotation>connexion<office:annotation-end office:name="__Annotation__478_714255396"/> between uSpy and uSleuth, the UT ensures that uSpy start sending all keyboard and mouse events.</text:p>
          </table:table-cell>
        </table:table-row>
        <table:table-row table:style-name="Table4.1">
          <table:table-cell table:style-name="Table4.A1" office:value-type="string">
            <text:p text:style-name="P55">Preconditions</text:p>
          </table:table-cell>
          <table:table-cell table:style-name="Table4.B3" office:value-type="string">
            <text:list xml:id="list1836335007" text:style-name="WW8Num7">
              <text:list-item>
                <text:p text:style-name="P96"><text:span text:style-name="T17">Configuration of parameters</text:span><text:span text:style-name="T14">: the IP address of the uSleuth server will be kept in a configuration file</text:span></text:p>
              </text:list-item>
              <text:list-item>
                <text:p text:style-name="P96"><text:span text:style-name="T17">LAN connecting</text:span><text:span text:style-name="T14">: The uSpy workstation and the uSleuth server shall be connected to the same LAN.</text:span></text:p>
              </text:list-item>
              <text:list-item>
                <text:p text:style-name="P96"><text:span text:style-name="T17">Security access</text:span><text:span text:style-name="T14">: The uSpy workstation shall benefit from the necessary security access on the uSleuth server.</text:span></text:p>
              </text:list-item>
            </text:list>
          </table:table-cell>
        </table:table-row>
        <table:table-row table:style-name="Table4.1">
          <table:table-cell table:style-name="Table4.A1" office:value-type="string">
            <text:p text:style-name="P55">Trigerring event</text:p>
          </table:table-cell>
          <table:table-cell table:style-name="Table4.B4" office:value-type="string">
            <text:p text:style-name="P54">The UT starts the application using uSpy on the client workstation.</text:p>
          </table:table-cell>
        </table:table-row>
        <table:table-row table:style-name="Table4.1">
          <table:table-cell table:style-name="Table4.A1" office:value-type="string">
            <text:p text:style-name="P55">Main flow</text:p>
          </table:table-cell>
          <table:table-cell table:style-name="Table4.B5" office:value-type="string">
            <text:list xml:id="list2594585648" text:style-name="WW8Num23">
              <text:list-item>
                <text:p text:style-name="P60">uSpy gets the server IP address and connects to it;</text:p>
              </text:list-item>
              <text:list-item>
                <text:p text:style-name="P60">uSleuth accepts the uSpy connection and displays <office:annotation office:name="__Annotation__479_714255396" loext:resolved="false"><dc:creator>Unknown Author</dc:creator><dc:date>2020-10-02T08:25:51.612105307</dc:date><text:p text:style-name="P102"><text:span text:style-name="T32">UI</text:span></text:p></office:annotation>“uSpy connected” in the status field;<office:annotation-end office:name="__Annotation__479_714255396"/></text:p>
              </text:list-item>
              <text:list-item>
                <text:p text:style-name="P60"><text:soft-page-break/>The Record button is activated.</text:p>
              </text:list-item>
            </text:list>
          </table:table-cell>
        </table:table-row>
        <table:table-row table:style-name="Table4.1">
          <table:table-cell table:style-name="Table4.A1" office:value-type="string">
            <text:p text:style-name="P55">Postconditions</text:p>
          </table:table-cell>
          <table:table-cell table:style-name="Table4.B6" office:value-type="string">
            <text:p text:style-name="P54">The “Connected” state is displayed.</text:p>
          </table:table-cell>
        </table:table-row>
        <table:table-row table:style-name="Table4.1">
          <table:table-cell table:style-name="Table4.A1" office:value-type="string">
            <text:p text:style-name="P55">Extension point</text:p>
          </table:table-cell>
          <table:table-cell table:style-name="Table4.B7" office:value-type="string">
            <text:p text:style-name="P53"><text:span text:style-name="T24">Disconnect uSpy from uSleuth</text:span><text:span text:style-name="T21">:</text:span></text:p>
            <text:list xml:id="list1257076747" text:style-name="WW8Num30">
              <text:list-item>
                <text:p text:style-name="P61">This point start when someone closes or disconnects uSpy;</text:p>
              </text:list-item>
            </text:list>
            <text:list xml:id="list3834809362" text:style-name="WW8Num22">
              <text:list-item>
                <text:p text:style-name="P85">Current state is “Connected”.</text:p>
              </text:list-item>
            </text:list>
            <text:list xml:id="list82946929326222" text:continue-list="list1257076747" text:style-name="WW8Num30">
              <text:list-item>
                <text:p text:style-name="P61">uSpy sends a disconnect event to uSleuth;</text:p>
              </text:list-item>
              <text:list-item>
                <text:p text:style-name="P61">uSleuth stops its current activities and displays <office:annotation office:name="__Annotation__480_714255396" loext:resolved="false"><dc:creator>Unknown Author</dc:creator><dc:date>2020-10-02T08:26:17.203368639</dc:date><text:p text:style-name="P102"><text:span text:style-name="T32">UI</text:span></text:p></office:annotation>“Waiting for uSpy to connect…” in the status field;<office:annotation-end office:name="__Annotation__480_714255396"/></text:p>
              </text:list-item>
              <text:list-item>
                <text:p text:style-name="P61">The following buttons are deactivated: Play, Stop, Record;</text:p>
              </text:list-item>
            </text:list>
            <text:list xml:id="list82945886070325" text:continue-list="list3834809362" text:style-name="WW8Num22">
              <text:list-item>
                <text:p text:style-name="P62">The “Idle” state is displayed.</text:p>
              </text:list-item>
            </text:list>
          </table:table-cell>
        </table:table-row>
      </table:table>
      <text:p text:style-name="P44"/>
      <text:h text:style-name="P18" text:outline-level="3"><text:bookmark-start text:name="__RefHeading___Toc182054301"/>Send events<text:bookmark-end text:name="__RefHeading___Toc182054301"/></text:h>
      <table:table table:name="Table5" table:style-name="Table5">
        <table:table-column table:style-name="Table5.A"/>
        <table:table-column table:style-name="Table5.B"/>
        <table:table-row table:style-name="Table5.1">
          <table:table-cell table:style-name="Table5.A1" office:value-type="string">
            <text:p text:style-name="P55">Use case title</text:p>
          </table:table-cell>
          <table:table-cell table:style-name="Table5.B1" office:value-type="string">
            <text:p text:style-name="P54">Send events</text:p>
          </table:table-cell>
        </table:table-row>
        <table:table-row table:style-name="Table5.1">
          <table:table-cell table:style-name="Table5.A1" office:value-type="string">
            <text:p text:style-name="P55">Brief description</text:p>
          </table:table-cell>
          <table:table-cell table:style-name="Table5.B2" office:value-type="string">
            <text:p text:style-name="P54">uSpy send all keyboards and mouse events to uSleuth.</text:p>
          </table:table-cell>
        </table:table-row>
        <table:table-row table:style-name="Table5.1">
          <table:table-cell table:style-name="Table5.A1" office:value-type="string">
            <text:p text:style-name="P55">Actor</text:p>
          </table:table-cell>
          <table:table-cell table:style-name="Table5.B3" office:value-type="string">
            <text:p text:style-name="P84">The user application, which includes the uSpy library.</text:p>
          </table:table-cell>
        </table:table-row>
        <table:table-row table:style-name="Table5.1">
          <table:table-cell table:style-name="Table5.A1" office:value-type="string">
            <text:p text:style-name="P55">Preconditions</text:p>
          </table:table-cell>
          <table:table-cell table:style-name="Table5.B4" office:value-type="string">
            <text:list xml:id="list2108926262" text:style-name="WW8Num35">
              <text:list-item>
                <text:p text:style-name="P90"><text:span text:style-name="T14">Current state is “Connected”.</text:span></text:p>
              </text:list-item>
              <text:list-item>
                <text:p text:style-name="P63">The participant [of usability testing] starts using the application.</text:p>
              </text:list-item>
            </text:list>
          </table:table-cell>
        </table:table-row>
        <table:table-row table:style-name="Table5.1">
          <table:table-cell table:style-name="Table5.A1" office:value-type="string">
            <text:p text:style-name="P55">Trigerring event</text:p>
          </table:table-cell>
          <table:table-cell table:style-name="Table5.B5" office:value-type="string">
            <text:p text:style-name="P54">The current state has been changed from “Idle” to “Connected”.</text:p>
          </table:table-cell>
        </table:table-row>
        <table:table-row table:style-name="Table5.1">
          <table:table-cell table:style-name="Table5.A1" office:value-type="string">
            <text:p text:style-name="P55">Main flow</text:p>
          </table:table-cell>
          <table:table-cell table:style-name="Table5.B6" office:value-type="string">
            <text:p text:style-name="P54">While connected:</text:p>
            <text:list xml:id="list1859795972" text:style-name="WW8Num3">
              <text:list-item>
                <text:p text:style-name="P64">uSpy captures any [keyboard and mouse] event;</text:p>
              </text:list-item>
              <text:list-item>
                <text:p text:style-name="P91"><text:span text:style-name="T21">uSpy sends any captured event to uSleuth.</text:span></text:p>
              </text:list-item>
            </text:list>
          </table:table-cell>
        </table:table-row>
        <table:table-row table:style-name="Table5.1">
          <table:table-cell table:style-name="Table5.A1" office:value-type="string">
            <text:p text:style-name="P55">Postconditions</text:p>
          </table:table-cell>
          <table:table-cell table:style-name="Table5.B7" office:value-type="string">
            <text:p text:style-name="P54">Events are sent to uSleuth.</text:p>
          </table:table-cell>
        </table:table-row>
      </table:table>
      <text:p text:style-name="P44"/>
      <text:h text:style-name="Heading_20_3" text:outline-level="3"><text:bookmark-start text:name="__RefHeading___Toc182054302"/>Record an experiment<text:bookmark-end text:name="__RefHeading___Toc182054302"/></text:h>
      <table:table table:name="Table6" table:style-name="Table6">
        <table:table-column table:style-name="Table6.A"/>
        <table:table-column table:style-name="Table6.B"/>
        <table:table-row table:style-name="Table6.1">
          <table:table-cell table:style-name="Table6.A1" office:value-type="string">
            <text:p text:style-name="P55">Use case title</text:p>
          </table:table-cell>
          <table:table-cell table:style-name="Table6.B1" office:value-type="string">
            <text:p text:style-name="P53"><text:span text:style-name="T21">Record an experiment</text:span></text:p>
          </table:table-cell>
        </table:table-row>
        <table:table-row table:style-name="Table6.1">
          <table:table-cell table:style-name="Table6.A1" office:value-type="string">
            <text:p text:style-name="P55">Brief description</text:p>
          </table:table-cell>
          <table:table-cell table:style-name="Table6.B2" office:value-type="string">
            <text:p text:style-name="P53"><text:span text:style-name="T21">Recording an experiment is mandatory if the UT desires to playback that experiment upon request to perform data analysis. An experiment is composed of the audio-video file and the log of events. The UT needs to keep and record a subset of all r</text:span><text:span text:style-name="T21"><office:annotation office:name="__Annotation__483_714255396" loext:resolved="false"><dc:creator>Unknown Author</dc:creator><dc:date>2020-10-02T08:27:11.515394836</dc:date><text:p text:style-name="P102"><text:span text:style-name="T32">spelling</text:span></text:p></office:annotation></text:span><text:span text:style-name="T21">ecieved</text:span><office:annotation-end office:name="__Annotation__483_714255396"/><text:span text:style-name="T21"> events. To define that subset of relevant events, the UT had previously setup which event types are to be filtered out from recording them in the configuration file.</text:span></text:p>
          </table:table-cell>
        </table:table-row>
        <table:table-row table:style-name="Table6.1">
          <table:table-cell table:style-name="Table6.A1" office:value-type="string">
            <text:p text:style-name="P55">Preconditions</text:p>
          </table:table-cell>
          <table:table-cell table:style-name="Table6.B3" office:value-type="string">
            <text:list xml:id="list82947066573233" text:continue-list="list1836335007" text:style-name="WW8Num7">
              <text:list-item>
                <text:p text:style-name="P96"><text:span text:style-name="T17">Configuration of parameters</text:span><text:span text:style-name="T14">: the list of event type to filter out of the event log is kept in a configuration file.</text:span></text:p>
              </text:list-item>
              <text:list-item>
                <text:p text:style-name="P97">The system is in “Connected” state.</text:p>
              </text:list-item>
              <text:list-item>
                <text:p text:style-name="P98">uSleuth r<office:annotation office:name="__Annotation__484_714255396" loext:resolved="false"><dc:creator>Unknown Author</dc:creator><dc:date>2020-10-02T08:27:17.183272914</dc:date><text:p text:style-name="P102"><text:span text:style-name="T32">spelling</text:span></text:p></office:annotation>ecieves<office:annotation-end office:name="__Annotation__484_714255396"/> events from uSleuth.</text:p>
              </text:list-item>
            </text:list>
          </table:table-cell>
        </table:table-row>
        <table:table-row table:style-name="Table6.1">
          <table:table-cell table:style-name="Table6.A1" office:value-type="string">
            <text:p text:style-name="P55">Trigerring event</text:p>
          </table:table-cell>
          <table:table-cell table:style-name="Table6.B4" office:value-type="string">
            <text:p text:style-name="P54">The UT presses Record</text:p>
          </table:table-cell>
        </table:table-row>
        <table:table-row table:style-name="Table6.1">
          <table:table-cell table:style-name="Table6.A1" office:value-type="string">
            <text:p text:style-name="P55">Main flow</text:p>
          </table:table-cell>
          <table:table-cell table:style-name="Table6.B5" office:value-type="string">
            <text:p text:style-name="P54">While in “Record” state:</text:p>
            <text:list xml:id="list226872058" text:style-name="WW8Num29">
              <text:list-item>
                <text:p text:style-name="P65">uSleuth displays <office:annotation office:name="__Annotation__485_714255396" loext:resolved="false"><dc:creator>Unknown Author</dc:creator><dc:date>2020-10-02T08:27:58.892541258</dc:date><text:p text:style-name="P102"><text:span text:style-name="T32">UI</text:span></text:p></office:annotation>“Recording…<office:annotation-end office:name="__Annotation__485_714255396"/>” in the status field;</text:p>
              </text:list-item>
              <text:list-item>
                <text:p text:style-name="P65">The Stop button is activated;</text:p>
              </text:list-item>
              <text:list-item>
                <text:p text:style-name="P65">uSleuth filters out unwanted events from list of events to filter out;</text:p>
              </text:list-item>
              <text:list-item>
                <text:p text:style-name="P65">uSleuth calculates the delta-time in ms with the previous event;</text:p>
              </text:list-item>
              <text:list-item>
                <text:p text:style-name="P65">uSleuth calculates the duration in ms with the previous event of the same type;</text:p>
              </text:list-item>
              <text:list-item>
                <text:p text:style-name="P65">uSleuth displays each relevant event;</text:p>
              </text:list-item>
              <text:list-item>
                <text:p text:style-name="P65">uSleuth stores events in the log file;</text:p>
              </text:list-item>
              <text:list-item>
                <text:p text:style-name="P65"><text:soft-page-break/>uSleuth records the active video file;</text:p>
              </text:list-item>
              <text:list-item>
                <text:p text:style-name="P86">The UT presses Stop;</text:p>
              </text:list-item>
              <text:list-item>
                <text:p text:style-name="P65">uSleuth stops recording audio, video, and log files;</text:p>
              </text:list-item>
              <text:list-item>
                <text:p text:style-name="P86">uSleuth displays the video file on the first image</text:p>
              </text:list-item>
              <text:list-item>
                <text:p text:style-name="P92"><text:span text:style-name="T21">uSleuth displays</text:span><text:span text:style-name="T14"> the log file on the first event;</text:span></text:p>
              </text:list-item>
              <text:list-item>
                <text:p text:style-name="P86">uSleuth displays “Playback – Still” in the status field.</text:p>
              </text:list-item>
            </text:list>
          </table:table-cell>
        </table:table-row>
        <table:table-row table:style-name="Table6.1">
          <table:table-cell table:style-name="Table6.A1" office:value-type="string">
            <text:p text:style-name="P55">Alternate flow</text:p>
          </table:table-cell>
          <table:table-cell table:style-name="Table6.B6" office:value-type="string">
            <text:p text:style-name="P54">When in “Ready” or “Playback” state:</text:p>
            <text:list xml:id="list1498260568" text:style-name="WW8Num16">
              <text:list-item>
                <text:p text:style-name="P66">uSleuth discards all received events.</text:p>
              </text:list-item>
            </text:list>
          </table:table-cell>
        </table:table-row>
        <table:table-row table:style-name="Table6.1">
          <table:table-cell table:style-name="Table6.A1" office:value-type="string">
            <text:p text:style-name="P55">Postconditions</text:p>
          </table:table-cell>
          <table:table-cell table:style-name="Table6.B7" office:value-type="string">
            <text:p text:style-name="P53"><text:span text:style-name="T21">The event log file contains all relevant events.</text:span></text:p>
          </table:table-cell>
        </table:table-row>
      </table:table>
      <text:p text:style-name="P44"/>
      <text:h text:style-name="P19" text:outline-level="4">Experiment directory name structure</text:h>
      <text:p text:style-name="Text_20_body_20_indent"><text:span text:style-name="T14">uObserve shall create one directory per experiment, in the directory from which it is operated.</text:span></text:p>
      <text:p text:style-name="P44">All recorded experiment files (audio, video, log) shall be grouped in an experiment directory uniquely identified with the date and time when the recording was initiated. The directory name format could be yyyy_mm_dd@hh_mm_ss. Example: 2004_03_19@21_02_23.</text:p>
      <text:h text:style-name="P19" text:outline-level="4">Event log format</text:h>
      <text:p text:style-name="P48">The event log shall be stored in Comma Separated Values (CSV) format to be able to load it in Excel.</text:p>
      <text:p text:style-name="P48"/>
      <text:h text:style-name="P18" text:outline-level="3"><text:bookmark-start text:name="__RefHeading___Toc182054303"/>Open a recorded experiment<text:bookmark-end text:name="__RefHeading___Toc182054303"/></text:h>
      <table:table table:name="Table7" table:style-name="Table7">
        <table:table-column table:style-name="Table7.A"/>
        <table:table-column table:style-name="Table7.B"/>
        <table:table-row table:style-name="Table7.1">
          <table:table-cell table:style-name="Table7.A1" office:value-type="string">
            <text:p text:style-name="P55">Use case title</text:p>
          </table:table-cell>
          <table:table-cell table:style-name="Table7.B1" office:value-type="string">
            <text:p text:style-name="P53"><text:span text:style-name="T21">Open a recorded experiment</text:span></text:p>
          </table:table-cell>
        </table:table-row>
        <table:table-row table:style-name="Table7.1">
          <table:table-cell table:style-name="Table7.A1" office:value-type="string">
            <text:p text:style-name="P55">Brief description</text:p>
          </table:table-cell>
          <table:table-cell table:style-name="Table7.B2" office:value-type="string">
            <text:p text:style-name="P54">Prior to playback a previously recorded experiment, the UT needs to open files from a specific experiment. Data is organized chronologically to ease browsing through experiement directories.</text:p>
          </table:table-cell>
        </table:table-row>
        <table:table-row table:style-name="Table7.1">
          <table:table-cell table:style-name="Table7.A1" office:value-type="string">
            <text:p text:style-name="P55">Preconditions</text:p>
          </table:table-cell>
          <table:table-cell table:style-name="Table7.B3" office:value-type="string">
            <text:p text:style-name="P84">The system is in “Ready” state.</text:p>
          </table:table-cell>
        </table:table-row>
        <table:table-row table:style-name="Table7.1">
          <table:table-cell table:style-name="Table7.A1" office:value-type="string">
            <text:p text:style-name="P55">Trigerring event</text:p>
          </table:table-cell>
          <table:table-cell table:style-name="Table7.B4" office:value-type="string">
            <text:p text:style-name="P53"><text:span text:style-name="T21">The UT </text:span><text:span text:style-name="T22">selects to Open a recorded file:</text:span></text:p>
            <text:list xml:id="list1663705936" text:style-name="WW8Num2">
              <text:list-item>
                <text:p text:style-name="P68">By pressing the Open icon; or</text:p>
              </text:list-item>
              <text:list-item>
                <text:p text:style-name="P68">By selecting Open from the drop down File menu.</text:p>
              </text:list-item>
            </text:list>
          </table:table-cell>
        </table:table-row>
        <table:table-row table:style-name="Table7.1">
          <table:table-cell table:style-name="Table7.A1" office:value-type="string">
            <text:p text:style-name="P55">Main flow</text:p>
          </table:table-cell>
          <table:table-cell table:style-name="Table7.B5" office:value-type="string">
            <text:list xml:id="list1232702277" text:style-name="WW8Num26">
              <text:list-item>
                <text:p text:style-name="P71">uObserve opens a window to allow the user to select a recording directory:</text:p>
              </text:list-item>
            </text:list>
            <text:list xml:id="list277818468" text:style-name="WW8Num12">
              <text:list-item>
                <text:p text:style-name="P72">The starting point is the root directory;</text:p>
              </text:list-item>
            </text:list>
            <text:list xml:id="list82945937264954" text:continue-list="list1232702277" text:style-name="WW8Num26">
              <text:list-item>
                <text:p text:style-name="P93"><text:span text:style-name="T22">The UT browses through directories and confirns recorded experiment selection;</text:span></text:p>
              </text:list-item>
              <text:list-item>
                <text:p text:style-name="P71">uObserve closes the file selection window;</text:p>
              </text:list-item>
              <text:list-item>
                <text:p text:style-name="P71">uObserve opens:</text:p>
              </text:list-item>
            </text:list>
            <text:list xml:id="list82946514898915" text:continue-list="list277818468" text:style-name="WW8Num12">
              <text:list-item>
                <text:p text:style-name="P72">the selected audio-video file and</text:p>
              </text:list-item>
              <text:list-item>
                <text:p text:style-name="P72">the corresponding event log file;</text:p>
              </text:list-item>
            </text:list>
            <text:list xml:id="list82946182447001" text:continue-list="list82945937264954" text:style-name="WW8Num26">
              <text:list-item>
                <text:p text:style-name="P71">uObserve displays events:</text:p>
              </text:list-item>
            </text:list>
            <text:list xml:id="list3412889532" text:style-name="WW8Num9">
              <text:list-item>
                <text:p text:style-name="P73"><text:span text:style-name="T26"><text:s/></text:span>the current event is the first event;</text:p>
              </text:list-item>
            </text:list>
            <text:list xml:id="list82947676037344" text:continue-list="list82946182447001" text:style-name="WW8Num26">
              <text:list-item>
                <text:p text:style-name="P71">uObserve displays the first video frame as the current image.</text:p>
              </text:list-item>
            </text:list>
          </table:table-cell>
        </table:table-row>
        <table:table-row table:style-name="Table7.1">
          <table:table-cell table:style-name="Table7.A1" office:value-type="string">
            <text:p text:style-name="P55">Postconditions</text:p>
          </table:table-cell>
          <table:table-cell table:style-name="Table7.B6" office:value-type="string">
            <text:p text:style-name="P54">The status is “Still”.</text:p>
          </table:table-cell>
        </table:table-row>
      </table:table>
      <text:p text:style-name="P47"/>
      <text:h text:style-name="P18" text:outline-level="3"><text:bookmark-start text:name="__RefHeading___Toc182054304"/><text:soft-page-break/>Playback an experiment<text:bookmark-end text:name="__RefHeading___Toc182054304"/></text:h>
      <table:table table:name="Table8" table:style-name="Table8">
        <table:table-column table:style-name="Table8.A"/>
        <table:table-column table:style-name="Table8.B"/>
        <table:table-row table:style-name="Table8.1">
          <table:table-cell table:style-name="Table8.A1" office:value-type="string">
            <text:p text:style-name="P55">Use case title</text:p>
          </table:table-cell>
          <table:table-cell table:style-name="Table8.B1" office:value-type="string">
            <text:p text:style-name="P53"><text:span text:style-name="T21">Playback an experiment</text:span></text:p>
          </table:table-cell>
        </table:table-row>
        <table:table-row table:style-name="Table8.1">
          <table:table-cell table:style-name="Table8.A1" office:value-type="string">
            <text:p text:style-name="P55">Brief description</text:p>
          </table:table-cell>
          <table:table-cell table:style-name="Table8.B2" office:value-type="string">
            <text:p text:style-name="P56"/>
          </table:table-cell>
        </table:table-row>
        <table:table-row table:style-name="Table8.1">
          <table:table-cell table:style-name="Table8.A1" office:value-type="string">
            <text:p text:style-name="P55">Preconditions</text:p>
          </table:table-cell>
          <table:table-cell table:style-name="Table8.B3" office:value-type="string">
            <text:p text:style-name="P84">A recorded file has been opened [state is “Playback”/”Still”].</text:p>
          </table:table-cell>
        </table:table-row>
        <table:table-row table:style-name="Table8.1">
          <table:table-cell table:style-name="Table8.A1" office:value-type="string">
            <text:p text:style-name="P55">Trigerring event</text:p>
          </table:table-cell>
          <table:table-cell table:style-name="Table8.B4" office:value-type="string">
            <text:p text:style-name="P53"><text:span text:style-name="T21">The UT presses Play</text:span><text:span text:style-name="T22">.</text:span></text:p>
          </table:table-cell>
        </table:table-row>
        <table:table-row table:style-name="Table8.1">
          <table:table-cell table:style-name="Table8.A1" office:value-type="string">
            <text:p text:style-name="P55">Main flow</text:p>
          </table:table-cell>
          <table:table-cell table:style-name="Table8.B5" office:value-type="string">
            <text:list xml:id="list849305541" text:style-name="WW8Num34">
              <text:list-item>
                <text:p text:style-name="P74">uSleuth replaces the “Play” button by the Pause button;</text:p>
              </text:list-item>
              <text:list-item>
                <text:p text:style-name="P74">uSleuth activates the Stop button;</text:p>
              </text:list-item>
              <text:list-item>
                <text:p text:style-name="P74">uSleuth starts playing the current audio video file while displaying the synchronized log of events;</text:p>
              </text:list-item>
            </text:list>
            <text:list xml:id="list797532640" text:style-name="WW8Num1">
              <text:list-item>
                <text:p text:style-name="P75">The status bar displays “Playing…”;</text:p>
              </text:list-item>
            </text:list>
            <text:list xml:id="list625996902" text:style-name="WW8Num13">
              <text:list-item>
                <text:p text:style-name="P76">uSleuth highlights the current event;</text:p>
              </text:list-item>
            </text:list>
            <text:list xml:id="list82947252438315" text:continue-list="list849305541" text:style-name="WW8Num34">
              <text:list-item>
                <text:p text:style-name="P74">uSleuth stops playing when the current file reaches its end;</text:p>
              </text:list-item>
              <text:list-item>
                <text:p text:style-name="P74">uSleuth replaces the Stop button by the Eject button.</text:p>
              </text:list-item>
            </text:list>
          </table:table-cell>
        </table:table-row>
        <table:table-row table:style-name="Table8.1">
          <table:table-cell table:style-name="Table8.A1" office:value-type="string">
            <text:p text:style-name="P53"><text:span text:style-name="T23">Alternate flow – Pause</text:span></text:p>
          </table:table-cell>
          <table:table-cell table:style-name="Table8.B6" office:value-type="string">
            <text:p text:style-name="P53"><text:span text:style-name="T21">During step 3 of the main flow, the UT presses Pause while playing:</text:span></text:p>
            <text:list xml:id="list920934953" text:style-name="WW8Num15">
              <text:list-item>
                <text:p text:style-name="P77">uSleuth stops playing;</text:p>
              </text:list-item>
              <text:list-item>
                <text:p text:style-name="P77">The status bar displays “Pause…”;</text:p>
              </text:list-item>
            </text:list>
            <text:list xml:id="list1324330165" text:style-name="WW8Num25">
              <text:list-item>
                <text:p text:style-name="P78">The current image is the image that was displaying when Pause was pressed;</text:p>
              </text:list-item>
            </text:list>
            <text:list xml:id="list3324005607" text:style-name="WW8Num5">
              <text:list-item>
                <text:p text:style-name="P79">The current event is the last event encountered before Pause was pressed;</text:p>
              </text:list-item>
            </text:list>
            <text:list xml:id="list82946074717219" text:continue-list="list920934953" text:style-name="WW8Num15">
              <text:list-item>
                <text:p text:style-name="P94"><text:span text:style-name="T21">uSleuth replaces the Pause button by the Play button;</text:span></text:p>
              </text:list-item>
              <text:list-item>
                <text:p text:style-name="P77">If the UT presses Play, continue from step 3 of the main flow;</text:p>
              </text:list-item>
              <text:list-item>
                <text:p text:style-name="P77">If the UT presses Stop, continue from step 1 of alternate flow – Stop.</text:p>
              </text:list-item>
            </text:list>
          </table:table-cell>
        </table:table-row>
        <table:table-row table:style-name="Table8.1">
          <table:table-cell table:style-name="Table8.A1" office:value-type="string">
            <text:p text:style-name="P55">Alternate flow – Stop</text:p>
          </table:table-cell>
          <table:table-cell table:style-name="Table8.B7" office:value-type="string">
            <text:p text:style-name="P54">During step 3 of the main flow or during alternate flow Pause, the UT presses Stop:</text:p>
            <text:list xml:id="list1898740290" text:style-name="WW8Num17">
              <text:list-item>
                <text:p text:style-name="P80">uSleuth stops playing;</text:p>
              </text:list-item>
              <text:list-item>
                <text:p text:style-name="P80">The status bar displays “Still”;</text:p>
              </text:list-item>
            </text:list>
            <text:list xml:id="list82946961199331" text:continue-list="list1324330165" text:style-name="WW8Num25">
              <text:list-item>
                <text:p text:style-name="P78">The current image is the first frame of the video file;</text:p>
              </text:list-item>
            </text:list>
            <text:list xml:id="list82946261224759" text:continue-list="list3324005607" text:style-name="WW8Num5">
              <text:list-item>
                <text:p text:style-name="P79">The current event is the first event of the log;</text:p>
              </text:list-item>
            </text:list>
            <text:list xml:id="list82946352157771" text:continue-list="list1898740290" text:style-name="WW8Num17">
              <text:list-item>
                <text:p text:style-name="P80">Continue from step 5 of the main flow.</text:p>
              </text:list-item>
            </text:list>
          </table:table-cell>
        </table:table-row>
        <table:table-row table:style-name="Table8.1">
          <table:table-cell table:style-name="Table8.A1" office:value-type="string">
            <text:p text:style-name="P55">Postconditions</text:p>
          </table:table-cell>
          <table:table-cell table:style-name="Table8.B8" office:value-type="string">
            <text:list xml:id="list82947714178532" text:continue-list="list797532640" text:style-name="WW8Num1">
              <text:list-item>
                <text:p text:style-name="P99">The status is “Still”.</text:p>
              </text:list-item>
              <text:list-item>
                <text:p text:style-name="P99">The current image is the last image of the video.</text:p>
              </text:list-item>
              <text:list-item>
                <text:p text:style-name="P99">The current event is the last event of the log.</text:p>
              </text:list-item>
            </text:list>
          </table:table-cell>
        </table:table-row>
      </table:table>
      <text:p text:style-name="P47"/>
      <text:h text:style-name="Heading_20_3" text:outline-level="3"><text:bookmark-start text:name="__RefHeading___Toc182054305"/>Seek from image<text:bookmark-end text:name="__RefHeading___Toc182054305"/></text:h>
      <table:table table:name="Table9" table:style-name="Table9">
        <table:table-column table:style-name="Table9.A"/>
        <table:table-column table:style-name="Table9.B"/>
        <table:table-row table:style-name="Table9.1">
          <table:table-cell table:style-name="Table9.A1" office:value-type="string">
            <text:p text:style-name="P55">Use case title</text:p>
          </table:table-cell>
          <table:table-cell table:style-name="Table9.B1" office:value-type="string">
            <text:p text:style-name="P54">Seek from image</text:p>
          </table:table-cell>
        </table:table-row>
        <table:table-row table:style-name="Table9.1">
          <table:table-cell table:style-name="Table9.A1" office:value-type="string">
            <text:p text:style-name="P55">Brief description</text:p>
          </table:table-cell>
          <table:table-cell table:style-name="Table9.B2" office:value-type="string">
            <text:p text:style-name="P56"/>
          </table:table-cell>
        </table:table-row>
        <table:table-row table:style-name="Table9.1">
          <table:table-cell table:style-name="Table9.A1" office:value-type="string">
            <text:p text:style-name="P55">Preconditions</text:p>
          </table:table-cell>
          <table:table-cell table:style-name="Table9.B3" office:value-type="string">
            <text:p text:style-name="P84">A recorded experiment has been opened but it is not playing;</text:p>
            <text:list xml:id="list170330056" text:style-name="WW8Num14">
              <text:list-item>
                <text:p text:style-name="P87">State is Playback/Still.</text:p>
              </text:list-item>
            </text:list>
          </table:table-cell>
        </table:table-row>
        <table:table-row table:style-name="Table9.1">
          <table:table-cell table:style-name="Table9.A1" office:value-type="string">
            <text:p text:style-name="P55">Trigerring event</text:p>
          </table:table-cell>
          <table:table-cell table:style-name="Table9.B4" office:value-type="string">
            <text:p text:style-name="P54">The UT clicks and drags the image cursor</text:p>
          </table:table-cell>
        </table:table-row>
        <table:table-row table:style-name="Table9.1">
          <table:table-cell table:style-name="Table9.A1" office:value-type="string">
            <text:p text:style-name="P55">Main flow</text:p>
          </table:table-cell>
          <table:table-cell table:style-name="Table9.B5" office:value-type="string">
            <text:list xml:id="list3785832257" text:style-name="WW8Num4">
              <text:list-item>
                <text:p text:style-name="P81">uSleuth displays the image corresponding to the cursor position;</text:p>
              </text:list-item>
              <text:list-item>
                <text:p text:style-name="P81">When UT releases the cursor, uSleuth synchronizes the current event in the event log corresponding to the last completed event at the current image time;</text:p>
              </text:list-item>
              <text:list-item>
                <text:p text:style-name="P81">uSleuth refreshes the event log display in order to show the current event in the list window;</text:p>
              </text:list-item>
            </text:list>
          </table:table-cell>
        </table:table-row>
        <text:soft-page-break/>
        <table:table-row table:style-name="Table9.1">
          <table:table-cell table:style-name="Table9.A1" office:value-type="string">
            <text:p text:style-name="P55">Postconditions</text:p>
          </table:table-cell>
          <table:table-cell table:style-name="Table9.B6" office:value-type="string">
            <text:p text:style-name="P54">The status is “Still”.</text:p>
          </table:table-cell>
        </table:table-row>
      </table:table>
      <text:p text:style-name="P47"/>
      <text:h text:style-name="Heading_20_3" text:outline-level="3"><text:bookmark-start text:name="__RefHeading___Toc182054306"/>Scroll and select from the event list<text:bookmark-end text:name="__RefHeading___Toc182054306"/></text:h>
      <table:table table:name="Table10" table:style-name="Table10">
        <table:table-column table:style-name="Table10.A"/>
        <table:table-column table:style-name="Table10.B"/>
        <table:table-row table:style-name="Table10.1">
          <table:table-cell table:style-name="Table10.A1" office:value-type="string">
            <text:p text:style-name="P55">Use case title</text:p>
          </table:table-cell>
          <table:table-cell table:style-name="Table10.B1" office:value-type="string">
            <text:p text:style-name="P54">Scroll and select from the event list</text:p>
          </table:table-cell>
        </table:table-row>
        <table:table-row table:style-name="Table10.1">
          <table:table-cell table:style-name="Table10.A1" office:value-type="string">
            <text:p text:style-name="P55">Brief description</text:p>
          </table:table-cell>
          <table:table-cell table:style-name="Table10.B2" office:value-type="string">
            <text:p text:style-name="P56"/>
          </table:table-cell>
        </table:table-row>
        <table:table-row table:style-name="Table10.1">
          <table:table-cell table:style-name="Table10.A1" office:value-type="string">
            <text:p text:style-name="P55">Preconditions</text:p>
          </table:table-cell>
          <table:table-cell table:style-name="Table10.B3" office:value-type="string">
            <text:p text:style-name="P84">A recorded experiment has been opened but it is not playing;</text:p>
            <text:list xml:id="list82947290151670" text:continue-list="list170330056" text:style-name="WW8Num14">
              <text:list-item>
                <text:p text:style-name="P87">State is Playback/Still.</text:p>
              </text:list-item>
            </text:list>
          </table:table-cell>
        </table:table-row>
        <table:table-row table:style-name="Table10.1">
          <table:table-cell table:style-name="Table10.A1" office:value-type="string">
            <text:p text:style-name="P55">Trigerring event</text:p>
          </table:table-cell>
          <table:table-cell table:style-name="Table10.B4" office:value-type="string">
            <text:p text:style-name="P54">The UT clicks and drags the event list cursor</text:p>
          </table:table-cell>
        </table:table-row>
        <table:table-row table:style-name="Table10.1">
          <table:table-cell table:style-name="Table10.A1" office:value-type="string">
            <text:p text:style-name="P55">Main flow</text:p>
          </table:table-cell>
          <table:table-cell table:style-name="Table10.B5" office:value-type="string">
            <text:list xml:id="list3354708334" text:style-name="WW8Num10">
              <text:list-item>
                <text:p text:style-name="P82">uSleuth displays the portion of the event list corresponding to the cursor position;</text:p>
              </text:list-item>
              <text:list-item>
                <text:p text:style-name="P82">The UT selects (clicks on) an event in the list;</text:p>
              </text:list-item>
              <text:list-item>
                <text:p text:style-name="P82">uSleuth highlights the selected event as the current event;</text:p>
              </text:list-item>
              <text:list-item>
                <text:p text:style-name="P95"><text:span text:style-name="T21">uSleuth synchronizes the current event with the last corresponding video frame at the current event time;</text:span></text:p>
              </text:list-item>
              <text:list-item>
                <text:p text:style-name="P95"><text:span text:style-name="T21">uSleuth displays the current video frame.</text:span></text:p>
              </text:list-item>
            </text:list>
          </table:table-cell>
        </table:table-row>
        <table:table-row table:style-name="Table10.1">
          <table:table-cell table:style-name="Table10.A1" office:value-type="string">
            <text:p text:style-name="P55">Postconditions</text:p>
          </table:table-cell>
          <table:table-cell table:style-name="Table10.B6" office:value-type="string">
            <text:p text:style-name="P54">The status is “Still”.</text:p>
          </table:table-cell>
        </table:table-row>
      </table:table>
      <text:p text:style-name="P47"/>
      <text:h text:style-name="P18" text:outline-level="3"><text:bookmark-start text:name="__RefHeading___Toc182054307"/>Display “About uObserve”<text:bookmark-end text:name="__RefHeading___Toc182054307"/></text:h>
      <table:table table:name="Table11" table:style-name="Table11">
        <table:table-column table:style-name="Table11.A"/>
        <table:table-column table:style-name="Table11.B"/>
        <table:table-row table:style-name="Table11.1">
          <table:table-cell table:style-name="Table11.A1" office:value-type="string">
            <text:p text:style-name="P55">Use case title</text:p>
          </table:table-cell>
          <table:table-cell table:style-name="Table11.B1" office:value-type="string">
            <text:p text:style-name="P54">Display “About uObserve”</text:p>
          </table:table-cell>
        </table:table-row>
        <table:table-row table:style-name="Table11.1">
          <table:table-cell table:style-name="Table11.A1" office:value-type="string">
            <text:p text:style-name="P55">Brief description</text:p>
          </table:table-cell>
          <table:table-cell table:style-name="Table11.B2" office:value-type="string">
            <text:p text:style-name="P54">Be able to confirm that the appropriate version of uObserve is running, as well as general information about the application.</text:p>
          </table:table-cell>
        </table:table-row>
        <table:table-row table:style-name="Table11.1">
          <table:table-cell table:style-name="Table11.A1" office:value-type="string">
            <text:p text:style-name="P55">Preconditions</text:p>
          </table:table-cell>
          <table:table-cell table:style-name="Table11.B3" office:value-type="string">
            <text:p text:style-name="P84">uObserve is running.</text:p>
          </table:table-cell>
        </table:table-row>
        <table:table-row table:style-name="Table11.1">
          <table:table-cell table:style-name="Table11.A1" office:value-type="string">
            <text:p text:style-name="P55">Trigerring event</text:p>
          </table:table-cell>
          <table:table-cell table:style-name="Table11.B4" office:value-type="string">
            <text:p text:style-name="P67">The UT selects “About uObserve” from the Help menu.</text:p>
          </table:table-cell>
        </table:table-row>
        <table:table-row table:style-name="Table11.1">
          <table:table-cell table:style-name="Table11.A1" office:value-type="string">
            <text:p text:style-name="P55">Main flow</text:p>
          </table:table-cell>
          <table:table-cell table:style-name="Table11.B5" office:value-type="string">
            <text:list xml:id="list332723047" text:style-name="WW8Num8">
              <text:list-item>
                <text:p text:style-name="P83">uObserve opens a window and displays the following:</text:p>
              </text:list-item>
            </text:list>
            <text:list xml:id="list3256265615" text:style-name="WW8Num18">
              <text:list-item>
                <text:p text:style-name="P69">The uObserve logo;</text:p>
              </text:list-item>
              <text:list-item>
                <text:p text:style-name="P69">“uObserve v X.Y”, where X.Y represents the current software version;</text:p>
              </text:list-item>
              <text:list-item>
                <text:p text:style-name="P69">The copyrights notice;</text:p>
              </text:list-item>
              <text:list-item>
                <text:p text:style-name="P69">The following brief description:</text:p>
              </text:list-item>
            </text:list>
            <text:p text:style-name="P100">“uObserve is a usability testing tool providing record and playback of audio and video of a user in correlation with an event log.”.</text:p>
            <text:list xml:id="list82946016215604" text:continue-numbering="true" text:style-name="WW8Num18">
              <text:list-item>
                <text:p text:style-name="P69">An “OK” button.</text:p>
              </text:list-item>
            </text:list>
            <text:list xml:id="list82947208744374" text:continue-list="list332723047" text:style-name="WW8Num8">
              <text:list-item>
                <text:p text:style-name="P70">The UT presses “OK”.</text:p>
              </text:list-item>
              <text:list-item>
                <text:p text:style-name="P83">The “About uObserve” window closes;</text:p>
              </text:list-item>
              <text:list-item>
                <text:p text:style-name="P83">The uObserve main window refreshes.</text:p>
              </text:list-item>
            </text:list>
          </table:table-cell>
        </table:table-row>
        <table:table-row table:style-name="Table11.1">
          <table:table-cell table:style-name="Table11.A1" office:value-type="string">
            <text:p text:style-name="P55">Postconditions</text:p>
          </table:table-cell>
          <table:table-cell table:style-name="Table11.B6" office:value-type="string">
            <text:p text:style-name="P54">uObserve is back where is was before that use case started.</text:p>
          </table:table-cell>
        </table:table-row>
      </table:table>
      <text:p text:style-name="P47"/>
      <text:h text:style-name="Heading_20_2" text:outline-level="2"><text:bookmark-start text:name="__RefHeading___Toc182054308"/>Quality requirements<text:bookmark-end text:name="__RefHeading___Toc182054308"/></text:h>
      <text:h text:style-name="Heading_20_3" text:outline-level="3"><text:bookmark-start text:name="__RefHeading___Toc182054309"/>Reliability<text:bookmark-end text:name="__RefHeading___Toc182054309"/></text:h>
      <text:p text:style-name="Text_20_body_20_indent"><text:bookmark-start text:name="OLE_LINK3"/><text:bookmark-start text:name="OLE_LINK4"/><text:span text:style-name="T14">No specific reliability feature shall be implemented </text:span><text:bookmark-end text:name="OLE_LINK3"/><text:bookmark-end text:name="OLE_LINK4"/><text:span text:style-name="T14">in the event of a uObserve failure.</text:span></text:p>
      <text:h text:style-name="Heading_20_3" text:outline-level="3"><text:bookmark-start text:name="__RefHeading___Toc182054310"/><text:soft-page-break/>Availability<text:bookmark-end text:name="__RefHeading___Toc182054310"/></text:h>
      <text:p text:style-name="Text_20_body_20_indent"><text:span text:style-name="T14">No specific availability feature shall be implemented within uObserve in the event of a LAN failure, i.e. if uSpy is unpluged during a recording, the event log transfer stops, and the current recording will have to be redone.</text:span></text:p>
      <text:h text:style-name="Heading_20_3" text:outline-level="3"><text:bookmark-start text:name="__RefHeading___Toc182054311"/>Security<text:bookmark-end text:name="__RefHeading___Toc182054311"/></text:h>
      <text:p text:style-name="Text_20_body_20_indent"><text:span text:style-name="T14">No specific security feature shall be implemented in uObserve. Data files security (audio/video files and event logs) shall be performed by operating system functions under which they are stored.</text:span></text:p>
      <text:h text:style-name="Heading_20_3" text:outline-level="3"><text:bookmark-start text:name="__RefHeading___Toc182054312"/>Maintainability<text:bookmark-end text:name="__RefHeading___Toc182054312"/></text:h>
      <text:p text:style-name="Text_20_body_20_indent"><text:span text:style-name="T14">The Sun Microsystems Java coding standard shall be applied and systematically verified with the « CheckStyle » plug-in integrated to the development environment. </text:span></text:p>
      <text:p text:style-name="Text_20_body_20_indent"><text:span text:style-name="T14">Automated unit testing (JUnit) shall be provided along with the Java code and ran as development progresses.</text:span></text:p>
      <text:h text:style-name="Heading_20_3" text:outline-level="3"><text:bookmark-start text:name="__RefHeading___Toc182054313"/>Portability<text:bookmark-end text:name="__RefHeading___Toc182054313"/></text:h>
      <text:p text:style-name="Text_20_body_20_indent"><text:span text:style-name="T14">The uSleuth application shall only be used under the Windows operating system. The uSpy library shall be used under both the Windows and the Linux operating system.</text:span></text:p>
      <text:p text:style-name="P4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en" fo:country="CA"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color="#ff0000" style:font-name="Times New Roman" fo:font-family="'Times New Roman'" style:font-family-generic="roman" style:font-pitch="variable" fo:font-size="10pt" fo:language="fr" fo:country="CA" style:font-size-asian="10pt" style:font-name-complex="Times New Roman" style:font-family-complex="'Times New Roman'" style:font-family-generic-complex="roman" style:font-pitch-complex="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keep-with-next="always"/>
      <style:text-properties fo:text-transform="uppercase" fo:font-size="12pt" fo:font-weight="bold" style:font-size-asian="12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keep-with-next="always"/>
      <style:text-properties fo:language="fr" fo:country="CA" fo:font-weight="bold" style:font-weight-asian="bold"/>
    </style:style>
    <style:style style:name="Heading_20_3" style:display-name="Heading 3" style:family="paragraph" style:parent-style-name="Standard" style:next-style-name="Text_20_body_20_indent" style:default-outline-level="3" style:class="text">
      <style:paragraph-properties fo:margin-top="0.212cm" fo:margin-bottom="0.106cm" loext:contextual-spacing="false" fo:keep-with-next="always"/>
      <style:text-properties fo:language="fr" fo:country="CA"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language="fr" fo:country="CA" fo:font-weight="bold"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ext_20_body_20_indent" style:display-name="Text body indent" style:family="paragraph" style:parent-style-name="Standard" style:class="text">
      <style:paragraph-properties fo:margin-top="0cm" fo:margin-bottom="0.212cm" loext:contextual-spacing="false"/>
      <style:text-properties fo:language="fr" fo:country="C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itre1" style:family="paragraph" style:parent-style-name="Standard" style:default-outline-level="1" style:list-style-name="">
      <style:paragraph-properties fo:text-align="center" style:justify-single-word="false"/>
      <style:text-properties fo:text-transform="uppercase" fo:font-size="14pt" fo:language="fr" fo:country="CA" fo:font-weight="bold" style:font-size-asian="14pt" style:font-weight-asian="bold" style:font-name-complex="Arial" style:font-family-complex="Arial" style:font-family-generic-complex="swiss" style:font-pitch-complex="variable"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able_20_des_20_illustrations" style:display-name="Table des illustrations" style:family="paragraph" style:parent-style-name="Standard" style:next-style-name="Standard">
      <style:paragraph-properties fo:margin-left="0.847cm" fo:margin-right="0cm" fo:text-indent="-0.847cm" style:auto-text-indent="false"/>
    </style:style>
    <style:style style:name="TOC-Titre" style:family="paragraph" style:parent-style-name="Heading_20_2" style:default-outline-level="" style:list-style-name="">
      <style:paragraph-properties fo:margin-left="0cm" fo:margin-right="0cm" fo:text-indent="0cm" style:auto-text-indent="false"/>
    </style:style>
    <style:style style:name="Doc" style:family="paragraph" style:parent-style-name="Text_20_body_20_indent">
      <style:paragraph-properties fo:margin-left="5.398cm" fo:margin-right="0cm" fo:text-indent="-4.445cm" style:auto-text-indent="false"/>
    </style:style>
    <style:style style:name="Footnote" style:family="paragraph" style:parent-style-name="Standard" style:class="extra">
      <style:text-properties fo:font-size="10pt" style:font-size-asian="10pt" style:font-size-complex="10pt"/>
    </style:style>
    <style:style style:name="Légende" style:family="paragraph" style:parent-style-name="Standard" style:next-style-name="Standard">
      <style:paragraph-properties fo:margin-top="0.212cm" fo:margin-bottom="0.212cm" loext:contextual-spacing="false" fo:text-align="center" style:justify-single-word="false"/>
      <style:text-properties fo:language="fr" fo:country="CA" fo:font-weight="bold" style:font-weight-asian="bold"/>
    </style:style>
    <style:style style:name="Z_20_TITLE" style:display-name="Z TITLE" style:family="paragraph" style:parent-style-name="Standard">
      <style:paragraph-properties fo:text-align="center" style:justify-single-word="false"/>
      <style:text-properties fo:font-size="14pt" fo:language="fr" fo:country="CA" style:font-size-asian="14pt" style:font-name-complex="Arial" style:font-family-complex="Arial" style:font-family-generic-complex="swiss" style:font-pitch-complex="variable" style:font-size-complex="10pt" style:font-weight-complex="bold"/>
    </style:style>
    <style:style style:name="Figure" style:family="paragraph" style:parent-style-name="Légende" style:class="extra">
      <style:paragraph-properties fo:margin-top="0.212cm" fo:margin-bottom="0.635cm" loext:contextual-spacing="false" fo:text-align="center" style:justify-single-word="false"/>
      <style:text-properties fo:language="en" fo:country="US" fo:font-weight="normal" style:font-weight-asian="normal" style:font-name-complex="Arial" style:font-family-complex="Arial" style:font-family-generic-complex="swiss" style:font-pitch-complex="variable" style:font-size-complex="10pt"/>
    </style:style>
    <style:style style:name="Z_20_CENTER" style:display-name="Z CENTER" style:family="paragraph" style:parent-style-name="Header">
      <style:paragraph-properties fo:margin-top="0.071cm" fo:margin-bottom="0cm" loext:contextual-spacing="false" fo:text-align="center" style:justify-single-word="false">
        <style:tab-stops>
          <style:tab-stop style:position="12.002cm"/>
          <style:tab-stop style:position="16.002cm"/>
          <style:tab-stop style:position="17.503cm"/>
        </style:tab-stops>
      </style:paragraph-properties>
      <style:text-properties style:font-name="Helvetica" fo:font-family="Helvetica" style:font-family-generic="swiss" style:font-pitch="variable" fo:font-size="12pt" fo:language="en" fo:country="US" style:font-size-asian="12pt" style:font-name-complex="Helvetica" style:font-family-complex="Helvetica" style:font-family-generic-complex="swiss" style:font-pitch-complex="variable" style:font-size-complex="10pt"/>
    </style:style>
    <style:style style:name="Commentaire" style:family="paragraph" style:parent-style-name="Standard">
      <style:text-properties fo:font-size="10pt" style:font-size-asian="10pt"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Doc_20__2b__20_Avant_20__3a__20_095_20_cm_20_Suspendu_20__3a__20_54_20_cm" style:display-name="Style Doc + Avant : 095 cm Suspendu : 54 cm" style:family="paragraph" style:parent-style-name="Doc" style:list-style-name="WW8Num19">
      <style:paragraph-properties>
        <style:tab-stops>
          <style:tab-stop style:position="2.3cm"/>
        </style:tab-stops>
      </style:paragraph-properties>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Sous-titre-3" style:family="paragraph" style:parent-style-name="Standard" style:list-style-name="WW8Num31"/>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language="en" fo:country="CA"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fo:language="en" fo:country="US"/>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fo:language="en" fo:country="US"/>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4"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language="en" fo:country="US"/>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language="en" fo:country="US"/>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language="en" fo:country="US" style:language-asian="none" style:country-asian="non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9z0" style:family="text">
      <style:text-properties fo:language="en" fo:country="CA"/>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language="en" fo:country="CA"/>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Police_20_par_20_défaut" style:display-name="Police par défaut" style:family="text"/>
    <style:style style:name="Page_20_Number" style:display-name="Page Number" style:family="text" style:parent-style-name="Police_20_par_20_défaut"/>
    <style:style style:name="Footnote_20_Symbol" style:display-name="Footnote Symbol" style:family="text" style:parent-style-name="Police_20_par_20_défaut">
      <style:text-properties style:text-position="super 58%"/>
    </style:style>
    <style:style style:name="Internet_20_link" style:display-name="Internet link" style:family="text" style:parent-style-name="Police_20_par_20_défaut">
      <style:text-properties fo:color="#0000ff" fo:language="none" fo:country="none" style:text-underline-style="solid" style:text-underline-width="auto" style:text-underline-color="font-color" style:language-asian="none" style:country-asian="none" style:font-name-complex="Arial" style:font-family-complex="Arial" style:font-family-generic-complex="swiss" style:font-pitch-complex="variable"/>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Marque_20_de_20_commentaire" style:display-name="Marque de commentaire" style:family="text" style:parent-style-name="Police_20_par_20_défaut">
      <style:text-properties fo:font-size="8pt" style:font-size-asian="8pt" style:font-size-complex="8pt"/>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1z0" style:num-suffix="." style:num-format="1">
        <style:list-level-properties text:list-level-position-and-space-mode="label-alignment">
          <style:list-level-label-alignment text:label-followed-by="listtab"/>
        </style:list-level-properties>
      </text:outline-level-style>
      <text:outline-level-style text:level="2" text:style-name="WW8Num21z0" style:num-format="1" text:display-levels="2">
        <style:list-level-properties text:list-level-position-and-space-mode="label-alignment">
          <style:list-level-label-alignment text:label-followed-by="listtab"/>
        </style:list-level-properties>
      </text:outline-level-style>
      <text:outline-level-style text:level="3" text:style-name="WW8Num21z0" style:num-format="1" text:display-levels="3">
        <style:list-level-properties text:list-level-position-and-space-mode="label-alignment">
          <style:list-level-label-alignment text:label-followed-by="listtab"/>
        </style:list-level-properties>
      </text:outline-level-style>
      <text:outline-level-style text:level="4" text:style-name="WW8Num21z0"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9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2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8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3" text:style-name="WW8Num1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8z1"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text:list-tab-stop-position="3.253cm" fo:text-indent="-0.799cm" fo:margin-left="3.253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4.763cm" fo:text-indent="-0.318cm" fo:margin-left="4.763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8.573cm" fo:text-indent="-0.318cm" fo:margin-left="8.573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1.113cm" fo:text-indent="-0.635cm" fo:margin-left="11.113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2.383cm"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format="1" text:display-levels="3">
        <style:list-level-properties text:list-level-position-and-space-mode="label-alignment">
          <style:list-level-label-alignment text:label-followed-by="listtab"/>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1" text:start-value="0">
        <style:list-level-properties text:list-level-position-and-space-mode="label-alignment">
          <style:list-level-label-alignment text:label-followed-by="listtab"/>
        </style:list-level-properties>
      </text:list-level-style-number>
      <text:list-level-style-number text:level="2" text:style-name="WW8Num23z1" style:num-format="1" text:start-value="0">
        <style:list-level-properties text:list-level-position-and-space-mode="label-alignment">
          <style:list-level-label-alignment text:label-followed-by="listtab"/>
        </style:list-level-properties>
      </text:list-level-style-number>
      <text:list-level-style-number text:level="3" text:style-name="WW8Num23z2" style:num-format="1" text:start-value="0">
        <style:list-level-properties text:list-level-position-and-space-mode="label-alignment">
          <style:list-level-label-alignment text:label-followed-by="listtab"/>
        </style:list-level-properties>
      </text:list-level-style-number>
      <text:list-level-style-number text:level="4" text:style-name="WW8Num23z3" style:num-format="1" text:start-value="0">
        <style:list-level-properties text:list-level-position-and-space-mode="label-alignment">
          <style:list-level-label-alignment text:label-followed-by="listtab"/>
        </style:list-level-properties>
      </text:list-level-style-number>
      <text:list-level-style-number text:level="5" text:style-name="WW8Num23z4" style:num-format="1" text:start-value="0">
        <style:list-level-properties text:list-level-position-and-space-mode="label-alignment">
          <style:list-level-label-alignment text:label-followed-by="listtab"/>
        </style:list-level-properties>
      </text:list-level-style-number>
      <text:list-level-style-number text:level="6" text:style-name="WW8Num23z5" style:num-format="1" text:start-value="0">
        <style:list-level-properties text:list-level-position-and-space-mode="label-alignment">
          <style:list-level-label-alignment text:label-followed-by="listtab"/>
        </style:list-level-properties>
      </text:list-level-style-number>
      <text:list-level-style-number text:level="7" text:style-name="WW8Num23z6" style:num-format="1" text:start-value="0">
        <style:list-level-properties text:list-level-position-and-space-mode="label-alignment">
          <style:list-level-label-alignment text:label-followed-by="listtab"/>
        </style:list-level-properties>
      </text:list-level-style-number>
      <text:list-level-style-number text:level="8" text:style-name="WW8Num23z7" style:num-format="1" text:start-value="0">
        <style:list-level-properties text:list-level-position-and-space-mode="label-alignment">
          <style:list-level-label-alignment text:label-followed-by="listtab"/>
        </style:list-level-properties>
      </text:list-level-style-number>
      <text:list-level-style-number text:level="9" text:style-name="WW8Num23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format="1" text:start-value="0">
        <style:list-level-properties text:list-level-position-and-space-mode="label-alignment">
          <style:list-level-label-alignment text:label-followed-by="listtab"/>
        </style:list-level-properties>
      </text:list-level-style-number>
      <text:list-level-style-number text:level="2" text:style-name="WW8Num24z1" style:num-format="1" text:start-value="0">
        <style:list-level-properties text:list-level-position-and-space-mode="label-alignment">
          <style:list-level-label-alignment text:label-followed-by="listtab"/>
        </style:list-level-properties>
      </text:list-level-style-number>
      <text:list-level-style-number text:level="3" text:style-name="WW8Num24z2" style:num-format="1" text:start-value="0">
        <style:list-level-properties text:list-level-position-and-space-mode="label-alignment">
          <style:list-level-label-alignment text:label-followed-by="listtab"/>
        </style:list-level-properties>
      </text:list-level-style-number>
      <text:list-level-style-number text:level="4" text:style-name="WW8Num24z3" style:num-format="1" text:start-value="0">
        <style:list-level-properties text:list-level-position-and-space-mode="label-alignment">
          <style:list-level-label-alignment text:label-followed-by="listtab"/>
        </style:list-level-properties>
      </text:list-level-style-number>
      <text:list-level-style-number text:level="5" text:style-name="WW8Num24z4" style:num-format="1" text:start-value="0">
        <style:list-level-properties text:list-level-position-and-space-mode="label-alignment">
          <style:list-level-label-alignment text:label-followed-by="listtab"/>
        </style:list-level-properties>
      </text:list-level-style-number>
      <text:list-level-style-number text:level="6" text:style-name="WW8Num24z5" style:num-format="1" text:start-value="0">
        <style:list-level-properties text:list-level-position-and-space-mode="label-alignment">
          <style:list-level-label-alignment text:label-followed-by="listtab"/>
        </style:list-level-properties>
      </text:list-level-style-number>
      <text:list-level-style-number text:level="7" text:style-name="WW8Num24z6" style:num-format="1" text:start-value="0">
        <style:list-level-properties text:list-level-position-and-space-mode="label-alignment">
          <style:list-level-label-alignment text:label-followed-by="listtab"/>
        </style:list-level-properties>
      </text:list-level-style-number>
      <text:list-level-style-number text:level="8" text:style-name="WW8Num24z7" style:num-format="1" text:start-value="0">
        <style:list-level-properties text:list-level-position-and-space-mode="label-alignment">
          <style:list-level-label-alignment text:label-followed-by="listtab"/>
        </style:list-level-properties>
      </text:list-level-style-number>
      <text:list-level-style-number text:level="9" text:style-name="WW8Num24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format="1" text:start-value="0">
        <style:list-level-properties text:list-level-position-and-space-mode="label-alignment">
          <style:list-level-label-alignment text:label-followed-by="listtab"/>
        </style:list-level-properties>
      </text:list-level-style-number>
      <text:list-level-style-number text:level="2" text:style-name="WW8Num25z1" style:num-format="1" text:start-value="0">
        <style:list-level-properties text:list-level-position-and-space-mode="label-alignment">
          <style:list-level-label-alignment text:label-followed-by="listtab"/>
        </style:list-level-properties>
      </text:list-level-style-number>
      <text:list-level-style-number text:level="3" text:style-name="WW8Num25z2" style:num-format="1" text:start-value="0">
        <style:list-level-properties text:list-level-position-and-space-mode="label-alignment">
          <style:list-level-label-alignment text:label-followed-by="listtab"/>
        </style:list-level-properties>
      </text:list-level-style-number>
      <text:list-level-style-number text:level="4" text:style-name="WW8Num25z3" style:num-format="1" text:start-value="0">
        <style:list-level-properties text:list-level-position-and-space-mode="label-alignment">
          <style:list-level-label-alignment text:label-followed-by="listtab"/>
        </style:list-level-properties>
      </text:list-level-style-number>
      <text:list-level-style-number text:level="5" text:style-name="WW8Num25z4" style:num-format="1" text:start-value="0">
        <style:list-level-properties text:list-level-position-and-space-mode="label-alignment">
          <style:list-level-label-alignment text:label-followed-by="listtab"/>
        </style:list-level-properties>
      </text:list-level-style-number>
      <text:list-level-style-number text:level="6" text:style-name="WW8Num25z5" style:num-format="1" text:start-value="0">
        <style:list-level-properties text:list-level-position-and-space-mode="label-alignment">
          <style:list-level-label-alignment text:label-followed-by="listtab"/>
        </style:list-level-properties>
      </text:list-level-style-number>
      <text:list-level-style-number text:level="7" text:style-name="WW8Num25z6" style:num-format="1" text:start-value="0">
        <style:list-level-properties text:list-level-position-and-space-mode="label-alignment">
          <style:list-level-label-alignment text:label-followed-by="listtab"/>
        </style:list-level-properties>
      </text:list-level-style-number>
      <text:list-level-style-number text:level="8" text:style-name="WW8Num25z7" style:num-format="1" text:start-value="0">
        <style:list-level-properties text:list-level-position-and-space-mode="label-alignment">
          <style:list-level-label-alignment text:label-followed-by="listtab"/>
        </style:list-level-properties>
      </text:list-level-style-number>
      <text:list-level-style-number text:level="9" text:style-name="WW8Num25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format="1" text:start-value="0">
        <style:list-level-properties text:list-level-position-and-space-mode="label-alignment">
          <style:list-level-label-alignment text:label-followed-by="listtab"/>
        </style:list-level-properties>
      </text:list-level-style-number>
      <text:list-level-style-number text:level="2" text:style-name="WW8Num26z1" style:num-format="1" text:start-value="0">
        <style:list-level-properties text:list-level-position-and-space-mode="label-alignment">
          <style:list-level-label-alignment text:label-followed-by="listtab"/>
        </style:list-level-properties>
      </text:list-level-style-number>
      <text:list-level-style-number text:level="3" text:style-name="WW8Num26z2" style:num-format="1" text:start-value="0">
        <style:list-level-properties text:list-level-position-and-space-mode="label-alignment">
          <style:list-level-label-alignment text:label-followed-by="listtab"/>
        </style:list-level-properties>
      </text:list-level-style-number>
      <text:list-level-style-number text:level="4" text:style-name="WW8Num26z3" style:num-format="1" text:start-value="0">
        <style:list-level-properties text:list-level-position-and-space-mode="label-alignment">
          <style:list-level-label-alignment text:label-followed-by="listtab"/>
        </style:list-level-properties>
      </text:list-level-style-number>
      <text:list-level-style-number text:level="5" text:style-name="WW8Num26z4" style:num-format="1" text:start-value="0">
        <style:list-level-properties text:list-level-position-and-space-mode="label-alignment">
          <style:list-level-label-alignment text:label-followed-by="listtab"/>
        </style:list-level-properties>
      </text:list-level-style-number>
      <text:list-level-style-number text:level="6" text:style-name="WW8Num26z5" style:num-format="1" text:start-value="0">
        <style:list-level-properties text:list-level-position-and-space-mode="label-alignment">
          <style:list-level-label-alignment text:label-followed-by="listtab"/>
        </style:list-level-properties>
      </text:list-level-style-number>
      <text:list-level-style-number text:level="7" text:style-name="WW8Num26z6" style:num-format="1" text:start-value="0">
        <style:list-level-properties text:list-level-position-and-space-mode="label-alignment">
          <style:list-level-label-alignment text:label-followed-by="listtab"/>
        </style:list-level-properties>
      </text:list-level-style-number>
      <text:list-level-style-number text:level="8" text:style-name="WW8Num26z7" style:num-format="1" text:start-value="0">
        <style:list-level-properties text:list-level-position-and-space-mode="label-alignment">
          <style:list-level-label-alignment text:label-followed-by="listtab"/>
        </style:list-level-properties>
      </text:list-level-style-number>
      <text:list-level-style-number text:level="9" text:style-name="WW8Num26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text:start-value="0">
        <style:list-level-properties text:list-level-position-and-space-mode="label-alignment">
          <style:list-level-label-alignment text:label-followed-by="listtab"/>
        </style:list-level-properties>
      </text:list-level-style-number>
      <text:list-level-style-number text:level="2" text:style-name="WW8Num27z1" style:num-format="1" text:start-value="0">
        <style:list-level-properties text:list-level-position-and-space-mode="label-alignment">
          <style:list-level-label-alignment text:label-followed-by="listtab"/>
        </style:list-level-properties>
      </text:list-level-style-number>
      <text:list-level-style-number text:level="3" text:style-name="WW8Num27z2" style:num-format="1" text:start-value="0">
        <style:list-level-properties text:list-level-position-and-space-mode="label-alignment">
          <style:list-level-label-alignment text:label-followed-by="listtab"/>
        </style:list-level-properties>
      </text:list-level-style-number>
      <text:list-level-style-number text:level="4" text:style-name="WW8Num27z3" style:num-format="1" text:start-value="0">
        <style:list-level-properties text:list-level-position-and-space-mode="label-alignment">
          <style:list-level-label-alignment text:label-followed-by="listtab"/>
        </style:list-level-properties>
      </text:list-level-style-number>
      <text:list-level-style-number text:level="5" text:style-name="WW8Num27z4" style:num-format="1" text:start-value="0">
        <style:list-level-properties text:list-level-position-and-space-mode="label-alignment">
          <style:list-level-label-alignment text:label-followed-by="listtab"/>
        </style:list-level-properties>
      </text:list-level-style-number>
      <text:list-level-style-number text:level="6" text:style-name="WW8Num27z5" style:num-format="1" text:start-value="0">
        <style:list-level-properties text:list-level-position-and-space-mode="label-alignment">
          <style:list-level-label-alignment text:label-followed-by="listtab"/>
        </style:list-level-properties>
      </text:list-level-style-number>
      <text:list-level-style-number text:level="7" text:style-name="WW8Num27z6" style:num-format="1" text:start-value="0">
        <style:list-level-properties text:list-level-position-and-space-mode="label-alignment">
          <style:list-level-label-alignment text:label-followed-by="listtab"/>
        </style:list-level-properties>
      </text:list-level-style-number>
      <text:list-level-style-number text:level="8" text:style-name="WW8Num27z7" style:num-format="1" text:start-value="0">
        <style:list-level-properties text:list-level-position-and-space-mode="label-alignment">
          <style:list-level-label-alignment text:label-followed-by="listtab"/>
        </style:list-level-properties>
      </text:list-level-style-number>
      <text:list-level-style-number text:level="9" text:style-name="WW8Num27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style:list-level-properties>
      </text:list-level-style-number>
      <text:list-level-style-number text:level="2" text:style-name="WW8Num28z0" style:num-format="1" text:display-levels="2">
        <style:list-level-properties text:list-level-position-and-space-mode="label-alignment">
          <style:list-level-label-alignment text:label-followed-by="listtab"/>
        </style:list-level-properties>
      </text:list-level-style-number>
      <text:list-level-style-number text:level="3" text:style-name="WW8Num28z0" style:num-format="1" text:display-levels="3">
        <style:list-level-properties text:list-level-position-and-space-mode="label-alignment">
          <style:list-level-label-alignment text:label-followed-by="listtab"/>
        </style:list-level-properties>
      </text:list-level-style-number>
      <text:list-level-style-number text:level="4" text:style-name="WW8Num28z0" style:num-format="1" text:display-levels="4">
        <style:list-level-properties text:list-level-position-and-space-mode="label-alignment">
          <style:list-level-label-alignment text:label-followed-by="listtab"/>
        </style:list-level-properties>
      </text:list-level-style-number>
      <text:list-level-style-number text:level="5" text:style-name="WW8Num28z0" style:num-format="1" text:display-levels="5">
        <style:list-level-properties text:list-level-position-and-space-mode="label-alignment">
          <style:list-level-label-alignment text:label-followed-by="listtab"/>
        </style:list-level-properties>
      </text:list-level-style-number>
      <text:list-level-style-number text:level="6" text:style-name="WW8Num28z0" style:num-format="1" text:display-levels="6">
        <style:list-level-properties text:list-level-position-and-space-mode="label-alignment">
          <style:list-level-label-alignment text:label-followed-by="listtab"/>
        </style:list-level-properties>
      </text:list-level-style-number>
      <text:list-level-style-number text:level="7" text:style-name="WW8Num28z0" style:num-format="1" text:display-levels="7">
        <style:list-level-properties text:list-level-position-and-space-mode="label-alignment">
          <style:list-level-label-alignment text:label-followed-by="listtab"/>
        </style:list-level-properties>
      </text:list-level-style-number>
      <text:list-level-style-number text:level="8" text:style-name="WW8Num28z0" style:num-format="1" text:display-levels="8">
        <style:list-level-properties text:list-level-position-and-space-mode="label-alignment">
          <style:list-level-label-alignment text:label-followed-by="listtab"/>
        </style:list-level-properties>
      </text:list-level-style-number>
      <text:list-level-style-number text:level="9" text:style-name="WW8Num28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format="1" text:start-value="0">
        <style:list-level-properties text:list-level-position-and-space-mode="label-alignment">
          <style:list-level-label-alignment text:label-followed-by="listtab"/>
        </style:list-level-properties>
      </text:list-level-style-number>
      <text:list-level-style-number text:level="2" text:style-name="WW8Num29z1" style:num-format="1" text:start-value="0">
        <style:list-level-properties text:list-level-position-and-space-mode="label-alignment">
          <style:list-level-label-alignment text:label-followed-by="listtab"/>
        </style:list-level-properties>
      </text:list-level-style-number>
      <text:list-level-style-number text:level="3" text:style-name="WW8Num29z2" style:num-format="1" text:start-value="0">
        <style:list-level-properties text:list-level-position-and-space-mode="label-alignment">
          <style:list-level-label-alignment text:label-followed-by="listtab"/>
        </style:list-level-properties>
      </text:list-level-style-number>
      <text:list-level-style-number text:level="4" text:style-name="WW8Num29z3" style:num-format="1" text:start-value="0">
        <style:list-level-properties text:list-level-position-and-space-mode="label-alignment">
          <style:list-level-label-alignment text:label-followed-by="listtab"/>
        </style:list-level-properties>
      </text:list-level-style-number>
      <text:list-level-style-number text:level="5" text:style-name="WW8Num29z4" style:num-format="1" text:start-value="0">
        <style:list-level-properties text:list-level-position-and-space-mode="label-alignment">
          <style:list-level-label-alignment text:label-followed-by="listtab"/>
        </style:list-level-properties>
      </text:list-level-style-number>
      <text:list-level-style-number text:level="6" text:style-name="WW8Num29z5" style:num-format="1" text:start-value="0">
        <style:list-level-properties text:list-level-position-and-space-mode="label-alignment">
          <style:list-level-label-alignment text:label-followed-by="listtab"/>
        </style:list-level-properties>
      </text:list-level-style-number>
      <text:list-level-style-number text:level="7" text:style-name="WW8Num29z6" style:num-format="1" text:start-value="0">
        <style:list-level-properties text:list-level-position-and-space-mode="label-alignment">
          <style:list-level-label-alignment text:label-followed-by="listtab"/>
        </style:list-level-properties>
      </text:list-level-style-number>
      <text:list-level-style-number text:level="8" text:style-name="WW8Num29z7" style:num-format="1" text:start-value="0">
        <style:list-level-properties text:list-level-position-and-space-mode="label-alignment">
          <style:list-level-label-alignment text:label-followed-by="listtab"/>
        </style:list-level-properties>
      </text:list-level-style-number>
      <text:list-level-style-number text:level="9" text:style-name="WW8Num29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format="1" text:start-value="0">
        <style:list-level-properties text:list-level-position-and-space-mode="label-alignment">
          <style:list-level-label-alignment text:label-followed-by="listtab"/>
        </style:list-level-properties>
      </text:list-level-style-number>
      <text:list-level-style-number text:level="2" text:style-name="WW8Num30z1" style:num-format="1" text:start-value="0">
        <style:list-level-properties text:list-level-position-and-space-mode="label-alignment">
          <style:list-level-label-alignment text:label-followed-by="listtab"/>
        </style:list-level-properties>
      </text:list-level-style-number>
      <text:list-level-style-number text:level="3" text:style-name="WW8Num30z2" style:num-format="1" text:start-value="0">
        <style:list-level-properties text:list-level-position-and-space-mode="label-alignment">
          <style:list-level-label-alignment text:label-followed-by="listtab"/>
        </style:list-level-properties>
      </text:list-level-style-number>
      <text:list-level-style-number text:level="4" text:style-name="WW8Num30z3" style:num-format="1" text:start-value="0">
        <style:list-level-properties text:list-level-position-and-space-mode="label-alignment">
          <style:list-level-label-alignment text:label-followed-by="listtab"/>
        </style:list-level-properties>
      </text:list-level-style-number>
      <text:list-level-style-number text:level="5" text:style-name="WW8Num30z4" style:num-format="1" text:start-value="0">
        <style:list-level-properties text:list-level-position-and-space-mode="label-alignment">
          <style:list-level-label-alignment text:label-followed-by="listtab"/>
        </style:list-level-properties>
      </text:list-level-style-number>
      <text:list-level-style-number text:level="6" text:style-name="WW8Num30z5" style:num-format="1" text:start-value="0">
        <style:list-level-properties text:list-level-position-and-space-mode="label-alignment">
          <style:list-level-label-alignment text:label-followed-by="listtab"/>
        </style:list-level-properties>
      </text:list-level-style-number>
      <text:list-level-style-number text:level="7" text:style-name="WW8Num30z6" style:num-format="1" text:start-value="0">
        <style:list-level-properties text:list-level-position-and-space-mode="label-alignment">
          <style:list-level-label-alignment text:label-followed-by="listtab"/>
        </style:list-level-properties>
      </text:list-level-style-number>
      <text:list-level-style-number text:level="8" text:style-name="WW8Num30z7" style:num-format="1" text:start-value="0">
        <style:list-level-properties text:list-level-position-and-space-mode="label-alignment">
          <style:list-level-label-alignment text:label-followed-by="listtab"/>
        </style:list-level-properties>
      </text:list-level-style-number>
      <text:list-level-style-number text:level="9" text:style-name="WW8Num30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style:list-level-properties>
      </text:list-level-style-number>
      <text:list-level-style-number text:level="2" text:style-name="WW8Num31z0" style:num-format="1" text:display-levels="2">
        <style:list-level-properties text:list-level-position-and-space-mode="label-alignment">
          <style:list-level-label-alignment text:label-followed-by="listtab"/>
        </style:list-level-properties>
      </text:list-level-style-number>
      <text:list-level-style-number text:level="3" text:style-name="WW8Num31z0" style:num-format="1" text:display-levels="3">
        <style:list-level-properties text:list-level-position-and-space-mode="label-alignment">
          <style:list-level-label-alignment text:label-followed-by="listtab"/>
        </style:list-level-properties>
      </text:list-level-style-number>
      <text:list-level-style-number text:level="4" text:style-name="WW8Num31z0" style:num-format="1" text:display-levels="4">
        <style:list-level-properties text:list-level-position-and-space-mode="label-alignment">
          <style:list-level-label-alignment text:label-followed-by="listtab"/>
        </style:list-level-properties>
      </text:list-level-style-number>
      <text:list-level-style-number text:level="5" text:style-name="WW8Num31z0" style:num-format="1" text:display-levels="5">
        <style:list-level-properties text:list-level-position-and-space-mode="label-alignment">
          <style:list-level-label-alignment text:label-followed-by="listtab"/>
        </style:list-level-properties>
      </text:list-level-style-number>
      <text:list-level-style-number text:level="6" text:style-name="WW8Num31z0" style:num-format="1" text:display-levels="6">
        <style:list-level-properties text:list-level-position-and-space-mode="label-alignment">
          <style:list-level-label-alignment text:label-followed-by="listtab"/>
        </style:list-level-properties>
      </text:list-level-style-number>
      <text:list-level-style-number text:level="7" text:style-name="WW8Num31z0" style:num-format="1" text:display-levels="7">
        <style:list-level-properties text:list-level-position-and-space-mode="label-alignment">
          <style:list-level-label-alignment text:label-followed-by="listtab"/>
        </style:list-level-properties>
      </text:list-level-style-number>
      <text:list-level-style-number text:level="8" text:style-name="WW8Num31z0" style:num-format="1" text:display-levels="8">
        <style:list-level-properties text:list-level-position-and-space-mode="label-alignment">
          <style:list-level-label-alignment text:label-followed-by="listtab"/>
        </style:list-level-properties>
      </text:list-level-style-number>
      <text:list-level-style-number text:level="9" text:style-name="WW8Num3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format="1" text:start-value="0">
        <style:list-level-properties text:list-level-position-and-space-mode="label-alignment">
          <style:list-level-label-alignment text:label-followed-by="listtab"/>
        </style:list-level-properties>
      </text:list-level-style-number>
      <text:list-level-style-number text:level="2" text:style-name="WW8Num32z1" style:num-format="1" text:start-value="0">
        <style:list-level-properties text:list-level-position-and-space-mode="label-alignment">
          <style:list-level-label-alignment text:label-followed-by="listtab"/>
        </style:list-level-properties>
      </text:list-level-style-number>
      <text:list-level-style-number text:level="3" text:style-name="WW8Num32z2" style:num-format="1" text:start-value="0">
        <style:list-level-properties text:list-level-position-and-space-mode="label-alignment">
          <style:list-level-label-alignment text:label-followed-by="listtab"/>
        </style:list-level-properties>
      </text:list-level-style-number>
      <text:list-level-style-number text:level="4" text:style-name="WW8Num32z3" style:num-format="1" text:start-value="0">
        <style:list-level-properties text:list-level-position-and-space-mode="label-alignment">
          <style:list-level-label-alignment text:label-followed-by="listtab"/>
        </style:list-level-properties>
      </text:list-level-style-number>
      <text:list-level-style-number text:level="5" text:style-name="WW8Num32z4" style:num-format="1" text:start-value="0">
        <style:list-level-properties text:list-level-position-and-space-mode="label-alignment">
          <style:list-level-label-alignment text:label-followed-by="listtab"/>
        </style:list-level-properties>
      </text:list-level-style-number>
      <text:list-level-style-number text:level="6" text:style-name="WW8Num32z5" style:num-format="1" text:start-value="0">
        <style:list-level-properties text:list-level-position-and-space-mode="label-alignment">
          <style:list-level-label-alignment text:label-followed-by="listtab"/>
        </style:list-level-properties>
      </text:list-level-style-number>
      <text:list-level-style-number text:level="7" text:style-name="WW8Num32z6" style:num-format="1" text:start-value="0">
        <style:list-level-properties text:list-level-position-and-space-mode="label-alignment">
          <style:list-level-label-alignment text:label-followed-by="listtab"/>
        </style:list-level-properties>
      </text:list-level-style-number>
      <text:list-level-style-number text:level="8" text:style-name="WW8Num32z7" style:num-format="1" text:start-value="0">
        <style:list-level-properties text:list-level-position-and-space-mode="label-alignment">
          <style:list-level-label-alignment text:label-followed-by="listtab"/>
        </style:list-level-properties>
      </text:list-level-style-number>
      <text:list-level-style-number text:level="9" text:style-name="WW8Num3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format="1" text:start-value="0">
        <style:list-level-properties text:list-level-position-and-space-mode="label-alignment">
          <style:list-level-label-alignment text:label-followed-by="listtab"/>
        </style:list-level-properties>
      </text:list-level-style-number>
      <text:list-level-style-number text:level="2" text:style-name="WW8Num33z1" style:num-format="1" text:start-value="0">
        <style:list-level-properties text:list-level-position-and-space-mode="label-alignment">
          <style:list-level-label-alignment text:label-followed-by="listtab"/>
        </style:list-level-properties>
      </text:list-level-style-number>
      <text:list-level-style-number text:level="3" text:style-name="WW8Num33z2" style:num-format="1" text:start-value="0">
        <style:list-level-properties text:list-level-position-and-space-mode="label-alignment">
          <style:list-level-label-alignment text:label-followed-by="listtab"/>
        </style:list-level-properties>
      </text:list-level-style-number>
      <text:list-level-style-number text:level="4" text:style-name="WW8Num33z3" style:num-format="1" text:start-value="0">
        <style:list-level-properties text:list-level-position-and-space-mode="label-alignment">
          <style:list-level-label-alignment text:label-followed-by="listtab"/>
        </style:list-level-properties>
      </text:list-level-style-number>
      <text:list-level-style-number text:level="5" text:style-name="WW8Num33z4" style:num-format="1" text:start-value="0">
        <style:list-level-properties text:list-level-position-and-space-mode="label-alignment">
          <style:list-level-label-alignment text:label-followed-by="listtab"/>
        </style:list-level-properties>
      </text:list-level-style-number>
      <text:list-level-style-number text:level="6" text:style-name="WW8Num33z5" style:num-format="1" text:start-value="0">
        <style:list-level-properties text:list-level-position-and-space-mode="label-alignment">
          <style:list-level-label-alignment text:label-followed-by="listtab"/>
        </style:list-level-properties>
      </text:list-level-style-number>
      <text:list-level-style-number text:level="7" text:style-name="WW8Num33z6" style:num-format="1" text:start-value="0">
        <style:list-level-properties text:list-level-position-and-space-mode="label-alignment">
          <style:list-level-label-alignment text:label-followed-by="listtab"/>
        </style:list-level-properties>
      </text:list-level-style-number>
      <text:list-level-style-number text:level="8" text:style-name="WW8Num33z7" style:num-format="1" text:start-value="0">
        <style:list-level-properties text:list-level-position-and-space-mode="label-alignment">
          <style:list-level-label-alignment text:label-followed-by="listtab"/>
        </style:list-level-properties>
      </text:list-level-style-number>
      <text:list-level-style-number text:level="9" text:style-name="WW8Num33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format="1" text:start-value="0">
        <style:list-level-properties text:list-level-position-and-space-mode="label-alignment">
          <style:list-level-label-alignment text:label-followed-by="listtab"/>
        </style:list-level-properties>
      </text:list-level-style-number>
      <text:list-level-style-number text:level="2" text:style-name="WW8Num34z1" style:num-format="1" text:start-value="0">
        <style:list-level-properties text:list-level-position-and-space-mode="label-alignment">
          <style:list-level-label-alignment text:label-followed-by="listtab"/>
        </style:list-level-properties>
      </text:list-level-style-number>
      <text:list-level-style-number text:level="3" text:style-name="WW8Num34z2" style:num-format="1" text:start-value="0">
        <style:list-level-properties text:list-level-position-and-space-mode="label-alignment">
          <style:list-level-label-alignment text:label-followed-by="listtab"/>
        </style:list-level-properties>
      </text:list-level-style-number>
      <text:list-level-style-number text:level="4" text:style-name="WW8Num34z3" style:num-format="1" text:start-value="0">
        <style:list-level-properties text:list-level-position-and-space-mode="label-alignment">
          <style:list-level-label-alignment text:label-followed-by="listtab"/>
        </style:list-level-properties>
      </text:list-level-style-number>
      <text:list-level-style-number text:level="5" text:style-name="WW8Num34z4" style:num-format="1" text:start-value="0">
        <style:list-level-properties text:list-level-position-and-space-mode="label-alignment">
          <style:list-level-label-alignment text:label-followed-by="listtab"/>
        </style:list-level-properties>
      </text:list-level-style-number>
      <text:list-level-style-number text:level="6" text:style-name="WW8Num34z5" style:num-format="1" text:start-value="0">
        <style:list-level-properties text:list-level-position-and-space-mode="label-alignment">
          <style:list-level-label-alignment text:label-followed-by="listtab"/>
        </style:list-level-properties>
      </text:list-level-style-number>
      <text:list-level-style-number text:level="7" text:style-name="WW8Num34z6" style:num-format="1" text:start-value="0">
        <style:list-level-properties text:list-level-position-and-space-mode="label-alignment">
          <style:list-level-label-alignment text:label-followed-by="listtab"/>
        </style:list-level-properties>
      </text:list-level-style-number>
      <text:list-level-style-number text:level="8" text:style-name="WW8Num34z7" style:num-format="1" text:start-value="0">
        <style:list-level-properties text:list-level-position-and-space-mode="label-alignment">
          <style:list-level-label-alignment text:label-followed-by="listtab"/>
        </style:list-level-properties>
      </text:list-level-style-number>
      <text:list-level-style-number text:level="9" text:style-name="WW8Num34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format="1" text:start-value="0">
        <style:list-level-properties text:list-level-position-and-space-mode="label-alignment">
          <style:list-level-label-alignment text:label-followed-by="listtab"/>
        </style:list-level-properties>
      </text:list-level-style-number>
      <text:list-level-style-number text:level="2" text:style-name="WW8Num35z1" style:num-format="1" text:start-value="0">
        <style:list-level-properties text:list-level-position-and-space-mode="label-alignment">
          <style:list-level-label-alignment text:label-followed-by="listtab"/>
        </style:list-level-properties>
      </text:list-level-style-number>
      <text:list-level-style-number text:level="3" text:style-name="WW8Num35z2" style:num-format="1" text:start-value="0">
        <style:list-level-properties text:list-level-position-and-space-mode="label-alignment">
          <style:list-level-label-alignment text:label-followed-by="listtab"/>
        </style:list-level-properties>
      </text:list-level-style-number>
      <text:list-level-style-number text:level="4" text:style-name="WW8Num35z3" style:num-format="1" text:start-value="0">
        <style:list-level-properties text:list-level-position-and-space-mode="label-alignment">
          <style:list-level-label-alignment text:label-followed-by="listtab"/>
        </style:list-level-properties>
      </text:list-level-style-number>
      <text:list-level-style-number text:level="5" text:style-name="WW8Num35z4" style:num-format="1" text:start-value="0">
        <style:list-level-properties text:list-level-position-and-space-mode="label-alignment">
          <style:list-level-label-alignment text:label-followed-by="listtab"/>
        </style:list-level-properties>
      </text:list-level-style-number>
      <text:list-level-style-number text:level="6" text:style-name="WW8Num35z5" style:num-format="1" text:start-value="0">
        <style:list-level-properties text:list-level-position-and-space-mode="label-alignment">
          <style:list-level-label-alignment text:label-followed-by="listtab"/>
        </style:list-level-properties>
      </text:list-level-style-number>
      <text:list-level-style-number text:level="7" text:style-name="WW8Num35z6" style:num-format="1" text:start-value="0">
        <style:list-level-properties text:list-level-position-and-space-mode="label-alignment">
          <style:list-level-label-alignment text:label-followed-by="listtab"/>
        </style:list-level-properties>
      </text:list-level-style-number>
      <text:list-level-style-number text:level="8" text:style-name="WW8Num35z7" style:num-format="1" text:start-value="0">
        <style:list-level-properties text:list-level-position-and-space-mode="label-alignment">
          <style:list-level-label-alignment text:label-followed-by="listtab"/>
        </style:list-level-properties>
      </text:list-level-style-number>
      <text:list-level-style-number text:level="9" text:style-name="WW8Num35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month/>
      <number:text>/</number:text>
      <number:day/>
      <number:text>/</number:text>
      <number:year number:style="long"/>
    </number:date-style>
    <style:default-page-layout>
      <style:page-layout-properties style:layout-grid-standard-mode="true"/>
    </style:default-page-layout>
  </office:styles>
  <office:automatic-styles>
    <style:style style:name="Table13" style:family="table">
      <style:table-properties style:width="17.933cm" fo:margin-left="-1.097cm" table:align="left" style:writing-mode="lr-tb"/>
    </style:style>
    <style:style style:name="Table13.A" style:family="table-column">
      <style:table-column-properties style:column-width="5.216cm"/>
    </style:style>
    <style:style style:name="Table13.B" style:family="table-column">
      <style:table-column-properties style:column-width="3.09cm"/>
    </style:style>
    <style:style style:name="Table13.C" style:family="table-column">
      <style:table-column-properties style:column-width="5.482cm"/>
    </style:style>
    <style:style style:name="Table13.D" style:family="table-column">
      <style:table-column-properties style:column-width="0.953cm"/>
    </style:style>
    <style:style style:name="Table13.E" style:family="table-column">
      <style:table-column-properties style:column-width="1.588cm"/>
    </style:style>
    <style:style style:name="Table13.F" style:family="table-column">
      <style:table-column-properties style:column-width="1.605cm"/>
    </style:style>
    <style:style style:name="Table13.1" style:family="table-row">
      <style:table-row-properties style:row-height="0.25cm" fo:keep-together="always"/>
    </style:style>
    <style:style style:name="Table1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3.F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13.2" style:family="table-row">
      <style:table-row-properties fo:keep-together="always"/>
    </style:style>
    <style:style style:name="Table13.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3.F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3.E3"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13.F3"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e13.4" style:family="table-row">
      <style:table-row-properties style:min-row-height="0.914cm" fo:keep-together="always"/>
    </style:style>
    <style:style style:name="MP1" style:family="paragraph" style:parent-style-name="Header">
      <style:text-properties style:font-name="Comic Sans MS" fo:font-size="16pt" style:font-size-asian="16pt" style:font-name-complex="Comic Sans MS"/>
    </style:style>
    <style:style style:name="MP2" style:family="paragraph" style:parent-style-name="Header">
      <style:text-properties fo:font-size="6pt" fo:language="fr" fo:country="CA" style:font-size-asian="6pt"/>
    </style:style>
    <style:style style:name="MP3" style:family="paragraph" style:parent-style-name="Header">
      <style:paragraph-properties style:snap-to-layout-grid="false"/>
      <style:text-properties fo:font-size="6pt" fo:language="fr" fo:country="CA" style:font-size-asian="6pt"/>
    </style:style>
    <style:style style:name="MP4" style:family="paragraph" style:parent-style-name="Header">
      <style:text-properties fo:language="fr" fo:country="CA"/>
    </style:style>
    <style:style style:name="MP5" style:family="paragraph" style:parent-style-name="Header">
      <style:text-properties fo:language="en" fo:country="US"/>
    </style:style>
    <style:style style:name="MP6" style:family="paragraph" style:parent-style-name="Header">
      <style:paragraph-properties fo:text-align="center" style:justify-single-word="false"/>
      <style:text-properties fo:language="fr" fo:country="CA"/>
    </style:style>
    <style:style style:name="MP7" style:family="paragraph" style:parent-style-name="Header">
      <style:text-properties fo:text-transform="uppercase" fo:language="fr" fo:country="CA"/>
    </style:style>
    <style:style style:name="MP8" style:family="paragraph" style:parent-style-name="Header">
      <style:paragraph-properties fo:text-align="center" style:justify-single-word="false"/>
    </style:style>
    <style:style style:name="MP9" style:family="paragraph" style:parent-style-name="Footer">
      <style:paragraph-properties>
        <style:tab-stops>
          <style:tab-stop style:position="7.62cm" style:type="center"/>
          <style:tab-stop style:position="16.828cm" style:type="right"/>
        </style:tab-stops>
      </style:paragraph-properties>
    </style:style>
    <style:style style:name="MT1" style:family="text"/>
    <style:style style:name="MT2" style:family="text">
      <style:text-properties fo:font-size="8pt" fo:language="fr" fo:country="CA" style:font-size-asian="8pt"/>
    </style:style>
    <style:style style:name="MT3" style:family="text">
      <style:text-properties fo:font-size="8pt" fo:language="it" fo:country="IT" style:font-size-asian="8pt"/>
    </style:style>
    <style:style style:name="Mfr1" style:family="graphic" style:parent-style-name="OLE">
      <style:graphic-properties fo:margin-left="0cm" fo:margin-right="0cm" fo:margin-top="0cm" fo:margin-bottom="0cm" style:vertical-pos="top" style:vertical-rel="baseline" fo:padding="0.002cm" fo:border="none" draw:ole-draw-aspect="1" draw:visible-area-top="0cm" draw:visible-area-width="2.198cm" draw:visible-area-height="0.292cm"/>
    </style:style>
    <style:page-layout style:name="Mpm1">
      <style:page-layout-properties fo:page-width="21.59cm" fo:page-height="27.94cm" style:num-format="1" style:print-orientation="portrait" fo:margin-top="1.251cm" fo:margin-bottom="1.251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bottom="1.191cm" style:dynamic-spacing="true"/>
      </style:header-style>
      <style:footer-style>
        <style:header-footer-properties fo:min-height="0.75cm" fo:margin-top="0.651cm" style:dynamic-spacing="true"/>
      </style:footer-style>
    </style:page-layout>
  </office:automatic-styles>
  <office:master-styles>
    <style:master-page style:name="Standard" style:page-layout-name="Mpm1">
      <style:header>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table:number-rows-spanned="4" office:value-type="string">
              <text:p text:style-name="MP1"><text:bookmark text:name="_1047537295"/><draw:frame draw:style-name="Mfr1" draw:name="Object7" text:anchor-type="as-char" svg:width="4.837cm" svg:height="0.669cm" draw:z-index="21"><draw:object-ole xlink:href="./Object 14" xlink:type="simple" xlink:show="embed" xlink:actuate="onLoad"/><draw:image xlink:href="./ObjectReplacements/Object 14" xlink:type="simple" xlink:show="embed" xlink:actuate="onLoad"/></draw:frame></text:p>
            </table:table-cell>
            <table:table-cell table:style-name="Table13.B1" office:value-type="string">
              <text:p text:style-name="MP2">PROJECT</text:p>
            </table:table-cell>
            <table:table-cell table:style-name="Table13.B1" office:value-type="string">
              <text:p text:style-name="MP2">DOCUMENT NO.</text:p>
            </table:table-cell>
            <table:table-cell table:style-name="Table13.B1" table:number-columns-spanned="2" office:value-type="string">
              <text:p text:style-name="MP2">DATE</text:p>
            </table:table-cell>
            <table:covered-table-cell/>
            <table:table-cell table:style-name="Table13.F1" office:value-type="string">
              <text:p text:style-name="MP2">VERSION</text:p>
            </table:table-cell>
          </table:table-row>
          <table:table-row table:style-name="Table13.2">
            <table:covered-table-cell/>
            <table:table-cell table:style-name="Table13.B2" office:value-type="string">
              <text:p text:style-name="MP4"><text:subject>LESIA</text:subject></text:p>
            </table:table-cell>
            <table:table-cell table:style-name="Table13.B2" office:value-type="string">
              <text:p text:style-name="MP5"><text:file-name text:display="name-and-extension">uObserve_Specs_Eng-v1.0.odt</text:file-name></text:p>
            </table:table-cell>
            <table:table-cell table:style-name="Table13.B2" table:number-columns-spanned="2" office:value-type="string">
              <text:p text:style-name="MP6">2007-11-03</text:p>
            </table:table-cell>
            <table:covered-table-cell/>
            <table:table-cell table:style-name="Table13.F2" office:value-type="string">
              <text:p text:style-name="MP6">1.0</text:p>
            </table:table-cell>
          </table:table-row>
          <table:table-row table:style-name="Table13.1">
            <table:covered-table-cell/>
            <table:table-cell table:style-name="Table13.B1" table:number-columns-spanned="3" office:value-type="string">
              <text:p text:style-name="MP2">TITLE</text:p>
            </table:table-cell>
            <table:covered-table-cell/>
            <table:covered-table-cell/>
            <table:table-cell table:style-name="Table13.E3" office:value-type="string">
              <text:p text:style-name="MP2">PAGE</text:p>
            </table:table-cell>
            <table:table-cell table:style-name="Table13.F3" office:value-type="string">
              <text:p text:style-name="MP2">PAGES</text:p>
            </table:table-cell>
          </table:table-row>
          <table:table-row table:style-name="Table13.4">
            <table:covered-table-cell/>
            <table:table-cell table:style-name="Table13.B2" table:number-columns-spanned="3" office:value-type="string">
              <text:p text:style-name="MP7"><text:title>uObserve Software Specification</text:title></text:p>
            </table:table-cell>
            <table:covered-table-cell/>
            <table:covered-table-cell/>
            <table:table-cell table:style-name="Table13.B2" office:value-type="string">
              <text:p text:style-name="MP8"><text:span text:style-name="Page_20_Number"><text:page-number text:select-page="current">6</text:page-number></text:span></text:p>
            </table:table-cell>
            <table:table-cell table:style-name="Table13.F2" office:value-type="string">
              <text:p text:style-name="MP8"><text:span text:style-name="Page_20_Number"><text:page-count style:num-format="1">16</text:page-count></text:span></text:p>
            </table:table-cell>
          </table:table-row>
        </table:table>
        <text:p text:style-name="MP4"/>
      </style:header>
      <style:footer>
        <text:p text:style-name="MP9"><text:span text:style-name="MT2"><text:initial-creator>J.M. Lavoie and S. Trudel</text:initial-creator></text:span><text:span text:style-name="MT3"><text:tab/><text:tab/></text:span><text:span text:style-name="MT2"><text:subject>LESIA</text:subjec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uObserve Software Specification</dc:title>
    <dc:subject>LESIA</dc:subject>
    <meta:keyword/>
    <dc:description/>
    <meta:initial-creator>J.M. Lavoie and S. Trudel</meta:initial-creator>
    <meta:creation-date>2008-06-13T09:18:00</meta:creation-date>
    <dc:date>2020-10-02T08:29:45.594882313</dc:date>
    <meta:print-date>2003-10-01T23:40:00</meta:print-date>
    <meta:editing-cycles>5</meta:editing-cycles>
    <meta:editing-duration>PT19M12S</meta:editing-duration>
    <meta:generator>LibreOffice/6.4.5.2$Linux_X86_64 LibreOffice_project/40$Build-2</meta:generator>
    <meta:document-statistic meta:table-count="12" meta:image-count="0" meta:object-count="7" meta:page-count="16" meta:paragraph-count="427" meta:word-count="3666" meta:character-count="22399" meta:non-whitespace-character-count="19294"/>
    <meta:user-defined meta:name="Version">1.0</meta:user-defined>
    <meta:user-defined meta:name="_AdHocReviewCycleID" meta:value-type="float">2083669307</meta:user-defined>
    <meta:user-defined meta:name="_AuthorEmail">serge.oligny@bell.ca</meta:user-defined>
    <meta:user-defined meta:name="_AuthorEmailDisplayName">Oligny, Serge (P015625)</meta:user-defined>
    <meta:user-defined meta:name="_EmailSubject" meta:value-type="string">Document de Specs à lire pour l'anglais</meta:user-defined>
    <meta:user-defined meta:name="_ReviewingToolsShownOnce" meta:value-type="string"/>
  </office:meta>
</office:document-meta>
</file>